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3.4319in" fo:margin-left="-0.075in" fo:margin-top="0in" fo:margin-bottom="0in" table:align="left" style:writing-mode="lr-tb"/>
    </style:style>
    <style:style style:name="Table1.A" style:family="table-column">
      <style:table-column-properties style:column-width="2.4715in"/>
    </style:style>
    <style:style style:name="Table1.B" style:family="table-column">
      <style:table-column-properties style:column-width="0.959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4"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9611in" fo:margin-left="-0.075in" fo:margin-top="0in" fo:margin-bottom="0in" table:align="left" style:writing-mode="lr-tb"/>
    </style:style>
    <style:style style:name="Table2.A" style:family="table-column">
      <style:table-column-properties style:column-width="0.566in"/>
    </style:style>
    <style:style style:name="Table2.B" style:family="table-column">
      <style:table-column-properties style:column-width="0.6521in"/>
    </style:style>
    <style:style style:name="Table2.C" style:family="table-column">
      <style:table-column-properties style:column-width="0.5667in"/>
    </style:style>
    <style:style style:name="Table2.D" style:family="table-column">
      <style:table-column-properties style:column-width="1.1757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1"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7.4306in" fo:margin-left="-0.0799in" fo:margin-top="0in" fo:margin-bottom="0in" table:align="left" style:writing-mode="lr-tb"/>
    </style:style>
    <style:style style:name="Table3.A" style:family="table-column">
      <style:table-column-properties style:column-width="0.8299in"/>
    </style:style>
    <style:style style:name="Table3.B" style:family="table-column">
      <style:table-column-properties style:column-width="1.125in"/>
    </style:style>
    <style:style style:name="Table3.C" style:family="table-column">
      <style:table-column-properties style:column-width="0.875in"/>
    </style:style>
    <style:style style:name="Table3.D" style:family="table-column">
      <style:table-column-properties style:column-width="0.9924in"/>
    </style:style>
    <style:style style:name="Table3.E" style:family="table-column">
      <style:table-column-properties style:column-width="0.9569in"/>
    </style:style>
    <style:style style:name="Table3.F" style:family="table-column">
      <style:table-column-properties style:column-width="1.3in"/>
    </style:style>
    <style:style style:name="Table3.G" style:family="table-column">
      <style:table-column-properties style:column-width="1.3507in"/>
    </style:style>
    <style:style style:name="Table3.1" style:family="table-row">
      <style:table-row-properties fo:keep-together="auto"/>
    </style:style>
    <style:style style:name="Table3.A1" style:family="table-cell">
      <style:table-cell-properties style:vertical-align="" fo:padding-left="0.0799in" fo:padding-right="0.0799in" fo:padding-top="0in" fo:padding-bottom="0in" fo:border-left="none" fo:border-right="none" fo:border-top="none" fo:border-bottom="0.5pt solid #000001"/>
    </style:style>
    <style:style style:name="Table3.A2" style:family="table-cell">
      <style:table-cell-properties style:vertical-align="" fo:padding-left="0.0799in" fo:padding-right="0.0799in" fo:padding-top="0in" fo:padding-bottom="0in" fo:border-left="none" fo:border-right="none" fo:border-top="0.5pt solid #000001" fo:border-bottom="0.5pt solid #000001"/>
    </style:style>
    <style:style style:name="Table3.A19" style:family="table-cell">
      <style:table-cell-properties style:vertical-align="" fo:padding-left="0.0799in" fo:padding-right="0.0799in" fo:padding-top="0in" fo:padding-bottom="0in" fo:border-left="none" fo:border-right="none" fo:border-top="0.5pt solid #000001" fo:border-bottom="none"/>
    </style:style>
    <style:style style:name="Table4" style:family="table">
      <style:table-properties style:width="7.15in" fo:margin-left="-0.075in" fo:margin-top="0in" fo:margin-bottom="0in" table:align="left" style:writing-mode="lr-tb"/>
    </style:style>
    <style:style style:name="Table4.A" style:family="table-column">
      <style:table-column-properties style:column-width="2.4618in"/>
    </style:style>
    <style:style style:name="Table4.B" style:family="table-column">
      <style:table-column-properties style:column-width="2.6625in"/>
    </style:style>
    <style:style style:name="Table4.C" style:family="table-column">
      <style:table-column-properties style:column-width="2.0257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2" style:family="table-row">
      <style:table-row-properties fo:keep-together="auto"/>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3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4.041in" fo:margin-left="-0.0799in" fo:margin-top="0in" fo:margin-bottom="0in" table:align="left" style:writing-mode="lr-tb"/>
    </style:style>
    <style:style style:name="Table5.A" style:family="table-column">
      <style:table-column-properties style:column-width="0.8743in"/>
    </style:style>
    <style:style style:name="Table5.B" style:family="table-column">
      <style:table-column-properties style:column-width="1.0403in"/>
    </style:style>
    <style:style style:name="Table5.C" style:family="table-column">
      <style:table-column-properties style:column-width="0.6042in"/>
    </style:style>
    <style:style style:name="Table5.D" style:family="table-column">
      <style:table-column-properties style:column-width="0.7083in"/>
    </style:style>
    <style:style style:name="Table5.E" style:family="table-column">
      <style:table-column-properties style:column-width="0.8139in"/>
    </style:style>
    <style:style style:name="Table5.1" style:family="table-row">
      <style:table-row-properties fo:keep-together="auto"/>
    </style:style>
    <style:style style:name="Table5.A1" style:family="table-cell">
      <style:table-cell-properties style:vertical-align="" fo:padding-left="0.0799in" fo:padding-right="0.0799in" fo:padding-top="0in" fo:padding-bottom="0in" fo:border-left="none" fo:border-right="none" fo:border-top="none" fo:border-bottom="0.5pt solid #000001"/>
    </style:style>
    <style:style style:name="Table5.A2" style:family="table-cell">
      <style:table-cell-properties style:vertical-align="" fo:padding-left="0.0799in" fo:padding-right="0.0799in" fo:padding-top="0in" fo:padding-bottom="0in" fo:border-left="none" fo:border-right="none" fo:border-top="0.5pt solid #000001" fo:border-bottom="0.5pt solid #000001"/>
    </style:style>
    <style:style style:name="Table5.A8" style:family="table-cell">
      <style:table-cell-properties style:vertical-align="" fo:padding-left="0.0799in" fo:padding-right="0.0799in" fo:padding-top="0in" fo:padding-bottom="0in" fo:border-left="none" fo:border-right="none" fo:border-top="0.5pt solid #000001" fo:border-bottom="none"/>
    </style:style>
    <style:style style:name="Table6" style:family="table">
      <style:table-properties style:width="4.4382in" fo:margin-left="-0.0799in" fo:margin-top="0in" fo:margin-bottom="0in" table:align="left" style:writing-mode="lr-tb"/>
    </style:style>
    <style:style style:name="Table6.A" style:family="table-column">
      <style:table-column-properties style:column-width="0.8743in"/>
    </style:style>
    <style:style style:name="Table6.B" style:family="table-column">
      <style:table-column-properties style:column-width="1.0396in"/>
    </style:style>
    <style:style style:name="Table6.C" style:family="table-column">
      <style:table-column-properties style:column-width="0.7979in"/>
    </style:style>
    <style:style style:name="Table6.E" style:family="table-column">
      <style:table-column-properties style:column-width="0.9285in"/>
    </style:style>
    <style:style style:name="Table6.1" style:family="table-row">
      <style:table-row-properties fo:keep-together="auto"/>
    </style:style>
    <style:style style:name="Table6.A1" style:family="table-cell">
      <style:table-cell-properties style:vertical-align="" fo:padding-left="0.0799in" fo:padding-right="0.0799in" fo:padding-top="0in" fo:padding-bottom="0in" fo:border-left="none" fo:border-right="none" fo:border-top="none" fo:border-bottom="0.5pt solid #000001"/>
    </style:style>
    <style:style style:name="Table6.A2" style:family="table-cell">
      <style:table-cell-properties style:vertical-align="" fo:padding-left="0.0799in" fo:padding-right="0.0799in" fo:padding-top="0in" fo:padding-bottom="0in" fo:border-left="none" fo:border-right="none" fo:border-top="0.5pt solid #000001" fo:border-bottom="0.5pt solid #000001"/>
    </style:style>
    <style:style style:name="Table6.A8" style:family="table-cell">
      <style:table-cell-properties style:vertical-align="" fo:padding-left="0.0799in" fo:padding-right="0.0799in" fo:padding-top="0in" fo:padding-bottom="0in" fo:border-left="none" fo:border-right="none" fo:border-top="0.5pt solid #000001" fo:border-bottom="none"/>
    </style:style>
    <style:style style:name="Table7" style:family="table">
      <style:table-properties style:width="4.2944in" fo:margin-left="-0.0799in" fo:margin-top="0in" fo:margin-bottom="0in" table:align="left" style:writing-mode="lr-tb"/>
    </style:style>
    <style:style style:name="Table7.A" style:family="table-column">
      <style:table-column-properties style:column-width="0.8743in"/>
    </style:style>
    <style:style style:name="Table7.B" style:family="table-column">
      <style:table-column-properties style:column-width="1.0396in"/>
    </style:style>
    <style:style style:name="Table7.C" style:family="table-column">
      <style:table-column-properties style:column-width="0.7972in"/>
    </style:style>
    <style:style style:name="Table7.E" style:family="table-column">
      <style:table-column-properties style:column-width="0.7861in"/>
    </style:style>
    <style:style style:name="Table7.1" style:family="table-row">
      <style:table-row-properties fo:keep-together="auto"/>
    </style:style>
    <style:style style:name="Table7.A1" style:family="table-cell">
      <style:table-cell-properties style:vertical-align="" fo:padding-left="0.0799in" fo:padding-right="0.0799in" fo:padding-top="0in" fo:padding-bottom="0in" fo:border-left="none" fo:border-right="none" fo:border-top="none" fo:border-bottom="0.5pt solid #000001"/>
    </style:style>
    <style:style style:name="Table7.A2" style:family="table-cell">
      <style:table-cell-properties style:vertical-align="" fo:padding-left="0.0799in" fo:padding-right="0.0799in" fo:padding-top="0in" fo:padding-bottom="0in" fo:border-left="none" fo:border-right="none" fo:border-top="0.5pt solid #000001" fo:border-bottom="0.5pt solid #000001"/>
    </style:style>
    <style:style style:name="Table7.A14" style:family="table-cell">
      <style:table-cell-properties style:vertical-align="" fo:padding-left="0.0799in" fo:padding-right="0.0799in" fo:padding-top="0in" fo:padding-bottom="0in" fo:border-left="none" fo:border-right="none" fo:border-top="0.5pt solid #000001" fo:border-bottom="none"/>
    </style:style>
    <style:style style:name="Table8" style:family="table">
      <style:table-properties style:width="4.7792in" fo:margin-left="-0.0799in" fo:margin-top="0in" fo:margin-bottom="0in" table:align="left" style:writing-mode="lr-tb"/>
    </style:style>
    <style:style style:name="Table8.A" style:family="table-column">
      <style:table-column-properties style:column-width="0.8743in"/>
    </style:style>
    <style:style style:name="Table8.B" style:family="table-column">
      <style:table-column-properties style:column-width="1.0403in"/>
    </style:style>
    <style:style style:name="Table8.C" style:family="table-column">
      <style:table-column-properties style:column-width="0.9986in"/>
    </style:style>
    <style:style style:name="Table8.D" style:family="table-column">
      <style:table-column-properties style:column-width="0.9979in"/>
    </style:style>
    <style:style style:name="Table8.E" style:family="table-column">
      <style:table-column-properties style:column-width="0.8681in"/>
    </style:style>
    <style:style style:name="Table8.1" style:family="table-row">
      <style:table-row-properties fo:keep-together="auto"/>
    </style:style>
    <style:style style:name="Table8.A1" style:family="table-cell">
      <style:table-cell-properties style:vertical-align="" fo:padding-left="0.0799in" fo:padding-right="0.0799in" fo:padding-top="0in" fo:padding-bottom="0in" fo:border-left="none" fo:border-right="none" fo:border-top="none" fo:border-bottom="0.5pt solid #000001"/>
    </style:style>
    <style:style style:name="Table8.A2" style:family="table-cell">
      <style:table-cell-properties style:vertical-align="" fo:padding-left="0.0799in" fo:padding-right="0.0799in" fo:padding-top="0in" fo:padding-bottom="0in" fo:border-left="none" fo:border-right="none" fo:border-top="0.5pt solid #000001" fo:border-bottom="0.5pt solid #000001"/>
    </style:style>
    <style:style style:name="Table8.A14" style:family="table-cell">
      <style:table-cell-properties style:vertical-align="" fo:padding-left="0.0799in" fo:padding-right="0.0799in" fo:padding-top="0in" fo:padding-bottom="0in" fo:border-left="none" fo:border-right="none" fo:border-top="0.5pt solid #000001" fo:border-bottom="none"/>
    </style:style>
    <style:style style:name="Table9" style:family="table">
      <style:table-properties style:width="4.2556in" fo:margin-left="-0.0799in" fo:margin-top="0in" fo:margin-bottom="0in" table:align="left" style:writing-mode="lr-tb"/>
    </style:style>
    <style:style style:name="Table9.A" style:family="table-column">
      <style:table-column-properties style:column-width="0.8743in"/>
    </style:style>
    <style:style style:name="Table9.B" style:family="table-column">
      <style:table-column-properties style:column-width="1.0396in"/>
    </style:style>
    <style:style style:name="Table9.C" style:family="table-column">
      <style:table-column-properties style:column-width="0.7785in"/>
    </style:style>
    <style:style style:name="Table9.D" style:family="table-column">
      <style:table-column-properties style:column-width="0.7778in"/>
    </style:style>
    <style:style style:name="Table9.E" style:family="table-column">
      <style:table-column-properties style:column-width="0.7854in"/>
    </style:style>
    <style:style style:name="Table9.1" style:family="table-row">
      <style:table-row-properties fo:keep-together="auto"/>
    </style:style>
    <style:style style:name="Table9.A1" style:family="table-cell">
      <style:table-cell-properties style:vertical-align="" fo:padding-left="0.0799in" fo:padding-right="0.0799in" fo:padding-top="0in" fo:padding-bottom="0in" fo:border-left="none" fo:border-right="none" fo:border-top="none" fo:border-bottom="0.5pt solid #000001"/>
    </style:style>
    <style:style style:name="Table9.A2" style:family="table-cell">
      <style:table-cell-properties style:vertical-align="" fo:padding-left="0.0799in" fo:padding-right="0.0799in" fo:padding-top="0in" fo:padding-bottom="0in" fo:border-left="none" fo:border-right="none" fo:border-top="0.5pt solid #000001" fo:border-bottom="0.5pt solid #000001"/>
    </style:style>
    <style:style style:name="Table9.A9" style:family="table-cell">
      <style:table-cell-properties style:vertical-align="" fo:padding-left="0.0799in" fo:padding-right="0.0799in" fo:padding-top="0in" fo:padding-bottom="0in" fo:border-left="none" fo:border-right="none" fo:border-top="0.5pt solid #000001" fo:border-bottom="none"/>
    </style:style>
    <style:style style:name="Table10" style:family="table">
      <style:table-properties style:width="4.4583in" fo:margin-left="-0.0799in" fo:margin-top="0in" fo:margin-bottom="0in" table:align="left" style:writing-mode="lr-tb"/>
    </style:style>
    <style:style style:name="Table10.A" style:family="table-column">
      <style:table-column-properties style:column-width="0.8736in"/>
    </style:style>
    <style:style style:name="Table10.B" style:family="table-column">
      <style:table-column-properties style:column-width="1.0403in"/>
    </style:style>
    <style:style style:name="Table10.C" style:family="table-column">
      <style:table-column-properties style:column-width="0.8674in"/>
    </style:style>
    <style:style style:name="Table10.E" style:family="table-column">
      <style:table-column-properties style:column-width="0.8097in"/>
    </style:style>
    <style:style style:name="Table10.1" style:family="table-row">
      <style:table-row-properties fo:keep-together="auto"/>
    </style:style>
    <style:style style:name="Table10.A1" style:family="table-cell">
      <style:table-cell-properties style:vertical-align="" fo:padding-left="0.0799in" fo:padding-right="0.0799in" fo:padding-top="0in" fo:padding-bottom="0in" fo:border-left="none" fo:border-right="none" fo:border-top="none" fo:border-bottom="0.5pt solid #000001"/>
    </style:style>
    <style:style style:name="Table10.A2" style:family="table-cell">
      <style:table-cell-properties style:vertical-align="" fo:padding-left="0.0799in" fo:padding-right="0.0799in" fo:padding-top="0in" fo:padding-bottom="0in" fo:border-left="none" fo:border-right="none" fo:border-top="0.5pt solid #000001" fo:border-bottom="0.5pt solid #000001"/>
    </style:style>
    <style:style style:name="Table10.A9" style:family="table-cell">
      <style:table-cell-properties style:vertical-align="" fo:padding-left="0.0799in" fo:padding-right="0.0799in" fo:padding-top="0in" fo:padding-bottom="0in" fo:border-left="none" fo:border-right="none" fo:border-top="0.5pt solid #000001" fo:border-bottom="none"/>
    </style:style>
    <style:style style:name="Table11" style:family="table">
      <style:table-properties style:width="3.9563in" fo:margin-left="-0.075in" fo:margin-top="0in" fo:margin-bottom="0in" table:align="left" style:writing-mode="lr-tb"/>
    </style:style>
    <style:style style:name="Table11.A" style:family="table-column">
      <style:table-column-properties style:column-width="1.7in"/>
    </style:style>
    <style:style style:name="Table11.B" style:family="table-column">
      <style:table-column-properties style:column-width="2.2556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1"/>
    </style:style>
    <style:style style:name="Table11.A2" style:family="table-cell">
      <style:table-cell-properties style:vertical-align="" fo:padding-left="0.075in" fo:padding-right="0.075in" fo:padding-top="0in" fo:padding-bottom="0in" fo:border-left="none" fo:border-right="none" fo:border-top="0.5pt solid #000001" fo:border-bottom="0.5pt solid #000001"/>
    </style:style>
    <style:style style:name="Table11.A16"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Heading_20_9">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fo:color="#000000" style:font-name="Times New Roman" fo:font-size="12pt" fo:language="en" fo:country="US" style:font-size-asian="12pt" style:language-asian="en" style:country-asian="US"/>
    </style:style>
    <style:style style:name="P4" style:family="paragraph" style:parent-style-name="Standard">
      <style:paragraph-properties fo:margin-left="0in" fo:margin-right="0in" fo:orphans="2" fo:widows="2" fo:text-indent="0in" style:auto-text-indent="false"/>
      <style:text-properties fo:color="#000000" style:font-name="Times New Roman" fo:font-size="18.5pt" fo:language="en" fo:country="US" style:font-size-asian="18.5pt" style:language-asian="en" style:country-asian="US"/>
    </style:style>
    <style:style style:name="P5" style:family="paragraph" style:parent-style-name="Standard">
      <style:paragraph-properties fo:margin-left="0in" fo:margin-right="0in" fo:orphans="2" fo:widows="2" fo:text-indent="0in" style:auto-text-indent="false"/>
      <style:text-properties fo:color="#000000" style:font-name="Times New Roman" fo:font-size="12.5pt" fo:language="en" fo:country="US" style:font-size-asian="12.5pt" style:language-asian="en" style:country-asian="US"/>
    </style:style>
    <style:style style:name="P6"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7" style:family="paragraph" style:parent-style-name="Standard">
      <style:paragraph-properties fo:margin-left="0in" fo:margin-right="0in" fo:orphans="2" fo:widows="2" fo:text-indent="0in" style:auto-text-indent="false"/>
      <style:text-properties fo:color="#000000" style:font-name="Times New Roman" fo:font-size="10.5pt" fo:language="en" fo:country="US" fo:font-weight="bold" style:font-size-asian="10.5pt" style:language-asian="en" style:country-asian="US" style:font-weight-asian="bold"/>
    </style:style>
    <style:style style:name="P8"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9"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0" style:family="paragraph" style:parent-style-name="Standard">
      <style:paragraph-properties fo:margin-left="0in" fo:margin-right="0in" fo:orphans="2" fo:widows="2" fo:text-indent="0in" style:auto-text-indent="false"/>
    </style:style>
    <style:style style:name="P11" style:family="paragraph" style:parent-style-name="Standard">
      <style:paragraph-properties fo:margin-left="0in" fo:margin-right="0in" fo:orphans="2" fo:widows="2" fo:text-indent="0in" style:auto-text-indent="false">
        <style:tab-stops/>
      </style:paragraph-properties>
    </style:style>
    <style:style style:name="P12" style:family="paragraph" style:parent-style-name="Standard">
      <style:paragraph-properties fo:margin-left="0in" fo:margin-right="0in" fo:text-align="center" style:justify-single-word="false" fo:orphans="2" fo:widows="2" fo:text-indent="0in" style:auto-text-indent="false"/>
    </style:style>
    <style:style style:name="P13"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P14" style:family="paragraph" style:parent-style-name="Standard">
      <style:paragraph-properties fo:margin-left="0in" fo:margin-right="0in" fo:orphans="2" fo:widows="2" fo:text-indent="0in" style:auto-text-indent="false">
        <style:tab-stops/>
      </style:paragraph-properties>
      <style:text-properties style:font-name="Times New Roman" fo:font-size="10pt" fo:font-weight="bold" style:font-size-asian="10pt" style:font-weight-asian="bold"/>
    </style:style>
    <style:style style:name="P15" style:family="paragraph" style:parent-style-name="Heading_20_8">
      <style:paragraph-properties fo:margin-left="0in" fo:margin-right="0in" fo:text-indent="0in" style:auto-text-indent="false">
        <style:tab-stops/>
      </style:paragraph-properties>
    </style:style>
    <style:style style:name="P16" style:family="paragraph" style:parent-style-name="Text_20_body">
      <style:paragraph-properties fo:margin-left="0in" fo:margin-right="0in" fo:text-indent="0in" style:auto-text-indent="false"/>
    </style:style>
    <style:style style:name="P17" style:family="paragraph" style:parent-style-name="Preformatted" style:master-page-name="Standard">
      <style:paragraph-properties fo:margin-left="0in" fo:margin-right="0in" fo:orphans="2" fo:widows="2" fo:text-indent="0in" style:auto-text-indent="false" style:page-number="auto"/>
    </style:style>
    <style:style style:name="P18" style:family="paragraph" style:parent-style-name="Body_20_Text_20_2">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fo:color="#000000" style:font-name="Times New Roman" fo:font-size="18pt" fo:language="en" fo:country="US" style:font-size-asian="18pt" style:language-asian="en" style:country-asian="US"/>
    </style:style>
    <style:style style:name="T7" style:family="text">
      <style:text-properties fo:color="#000000" style:font-name="Times New Roman" fo:font-size="10pt" fo:language="en" fo:country="US" fo:font-weight="bold" style:font-size-asian="10pt" style:language-asian="en" style:country-asian="US" style:font-weight-asian="bold"/>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style="italic" style:font-size-asian="10pt" style:language-asian="en" style:country-asian="US" style:font-style-asian="italic"/>
    </style:style>
    <style:style style:name="T10" style:family="text">
      <style:text-properties fo:color="#000000" style:font-name="Times New Roman" fo:font-size="10.5pt" fo:language="en" fo:country="US" style:font-size-asian="10.5pt" style:language-asian="en" style:country-asian="US"/>
    </style:style>
    <style:style style:name="T11" style:family="text">
      <style:text-properties fo:color="#000000" style:font-name="Times New Roman" fo:font-size="12.5pt" fo:language="en" fo:country="US" style:font-size-asian="12.5pt" style:language-asian="en" style:country-asian="US"/>
    </style:style>
    <style:style style:name="T12" style:family="text">
      <style:text-properties fo:color="#000000" style:font-name="Times New Roman" fo:font-size="18.5pt" fo:language="en" fo:country="US" style:font-size-asian="18.5pt" style:language-asian="en" style:country-asian="US"/>
    </style:style>
    <style:style style:name="T13" style:family="text">
      <style:text-properties style:text-position="super 58%" style:font-name="Times New Roman" fo:font-size="10pt" fo:font-weight="bold" style:font-size-asian="10pt" style:font-weight-asian="bold"/>
    </style:style>
    <style:style style:name="T1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2">This material is Open Game Content, and is licensed for public use under the terms of the Open Game License v1.0a.</text:span></text:p>
      <text:h text:style-name="P1" text:outline-level="9"><text:span text:style-name="T6">MAGIC ITEMS I (BASICS &amp; CREATION)</text:span></text:h>
      <text:p text:style-name="P3"/>
      <text:p text:style-name="P18"><text:span text:style-name="T2">Magic items are divided into categories: armor, weapons, potions, rings, rods, scrolls, staffs, wands, and wondrous items. In addition, some magic items are cursed or intelligent. Finally, a few magic items are of such rarity and power that they are considered to belong to a category of their own: artifacts. Artifacts are classified in turn as minor (extremely rare but not one-of-a-kind items) or major (each one unique and extremely potent).</text:span></text:p>
      <text:p text:style-name="P10"><text:span text:style-name="T7">Armor and Shields:</text:span><text:span text:style-name="T8"> Magic armor (including shields) offers improved, magical protection to the wearer. Some of these items confer abilities beyond a benefit to Armor Class. </text:span></text:p>
      <text:p text:style-name="P10"><text:span text:style-name="T7">Weapons:</text:span><text:span text:style-name="T8"> Magic weapons are created with a variety of combat powers and almost always improve the attack and damage rolls of the wielder as well.</text:span></text:p>
      <text:p text:style-name="P10"><text:span text:style-name="T7">Potions:</text:span><text:span text:style-name="T8"> A potion is an elixir concocted with a spell-like effect that affects only the drinker.</text:span></text:p>
      <text:p text:style-name="P10"><text:span text:style-name="T7">Rings:</text:span><text:span text:style-name="T8"> A ring is a circular metal band worn on the finger (no more than two rings per wearer) that has a spell-like power (often a constant effect that affects the wearer).</text:span></text:p>
      <text:p text:style-name="P10"><text:span text:style-name="T7">Rods: </text:span><text:span text:style-name="T8">A rod is a scepter-like item with a special power unlike that of any known spell.</text:span></text:p>
      <text:p text:style-name="P10"><text:span text:style-name="T7">Scrolls:</text:span><text:span text:style-name="T8"> A scroll is a spell magically inscribed onto paper or parchment so that it can be used later.</text:span></text:p>
      <text:p text:style-name="P10"><text:span text:style-name="T7">Staffs:</text:span><text:span text:style-name="T8"> A staff has a number of different (but often related) spell effects. A newly created staff has 50 charges, and each use of the staff depletes one or more of those charges.</text:span></text:p>
      <text:p text:style-name="P10"><text:span text:style-name="T7">Wands:</text:span><text:span text:style-name="T8"> A wand is a short stick imbued with the power to cast a specific spell. A newly created wand has 50 charges, and each use of the wand depletes one of those charges.</text:span></text:p>
      <text:p text:style-name="P10"><text:span text:style-name="T7">Wondrous Items:</text:span><text:span text:style-name="T8"> These objects include magic jewelry, tools, books, clothing, and much more.</text:span></text:p>
      <text:p text:style-name="P4"/>
      <text:p text:style-name="P10"><text:span text:style-name="T10">Magic Items and Detect Magic</text:span></text:p>
      <text:p text:style-name="P10"><text:span text:style-name="T8">When </text:span><text:span text:style-name="T9">detect magic </text:span><text:span text:style-name="T8">identifies a magic item’s school of magic, this information refers to the school of the spell placed within the potion, scroll, or wand, or the prerequisite given for the item. The description of each item provides its aura strength and the school it belongs to.</text:span></text:p>
      <text:p text:style-name="P18"><text:span text:style-name="T2">If more than one spell is given as a prerequisite, use the highest-level spell. If no spells are included in the prerequisites, use the following default guidelines.</text:span></text:p>
      <table:table table:name="Table1" table:style-name="Table1">
        <table:table-column table:style-name="Table1.A"/>
        <table:table-column table:style-name="Table1.B"/>
        <table:table-row table:style-name="Table1.1">
          <table:table-cell table:style-name="Table1.A1" office:value-type="string">
            <text:p text:style-name="P11"><text:span text:style-name="T3">Item Nature</text:span></text:p>
          </table:table-cell>
          <table:table-cell table:style-name="Table1.A1" office:value-type="string">
            <text:p text:style-name="P11"><text:span text:style-name="T3">School</text:span></text:p>
          </table:table-cell>
        </table:table-row>
        <table:table-row table:style-name="Table1.1">
          <table:table-cell table:style-name="Table1.A2" office:value-type="string">
            <text:p text:style-name="P11"><text:span text:style-name="T4">Armor and protection items</text:span></text:p>
          </table:table-cell>
          <table:table-cell table:style-name="Table1.A2" office:value-type="string">
            <text:p text:style-name="P11"><text:span text:style-name="T4">Abjuration</text:span></text:p>
          </table:table-cell>
        </table:table-row>
        <table:table-row table:style-name="Table1.1">
          <table:table-cell table:style-name="Table1.A2" office:value-type="string">
            <text:p text:style-name="P10"><text:span text:style-name="T4">Weapons or offensive items</text:span></text:p>
          </table:table-cell>
          <table:table-cell table:style-name="Table1.A2" office:value-type="string">
            <text:p text:style-name="P10"><text:span text:style-name="T4">Evocation</text:span></text:p>
          </table:table-cell>
        </table:table-row>
        <table:table-row table:style-name="Table1.1">
          <table:table-cell table:style-name="Table1.A4" office:value-type="string">
            <text:p text:style-name="P11"><text:span text:style-name="T4">Bonus to ability score, on skill check, etc.</text:span></text:p>
          </table:table-cell>
          <table:table-cell table:style-name="Table1.A4" office:value-type="string">
            <text:p text:style-name="P11"><text:span text:style-name="T4">Transmutation</text:span></text:p>
          </table:table-cell>
        </table:table-row>
      </table:table>
      <text:p text:style-name="P5"/>
      <text:p text:style-name="P10"><text:span text:style-name="T11">USING ITEMS</text:span></text:p>
      <text:p text:style-name="P10"><text:soft-page-break/><text:span text:style-name="T8">To use a magic item, it must be activated, although sometimes activation simply means putting a ring on your finger. Some items, once donned, function constantly. In most cases, using an item requires a standard action that does not provoke attacks of opportunity. By contrast, spell completion items are treated like spells in combat and do provoke attacks of opportunity.</text:span></text:p>
      <text:p text:style-name="P10"><text:span text:style-name="T8">Activating a magic item is a standard action unless the item description indicates otherwise. However, the casting time of a spell is the time required to activate the same power in an item, regardless of the type of magic item, unless the item description specifically states otherwise.</text:span></text:p>
      <text:p text:style-name="P10"><text:span text:style-name="T8">The four ways to activate magic items are described below.</text:span></text:p>
      <text:p text:style-name="P10"><text:span text:style-name="T7">Spell Completion:</text:span><text:span text:style-name="T8"> This is the activation method for scrolls. A scroll is a spell that is mostly finished. The preparation is done for the caster, so no preparation time is needed beforehand as with normal spellcasting. All that’s left to do is perform the finishing parts of the spellcasting (the final gestures, words, and so on). To use a spell completion item safely, a character must be of high enough level in the right class to cast the spell already. If he can’t already cast the spell, there’s a chance he’ll make a mistake. Activating a spell completion item is a standard action and provokes attacks of opportunity exactly as casting a spell does.</text:span></text:p>
      <text:p text:style-name="P10"><text:span text:style-name="T7">Spell Trigger:</text:span><text:span text:style-name="T8"> Spell trigger activation is similar to spell completion, but it’s even simpler. No gestures or spell finishing is needed, just a special knowledge of spellcasting that an appropriate character would know, and a single word that must be spoken. Anyone with a spell on his or her spell list knows how to use a spell trigger item that stores that spell. (This is the case even for a character who can’t actually cast spells, such as a 3rd-level paladin.) The user must still determine what spell is stored in the item before she can activate it. Activating a spell trigger item is a standard action and does not provoke attacks of opportunity.</text:span></text:p>
      <text:p text:style-name="P10"><text:span text:style-name="T7">Command Word: </text:span><text:span text:style-name="T8">If no activation method is suggested either in the magic item description or by the nature of the item, assume that a command word is needed to activate it. Command word activation means that a character speaks the word and the item activates. No other special knowledge is needed.</text:span></text:p>
      <text:p text:style-name="P10"><text:span text:style-name="T8">A command word can be a real word, but when this is the case, the holder of the item runs the risk of activating the item accidentally by speaking the word in normal conversation. More often, the command word is some seemingly nonsensical word, or a word or phrase from an ancient language no longer in common use. Activating a command word magic item is a standard action and does not provoke attacks of opportunity.</text:span></text:p>
      <text:p text:style-name="P10"><text:span text:style-name="T8">Sometimes the command word to activate an item is written right on the item. Occasionally, it might be hidden within a pattern or design engraved on, carved into, or built into the item, or the item might bear a clue to the command word.</text:span></text:p>
      <text:p text:style-name="P10"><text:span text:style-name="T8">The Knowledge (arcana) and Knowledge (history) skills might be useful in helping to identify command words or deciphering clues regarding them. A successful check against DC 30 is needed to come up with the word itself. If that check is failed, succeeding on a second check (DC 25) might provide some insight into a clue.</text:span></text:p>
      <text:p text:style-name="P10"><text:span text:style-name="T8">The spells </text:span><text:span text:style-name="T9">identify </text:span><text:span text:style-name="T8">and </text:span><text:span text:style-name="T9">analyze dweomer </text:span><text:span text:style-name="T8">both reveal command words.</text:span></text:p>
      <text:p text:style-name="P10"><text:span text:style-name="T7">Use Activated:</text:span><text:span text:style-name="T8"> This type of item simply has to be used in order to activate it. A character has to drink a potion, swing a sword, interpose a shield to deflect a blow in combat, look through a lens, sprinkle dust, wear a ring, or don a hat. Use activation is generally straightforward and self-explanatory.</text:span></text:p>
      <text:p text:style-name="P10"><text:span text:style-name="T8">Many use-activated items are objects that a character wears. Continually functioning items are practically always items that one wears. A few must simply be in the character’s possession (on his person). However, some items made for wearing</text:span><text:span text:style-name="T9"> </text:span><text:span text:style-name="T8">must still be activated. Although this activation sometimes requires a command word (see above), usually it means mentally willing the activation to happen. The description of an item states whether a command word is needed in such a case.</text:span></text:p>
      <text:p text:style-name="P10"><text:span text:style-name="T8">Unless stated otherwise, activating a use-activated magic item is either a standard action or not an action at all and does not provoke attacks of opportunity, unless the use involves performing an action that provokes an attack of opportunity in itself. If the use of the item takes time before a magical effect occurs, then use activation is a standard action. If the item’s activation is subsumed in its use and takes no extra time use activation is not an action at all.</text:span></text:p>
      <text:p text:style-name="P10"><text:span text:style-name="T8">Use activation doesn’t mean that if you use an item, you automatically know what it can do. You must know (or at least guess) what the item can do and then use the item in order to activate it, unless the benefit of the item comes automatically, such from drinking a potion or swinging a sword.</text:span></text:p>
      <text:p text:style-name="P5"/>
      <text:p text:style-name="P10"><text:span text:style-name="T11">SIZE AND MAGIC ITEMS</text:span></text:p>
      <text:p text:style-name="P10"><text:span text:style-name="T8">When an article of magic clothing or jewelry is discovered, most of the time size shouldn’t be an issue. Many magic garments are made to be easily adjustable, or they adjust themselves magically to the wearer. Size should not keep characters of various kinds from using magic items.</text:span></text:p>
      <text:p text:style-name="P10"><text:span text:style-name="T8">There may be rare exceptions, especially with racial specific items. </text:span></text:p>
      <text:p text:style-name="P10"><text:span text:style-name="T7">Armor and Weapon Sizes: </text:span><text:span text:style-name="T8">Armor and weapons that are found at random have a 30% chance of being Small (01–30), a 60% chance of being Medium (31–90), and a 10% chance of being any other size (91–100).</text:span></text:p>
      <text:p text:style-name="P5"/>
      <text:p text:style-name="P10"><text:span text:style-name="T11">MAGIC ITEMS ON THE BODY</text:span></text:p>
      <text:p text:style-name="P10"><text:span text:style-name="T8">Many magic items need to be donned by a character who wants to employ them or benefit from their abilities. It’s possible for a creature with a humanoid-shaped body to wear as many as twelve magic items at the same time. However, each of those items must be worn on (or over) a particular part of the body.</text:span></text:p>
      <text:p text:style-name="P10"><text:span text:style-name="T8">A humanoid-shaped body can be decked out in magic gear consisting of one item from each of the following groups, keyed to which place on the body the item is worn.</text:span></text:p>
      <text:p text:style-name="P10"><text:span text:style-name="T8">• One headband, hat, helmet, or phylactery on the head</text:span></text:p>
      <text:p text:style-name="P10"><text:soft-page-break/><text:span text:style-name="T8">• One pair of eye lenses or goggles on or over the eyes</text:span></text:p>
      <text:p text:style-name="P10"><text:span text:style-name="T8">• One amulet, brooch, medallion, necklace, periapt, or scarab around the neck</text:span></text:p>
      <text:p text:style-name="P10"><text:span text:style-name="T8">• One vest, vestment, or shirt on the torso</text:span></text:p>
      <text:p text:style-name="P10"><text:span text:style-name="T8">• One robe or suit of armor on the body (over a vest, vestment, or shirt)</text:span></text:p>
      <text:p text:style-name="P10"><text:span text:style-name="T8">• One belt around the waist (over a robe or suit of armor)</text:span></text:p>
      <text:p text:style-name="P10"><text:span text:style-name="T8">• One cloak, cape, or mantle around the shoulders (over a robe or suit of armor)</text:span></text:p>
      <text:p text:style-name="P10"><text:span text:style-name="T8">• One pair of bracers or bracelets on the arms or wrists</text:span></text:p>
      <text:p text:style-name="P10"><text:span text:style-name="T8">• One glove, pair of gloves, or pair of gauntlets on the hands</text:span></text:p>
      <text:p text:style-name="P10"><text:span text:style-name="T8">• One ring on each hand (or two rings on one hand)</text:span></text:p>
      <text:p text:style-name="P10"><text:span text:style-name="T8">• One pair of boots or shoes on the feet</text:span></text:p>
      <text:p text:style-name="P10"><text:span text:style-name="T8">Of course, a character may carry or possess as many items of the same type as he wishes. However, additional items beyond those listed above have no effect. </text:span></text:p>
      <text:p text:style-name="P10"><text:span text:style-name="T8">Some items</text:span><text:span text:style-name="T9"> </text:span><text:span text:style-name="T8">can be worn or carried without taking up space on a character’s body. The description of an item indicates when an item has this property.</text:span></text:p>
      <text:p text:style-name="P5"/>
      <text:p text:style-name="P10"><text:span text:style-name="T11">SAVING THROWS AGAINST MAGIC ITEM POWERS</text:span></text:p>
      <text:p text:style-name="P10"><text:span text:style-name="T8">Magic items produce spells or spell-like effects. For a saving throw against a spell or spell-like effect from a magic item, the DC is 10 + the level of the spell or effect + the ability modifier of the minimum ability score needed to cast that level of spell. </text:span></text:p>
      <text:p text:style-name="P10"><text:span text:style-name="T8">Staffs are an exception to the rule. Treat the saving throw as if the wielder cast the spell, including caster level and all modifiers to save DC. </text:span></text:p>
      <text:p text:style-name="P10"><text:span text:style-name="T8">Most item descriptions give saving throw DCs for various effects, particularly when the effect has no exact spell equivalent (making its level otherwise difficult to determine quickly).</text:span></text:p>
      <text:p text:style-name="P5"/>
      <text:p text:style-name="P10"><text:span text:style-name="T11">DAMAGING MAGIC ITEMS</text:span></text:p>
      <text:p text:style-name="P10"><text:span text:style-name="T8">A magic item doesn’t need to make a saving throw unless it is unattended, it is specifically targeted by the effect, or its wielder rolls a natural 1 on his save. Magic items should always get a saving throw against spells that might deal damage to them— even against attacks from which a nonmagical item would normally get no chance to save. Magic items use the same saving throw bonus for all saves, no matter what the type (Fortitude, Reflex, or Will). A magic item’s saving throw bonus equals 2 + one-half its caster level (round down). The only exceptions to this are intelligent magic items, which make Will saves based on their own Wisdom scores.</text:span></text:p>
      <text:p text:style-name="P10"><text:span text:style-name="T8">Magic items, unless otherwise noted, take damage as nonmagical items of the same sort. A damaged magic item continues to function, but if it is destroyed, all its magical power is lost.</text:span></text:p>
      <text:p text:style-name="P5"/>
      <text:p text:style-name="P10"><text:span text:style-name="T11">REPAIRING MAGIC ITEMS</text:span></text:p>
      <text:p text:style-name="P10"><text:span text:style-name="T8">Some magic items take damage over the course of an adventure. It costs no more to repair a magic item with the Craft skill than it does to repair its nonmagical counterpart. The </text:span><text:span text:style-name="T9">make whole </text:span><text:span text:style-name="T8">spell also repairs a damaged—but not completely broken—magic item.</text:span></text:p>
      <text:p text:style-name="P5"><text:soft-page-break/></text:p>
      <text:p text:style-name="P10"><text:span text:style-name="T11">INTELLIGENT ITEMS</text:span></text:p>
      <text:p text:style-name="P10"><text:span text:style-name="T8">Some magic items, particularly weapons, have an intelligence all their own. Only permanent magic items (as opposed to those with a single use or those with charges) can be intelligent. (This means that potions, scrolls, and wands, among other items, are never intelligent.)</text:span></text:p>
      <text:p text:style-name="P10"><text:span text:style-name="T8">In general, less than 1% of magic items have intelligence. </text:span></text:p>
      <text:p text:style-name="P5"/>
      <text:p text:style-name="P10"><text:span text:style-name="T11">CURSED ITEMS</text:span></text:p>
      <text:p text:style-name="P10"><text:span text:style-name="T8">Some items are cursed—incorrectly made, or corrupted by outside forces. Cursed items might be particularly dangerous to the user, or they might be normal items with a minor flaw, an inconvenient requirement, or an unpredictable nature. Randomly generated items are cursed 5% of the time. </text:span></text:p>
      <text:p text:style-name="P5"/>
      <text:p text:style-name="P10"><text:span text:style-name="T11">CHARGES, DOSES, AND MULTIPLE USES</text:span></text:p>
      <text:p text:style-name="P10"><text:span text:style-name="T8">Many items, particularly wands and staffs, are limited in power by the number of charges they hold. Normally, charged items have 50 charges at most. If such an item is found as a random part of a treasure, roll d% and divide by 2 to determine the number of charges left (round down, minimum 1). If the item has a maximum number of charges other than 50, roll randomly to determine how many charges are left. </text:span></text:p>
      <text:p text:style-name="P10"><text:span text:style-name="T8">Prices listed are always for fully charged items. (When an item is created, it is fully charged.) For an item that’s worthless when its charges run out (which is the case for almost all charged items), the value of the partially used item is proportional to the number of charges left. For an item that has usefulness in addition to its charges, only part of the item’s value is based on the number of charges left.</text:span></text:p>
      <text:p text:style-name="P4"/>
      <text:p text:style-name="P10"><text:span text:style-name="T12">MAGIC ITEM DESCRIPTIONS</text:span></text:p>
      <text:p text:style-name="P10"><text:span text:style-name="T8">Each general type of magic item gets an overall description, followed by descriptions of specific items.</text:span></text:p>
      <text:p text:style-name="P10"><text:span text:style-name="T8">General descriptions include notes on activation, random generation, and other material. The AC, hardness, hit points, and break DC are given for typical examples of some magic items. The AC assumes that the item is unattended and includes a –5 penalty for the item’s effective Dexterity of 0. If a creature holds the item, use the creature’s Dexterity modifier in place of the –5 penalty.</text:span></text:p>
      <text:p text:style-name="P10"><text:span text:style-name="T8">Some individual items, notably those that simply store spells and nothing else, don’t get full-blown descriptions. Reference the spell’s description for details, modified by the form of the item (potion, scroll, wand, and so on). Assume that the spell is cast at the minimum level required to cast it</text:span></text:p>
      <text:p text:style-name="P10"><text:span text:style-name="T8">Items with full descriptions have their powers detailed, and each of the following topics is covered in notational form at the end of the description.</text:span></text:p>
      <text:p text:style-name="P10"><text:span text:style-name="T8">• Aura: Most of the time, a </text:span><text:span text:style-name="T9">detect magic </text:span><text:span text:style-name="T8">spell will reveal the school of magic associated with a magic item and the strength of the aura an item emits. This information (when applicable) is given at the beginning of the item’s notational entry. See the </text:span><text:span text:style-name="T9">detect magic </text:span><text:span text:style-name="T8">spell description</text:span><text:span text:style-name="T9"> </text:span><text:span text:style-name="T8">for details.</text:span></text:p>
      <text:p text:style-name="P10"><text:span text:style-name="T9">• </text:span><text:span text:style-name="T8">Caster Level: The next item in a notational entry gives the caster level of the item, indicating its relative power. The caster level determines the item’s saving throw bonus, as well as range or other level-dependent aspects of the powers of the item (if variable). It also determines the level that must be contended with should the item come under the effect of a </text:span><text:span text:style-name="T9">dispel magic </text:span><text:span text:style-name="T8">spell or similar situation. This information is given in the form “CL x,” where “CL” is an abbreviation for caster level and “x” is an ordinal number representing the caster level itself.</text:span></text:p>
      <text:p text:style-name="P10"><text:span text:style-name="T8">For potions, scrolls, and wands, the creator can set the caster level of an item at any number high enough to cast the stored spell and not higher than her own caster level. For other magic items, the caster level is determined by the item itself. In this case, the creator’s caster level must be as high as the item’s caster level (and prerequisites may effectively put a higher minimum on the creator’s level).</text:span></text:p>
      <text:p text:style-name="P10"><text:span text:style-name="T8">• Prerequisites: Certain requirements must be met in order for a character to create a magic item. These include feats, spells, and miscellaneous requirements such as level, alignment, and race or kind. The prerequisites for creation of an item are given immediately following the item’s caster level.</text:span></text:p>
      <text:p text:style-name="P10"><text:span text:style-name="T8">A spell prerequisite may be provided by a character who has prepared the spell (or who knows the spell, in the case of a sorcerer or bard), or through the use of a spell completion or spell trigger magic item or a spell-like ability that produces the desired spell effect. For each day that passes in the creation process, the creator must expend one spell completion item or one charge from a spell trigger item if either of those objects is used to supply a prerequisite.</text:span></text:p>
      <text:p text:style-name="P10"><text:span text:style-name="T8">It is possible for more than one character to cooperate in the creation of an item, with each participant providing one or more of the prerequisites. In some cases, cooperation may even be necessary.</text:span></text:p>
      <text:p text:style-name="P10"><text:span text:style-name="T8">If two or more characters cooperate to create an item, they must agree among themselves who will be considered the creator for the purpose of determinations where the creator’s level must be known. The character designated as the creator pays the XP required to make the item.</text:span></text:p>
      <text:p text:style-name="P10"><text:soft-page-break/><text:span text:style-name="T8">Typically, a list of prerequisites includes one feat and one or more spells (or some other requirement in addition to the feat).</text:span></text:p>
      <text:p text:style-name="P10"><text:span text:style-name="T8">When two spells at the end of a list are separated by “or,” one of those spells is required in addition to every other spell mentioned prior to the last two.</text:span></text:p>
      <text:p text:style-name="P10"><text:span text:style-name="T8">• Market Price: This gold piece value, given following the word “Price,” represents the price someone should expect to pay to buy the item. The market price for an item that can be constructed with an item creation feat is usually equal to the base price plus the price for any components (material or XP).</text:span></text:p>
      <text:p text:style-name="P10"><text:span text:style-name="T8">• Cost to Create: The next part of a notational entry is the cost in gp and XP to create the item, given following the word</text:span></text:p>
      <text:p text:style-name="P10"><text:span text:style-name="T8">“Cost.” This information appears only for items with components (material or XP), which make their market prices higher than their base prices. The cost to create includes the costs derived from the base cost plus the costs of the components.</text:span></text:p>
      <text:p text:style-name="P10"><text:span text:style-name="T8">Items without components do not have a “Cost” entry. For them, the market price and the base price are the same. The cost in gp is 1/2 the market price, and the cost in XP is 1/25 the market price.</text:span></text:p>
      <text:p text:style-name="P10"><text:span text:style-name="T8">• Weight: The notational entry for many wondrous items ends with a value for the item’s weight. When a weight figure is not given, the item has no weight worth noting (for purposes of determining how much of a load a character can carry).</text:span></text:p>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11"><text:span text:style-name="T3">Table: Random Magic Item Generation</text:span></text:p>
          </table:table-cell>
          <table:covered-table-cell/>
          <table:covered-table-cell/>
          <table:covered-table-cell/>
        </table:table-row>
        <table:table-row table:style-name="Table2.2">
          <table:table-cell table:style-name="Table2.A2" office:value-type="string">
            <text:p text:style-name="P13"><text:span text:style-name="T3">Minor</text:span></text:p>
          </table:table-cell>
          <table:table-cell table:style-name="Table2.A2" office:value-type="string">
            <text:p text:style-name="P13"><text:span text:style-name="T3">Medium</text:span></text:p>
          </table:table-cell>
          <table:table-cell table:style-name="Table2.A2" office:value-type="string">
            <text:p text:style-name="P13"><text:span text:style-name="T3">Major</text:span></text:p>
          </table:table-cell>
          <table:table-cell table:style-name="Table2.A2" office:value-type="string">
            <text:p text:style-name="P11"><text:span text:style-name="T3">Item</text:span></text:p>
          </table:table-cell>
        </table:table-row>
        <table:table-row table:style-name="Table2.2">
          <table:table-cell table:style-name="Table2.A2" office:value-type="string">
            <text:p text:style-name="P12"><text:span text:style-name="T4">01–04</text:span></text:p>
          </table:table-cell>
          <table:table-cell table:style-name="Table2.A2" office:value-type="string">
            <text:p text:style-name="P12"><text:span text:style-name="T4">01–10</text:span></text:p>
          </table:table-cell>
          <table:table-cell table:style-name="Table2.A2" office:value-type="string">
            <text:p text:style-name="P12"><text:span text:style-name="T4">01–10</text:span></text:p>
          </table:table-cell>
          <table:table-cell table:style-name="Table2.A2" office:value-type="string">
            <text:p text:style-name="P10"><text:span text:style-name="T4">Armor and shields</text:span></text:p>
          </table:table-cell>
        </table:table-row>
        <table:table-row table:style-name="Table2.2">
          <table:table-cell table:style-name="Table2.A2" office:value-type="string">
            <text:p text:style-name="P12"><text:span text:style-name="T4">05–09</text:span></text:p>
          </table:table-cell>
          <table:table-cell table:style-name="Table2.A2" office:value-type="string">
            <text:p text:style-name="P12"><text:span text:style-name="T4">11–20</text:span></text:p>
          </table:table-cell>
          <table:table-cell table:style-name="Table2.A2" office:value-type="string">
            <text:p text:style-name="P12"><text:span text:style-name="T4">11–20</text:span></text:p>
          </table:table-cell>
          <table:table-cell table:style-name="Table2.A2" office:value-type="string">
            <text:p text:style-name="P10"><text:span text:style-name="T4">Weapons</text:span></text:p>
          </table:table-cell>
        </table:table-row>
        <table:table-row table:style-name="Table2.2">
          <table:table-cell table:style-name="Table2.A2" office:value-type="string">
            <text:p text:style-name="P12"><text:span text:style-name="T4">10–44</text:span></text:p>
          </table:table-cell>
          <table:table-cell table:style-name="Table2.A2" office:value-type="string">
            <text:p text:style-name="P12"><text:span text:style-name="T4">21–30</text:span></text:p>
          </table:table-cell>
          <table:table-cell table:style-name="Table2.A2" office:value-type="string">
            <text:p text:style-name="P12"><text:span text:style-name="T4">21–25</text:span></text:p>
          </table:table-cell>
          <table:table-cell table:style-name="Table2.A2" office:value-type="string">
            <text:p text:style-name="P10"><text:span text:style-name="T4">Potions</text:span></text:p>
          </table:table-cell>
        </table:table-row>
        <table:table-row table:style-name="Table2.2">
          <table:table-cell table:style-name="Table2.A2" office:value-type="string">
            <text:p text:style-name="P12"><text:span text:style-name="T4">45–46</text:span></text:p>
          </table:table-cell>
          <table:table-cell table:style-name="Table2.A2" office:value-type="string">
            <text:p text:style-name="P12"><text:span text:style-name="T4">31–40</text:span></text:p>
          </table:table-cell>
          <table:table-cell table:style-name="Table2.A2" office:value-type="string">
            <text:p text:style-name="P12"><text:span text:style-name="T4">26–35</text:span></text:p>
          </table:table-cell>
          <table:table-cell table:style-name="Table2.A2" office:value-type="string">
            <text:p text:style-name="P10"><text:span text:style-name="T4">Rings</text:span></text:p>
          </table:table-cell>
        </table:table-row>
        <table:table-row table:style-name="Table2.2">
          <table:table-cell table:style-name="Table2.A2" office:value-type="string">
            <text:p text:style-name="P12"><text:span text:style-name="T4">—</text:span></text:p>
          </table:table-cell>
          <table:table-cell table:style-name="Table2.A2" office:value-type="string">
            <text:p text:style-name="P12"><text:span text:style-name="T4">41–50</text:span></text:p>
          </table:table-cell>
          <table:table-cell table:style-name="Table2.A2" office:value-type="string">
            <text:p text:style-name="P12"><text:span text:style-name="T4">36–45</text:span></text:p>
          </table:table-cell>
          <table:table-cell table:style-name="Table2.A2" office:value-type="string">
            <text:p text:style-name="P10"><text:span text:style-name="T4">Rods</text:span></text:p>
          </table:table-cell>
        </table:table-row>
        <table:table-row table:style-name="Table2.2">
          <table:table-cell table:style-name="Table2.A2" office:value-type="string">
            <text:p text:style-name="P12"><text:span text:style-name="T4">47–81</text:span></text:p>
          </table:table-cell>
          <table:table-cell table:style-name="Table2.A2" office:value-type="string">
            <text:p text:style-name="P12"><text:span text:style-name="T4">51–65</text:span></text:p>
          </table:table-cell>
          <table:table-cell table:style-name="Table2.A2" office:value-type="string">
            <text:p text:style-name="P12"><text:span text:style-name="T4">46–55</text:span></text:p>
          </table:table-cell>
          <table:table-cell table:style-name="Table2.A2" office:value-type="string">
            <text:p text:style-name="P10"><text:span text:style-name="T4">Scrolls</text:span></text:p>
          </table:table-cell>
        </table:table-row>
        <table:table-row table:style-name="Table2.2">
          <table:table-cell table:style-name="Table2.A2" office:value-type="string">
            <text:p text:style-name="P12"><text:span text:style-name="T4">—</text:span></text:p>
          </table:table-cell>
          <table:table-cell table:style-name="Table2.A2" office:value-type="string">
            <text:p text:style-name="P12"><text:span text:style-name="T4">66–68</text:span></text:p>
          </table:table-cell>
          <table:table-cell table:style-name="Table2.A2" office:value-type="string">
            <text:p text:style-name="P12"><text:span text:style-name="T4">56–75</text:span></text:p>
          </table:table-cell>
          <table:table-cell table:style-name="Table2.A2" office:value-type="string">
            <text:p text:style-name="P10"><text:span text:style-name="T4">Staffs</text:span></text:p>
          </table:table-cell>
        </table:table-row>
        <table:table-row table:style-name="Table2.2">
          <table:table-cell table:style-name="Table2.A2" office:value-type="string">
            <text:p text:style-name="P12"><text:span text:style-name="T4">82–91</text:span></text:p>
          </table:table-cell>
          <table:table-cell table:style-name="Table2.A2" office:value-type="string">
            <text:p text:style-name="P12"><text:span text:style-name="T4">69–83</text:span></text:p>
          </table:table-cell>
          <table:table-cell table:style-name="Table2.A2" office:value-type="string">
            <text:p text:style-name="P12"><text:span text:style-name="T4">76–80</text:span></text:p>
          </table:table-cell>
          <table:table-cell table:style-name="Table2.A2" office:value-type="string">
            <text:p text:style-name="P10"><text:span text:style-name="T4">Wands</text:span></text:p>
          </table:table-cell>
        </table:table-row>
        <table:table-row table:style-name="Table2.2">
          <table:table-cell table:style-name="Table2.A11" office:value-type="string">
            <text:p text:style-name="P13"><text:span text:style-name="T4">92–100</text:span></text:p>
          </table:table-cell>
          <table:table-cell table:style-name="Table2.A11" office:value-type="string">
            <text:p text:style-name="P13"><text:span text:style-name="T4">84–100</text:span></text:p>
          </table:table-cell>
          <table:table-cell table:style-name="Table2.A11" office:value-type="string">
            <text:p text:style-name="P13"><text:span text:style-name="T4">81–100</text:span></text:p>
          </table:table-cell>
          <table:table-cell table:style-name="Table2.A11" office:value-type="string">
            <text:p text:style-name="P11"><text:span text:style-name="T4">Wondrous items</text:span></text:p>
          </table:table-cell>
        </table:table-row>
      </table:table>
      <text:p text:style-name="P6"/>
      <text:p text:style-name="P2"><text:span text:style-name="T6">CREATING MAGIC ITEMS</text:span></text:p>
      <text:p text:style-name="P10"><text:span text:style-name="T8">To create magic items, spellcasters use special feats. They invest time, money, and their own personal energy (in the form of experience points) in an item’s creation.</text:span></text:p>
      <text:p text:style-name="P10"><text:span text:style-name="T8">Note that all items have prerequisites in their descriptions. These prerequisites must be met for the item to be created. Most of the time, they take the form of spells that must be known by the item’s creator (although access through another magic item or spellcaster is allowed).</text:span></text:p>
      <text:p text:style-name="P10"><text:span text:style-name="T8">While item creation costs are handled in detail below, note that normally the two primary factors are the caster level of the creator and the level of the spell or spells put into the item. A creator can create an item at a lower caster level than her own, but never lower than the minimum level needed to cast the needed spell. Using metamagic feats, a caster can place spells in items at a higher level than normal.</text:span></text:p>
      <text:p text:style-name="P10"><text:soft-page-break/><text:span text:style-name="T8">Magic supplies for items are always half of the base price in gp and 1/25 of the base price in XP. For many items, the market price equals the base price.</text:span></text:p>
      <text:p text:style-name="P10"><text:span text:style-name="T8">Armor, shields, weapons, and items with a value independent of their magically enhanced properties add their item cost to the market price. The item cost does not influence the base price (which determines the cost of magic supplies and the experience point cost), but it does increase the final market price.</text:span></text:p>
      <text:p text:style-name="P10"><text:span text:style-name="T8">In addition, some items cast or replicate spells with costly material components or with XP components. For these items, the market price equals the base price plus an extra price for the spell component costs. Each XP in the component costs adds 5 gp to the market price. The cost to create these items is the magic supplies cost and the base XP cost (both determined by the base price) plus the costs for the components. Descriptions of these items include an entry that gives the total cost of creating the item.</text:span></text:p>
      <text:p text:style-name="P10"><text:span text:style-name="T8">The creator also needs a fairly quiet, comfortable, and well-lit place in which to work. Any place suitable for preparing spells is suitable for making items. Creating an item requires one day per 1,000 gp in the item’s base price, with a minimum of at least one day. Potions are an exception to this rule; they always take just one day to brew. The character must spend the gold and XP at the beginning of the construction process.</text:span></text:p>
      <text:p text:style-name="P10"><text:span text:style-name="T8">The caster works for 8 hours each day. He cannot rush the process by working longer each day. But the days need not be consecutive, and the caster can use the rest of his time as he sees fit.</text:span></text:p>
      <text:p text:style-name="P10"><text:span text:style-name="T8">A character can work on only one item at a time. If a character starts work on a new item, all materials used and XP spent on the under-construction item are wasted.</text:span></text:p>
      <text:p text:style-name="P10"><text:span text:style-name="T8">The secrets of creating artifacts are long lost.</text:span></text:p>
      <text:p text:style-name="P7"/>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ext:soft-page-break/>
        <table:table-row table:style-name="Table3.1">
          <table:table-cell table:style-name="Table3.A1" table:number-columns-spanned="7" office:value-type="string">
            <text:p text:style-name="P11"><text:span text:style-name="T3">Table: Summary of Magic Item Creation Costs</text:span></text:p>
          </table:table-cell>
          <table:covered-table-cell/>
          <table:covered-table-cell/>
          <table:covered-table-cell/>
          <table:covered-table-cell/>
          <table:covered-table-cell/>
          <table:covered-table-cell/>
        </table:table-row>
        <table:table-row table:style-name="Table3.1">
          <table:table-cell table:style-name="Table3.A2" office:value-type="string">
            <text:p text:style-name="P11"><text:span text:style-name="T3"><text:s/></text:span></text:p>
          </table:table-cell>
          <table:table-cell table:style-name="Table3.A2" office:value-type="string">
            <text:p text:style-name="P11"><text:span text:style-name="T3"><text:s/></text:span></text:p>
          </table:table-cell>
          <table:table-cell table:style-name="Table3.A2" office:value-type="string">
            <text:p text:style-name="P11"><text:span text:style-name="T3"><text:s/></text:span></text:p>
          </table:table-cell>
          <table:table-cell table:style-name="Table3.A2" table:number-columns-spanned="2" office:value-type="string">
            <text:p text:style-name="P13"><text:span text:style-name="T3">Spell Component Costs</text:span></text:p>
          </table:table-cell>
          <table:covered-table-cell/>
          <table:table-cell table:style-name="Table3.A2" office:value-type="string">
            <text:p text:style-name="P14"/>
          </table:table-cell>
          <table:table-cell table:style-name="Table3.A2" office:value-type="string">
            <text:p text:style-name="P14"/>
          </table:table-cell>
        </table:table-row>
        <table:table-row table:style-name="Table3.1">
          <table:table-cell table:style-name="Table3.A2" office:value-type="string">
            <text:p text:style-name="P11"><text:span text:style-name="T3">Magic Item </text:span></text:p>
          </table:table-cell>
          <table:table-cell table:style-name="Table3.A2" office:value-type="string">
            <text:p text:style-name="P11"><text:span text:style-name="T3">Feat </text:span></text:p>
          </table:table-cell>
          <table:table-cell table:style-name="Table3.A2" office:value-type="string">
            <text:p text:style-name="P11"><text:span text:style-name="T3">Item Cost </text:span></text:p>
          </table:table-cell>
          <table:table-cell table:style-name="Table3.A2" office:value-type="string">
            <text:p text:style-name="P11"><text:span text:style-name="T3">Material</text:span><text:span text:style-name="T13">2</text:span><text:span text:style-name="T3"> </text:span></text:p>
          </table:table-cell>
          <table:table-cell table:style-name="Table3.A2" office:value-type="string">
            <text:p text:style-name="P11"><text:span text:style-name="T3">XP</text:span><text:span text:style-name="T13">3</text:span><text:span text:style-name="T3"> </text:span></text:p>
          </table:table-cell>
          <table:table-cell table:style-name="Table3.A2" office:value-type="string">
            <text:p text:style-name="P11"><text:span text:style-name="T3">Magic Supplies Cost </text:span></text:p>
          </table:table-cell>
          <table:table-cell table:style-name="Table3.A2" office:value-type="string">
            <text:p text:style-name="P11"><text:span text:style-name="T3">Base Price</text:span><text:span text:style-name="T13">4</text:span></text:p>
          </table:table-cell>
        </table:table-row>
        <table:table-row table:style-name="Table3.1">
          <table:table-cell table:style-name="Table3.A2" office:value-type="string">
            <text:p text:style-name="P10"><text:span text:style-name="T4">Armor </text:span></text:p>
          </table:table-cell>
          <table:table-cell table:style-name="Table3.A2" office:value-type="string">
            <text:p text:style-name="P10"><text:span text:style-name="T4">Craft Magic Arms and Armor</text:span></text:p>
          </table:table-cell>
          <table:table-cell table:style-name="Table3.A2" office:value-type="string">
            <text:p text:style-name="P10"><text:span text:style-name="T4">Masterwork armor </text:span></text:p>
          </table:table-cell>
          <table:table-cell table:style-name="Table3.A2" office:value-type="string">
            <text:p text:style-name="P10"><text:span text:style-name="T4">Cost x 50 (usually none)</text:span></text:p>
          </table:table-cell>
          <table:table-cell table:style-name="Table3.A2" office:value-type="string">
            <text:p text:style-name="P10"><text:span text:style-name="T4">x 50 (usually none) </text:span></text:p>
            <text:p text:style-name="P10"><text:span text:style-name="T4">x 5 gp</text:span></text:p>
          </table:table-cell>
          <table:table-cell table:style-name="Table3.A2" office:value-type="string">
            <text:p text:style-name="P10"><text:span text:style-name="T4">1/2 the value on Table: Armor and Shields</text:span></text:p>
          </table:table-cell>
          <table:table-cell table:style-name="Table3.A2" office:value-type="string">
            <text:p text:style-name="P10"><text:span text:style-name="T4">Value on Table: Armor and Shields</text:span></text:p>
          </table:table-cell>
        </table:table-row>
        <table:table-row table:style-name="Table3.1">
          <table:table-cell table:style-name="Table3.A2" office:value-type="string">
            <text:p text:style-name="P10"><text:span text:style-name="T4">Shield <text:s/></text:span></text:p>
          </table:table-cell>
          <table:table-cell table:style-name="Table3.A2" office:value-type="string">
            <text:p text:style-name="P10"><text:span text:style-name="T4">Craft Magic Arms and Armor</text:span></text:p>
          </table:table-cell>
          <table:table-cell table:style-name="Table3.A2" office:value-type="string">
            <text:p text:style-name="P10"><text:span text:style-name="T4">Masterwork shield </text:span></text:p>
          </table:table-cell>
          <table:table-cell table:style-name="Table3.A2" office:value-type="string">
            <text:p text:style-name="P10"><text:span text:style-name="T4">x 50 (usually none)</text:span></text:p>
          </table:table-cell>
          <table:table-cell table:style-name="Table3.A2" office:value-type="string">
            <text:p text:style-name="P10"><text:span text:style-name="T4">x 50 (usually none) </text:span></text:p>
            <text:p text:style-name="P10"><text:span text:style-name="T4">x 5 gp</text:span></text:p>
          </table:table-cell>
          <table:table-cell table:style-name="Table3.A2" office:value-type="string">
            <text:p text:style-name="P10"><text:span text:style-name="T4">1/2 the value on Table: Armor and Shields</text:span></text:p>
          </table:table-cell>
          <table:table-cell table:style-name="Table3.A2" office:value-type="string">
            <text:p text:style-name="P10"><text:span text:style-name="T4">Value on Table: Armor and Shields</text:span></text:p>
          </table:table-cell>
        </table:table-row>
        <table:table-row table:style-name="Table3.1">
          <table:table-cell table:style-name="Table3.A2" office:value-type="string">
            <text:p text:style-name="P10"><text:span text:style-name="T4">Weapon </text:span></text:p>
          </table:table-cell>
          <table:table-cell table:style-name="Table3.A2" office:value-type="string">
            <text:p text:style-name="P10"><text:span text:style-name="T4">Craft Magic Arms and Armor</text:span></text:p>
          </table:table-cell>
          <table:table-cell table:style-name="Table3.A2" office:value-type="string">
            <text:p text:style-name="P10"><text:span text:style-name="T4">Masterwork weapon </text:span></text:p>
          </table:table-cell>
          <table:table-cell table:style-name="Table3.A2" office:value-type="string">
            <text:p text:style-name="P10"><text:span text:style-name="T4">x 50 (usually none) </text:span></text:p>
          </table:table-cell>
          <table:table-cell table:style-name="Table3.A2" office:value-type="string">
            <text:p text:style-name="P10"><text:span text:style-name="T4">x 50 (usually none) </text:span></text:p>
            <text:p text:style-name="P10"><text:span text:style-name="T4">x 5 gp</text:span></text:p>
          </table:table-cell>
          <table:table-cell table:style-name="Table3.A2" office:value-type="string">
            <text:p text:style-name="P10"><text:span text:style-name="T4">1/2 the value on Table: Weapons </text:span></text:p>
          </table:table-cell>
          <table:table-cell table:style-name="Table3.A2" office:value-type="string">
            <text:p text:style-name="P10"><text:span text:style-name="T4">Value on Table: Weapons</text:span></text:p>
          </table:table-cell>
        </table:table-row>
        <table:table-row table:style-name="Table3.1">
          <table:table-cell table:style-name="Table3.A2" office:value-type="string">
            <text:p text:style-name="P10"><text:span text:style-name="T4">Potion </text:span></text:p>
          </table:table-cell>
          <table:table-cell table:style-name="Table3.A2" office:value-type="string">
            <text:p text:style-name="P10"><text:span text:style-name="T4">Brew Potion</text:span></text:p>
          </table:table-cell>
          <table:table-cell table:style-name="Table3.A2" office:value-type="string">
            <text:p text:style-name="P10"><text:span text:style-name="T4"><text:s/>— </text:span></text:p>
          </table:table-cell>
          <table:table-cell table:style-name="Table3.A2" office:value-type="string">
            <text:p text:style-name="P10"><text:span text:style-name="T4">Cost (usually none) </text:span></text:p>
          </table:table-cell>
          <table:table-cell table:style-name="Table3.A2" office:value-type="string">
            <text:p text:style-name="P10"><text:span text:style-name="T4">Cost (usually none) </text:span></text:p>
          </table:table-cell>
          <table:table-cell table:style-name="Table3.A2" office:value-type="string">
            <text:p text:style-name="P10"><text:span text:style-name="T4">1/2 x 25 x level of spell x level of caster</text:span></text:p>
          </table:table-cell>
          <table:table-cell table:style-name="Table3.A2" office:value-type="string">
            <text:p text:style-name="P10"><text:span text:style-name="T4">25 x level of spell x level of caster</text:span></text:p>
          </table:table-cell>
        </table:table-row>
        <table:table-row table:style-name="Table3.1">
          <table:table-cell table:style-name="Table3.A2" office:value-type="string">
            <text:p text:style-name="P10"><text:span text:style-name="T4">Ring </text:span></text:p>
          </table:table-cell>
          <table:table-cell table:style-name="Table3.A2" office:value-type="string">
            <text:p text:style-name="P10"><text:span text:style-name="T4">Forge Ring </text:span></text:p>
          </table:table-cell>
          <table:table-cell table:style-name="Table3.A2" office:value-type="string">
            <text:p text:style-name="P10"><text:span text:style-name="T4">—</text:span></text:p>
          </table:table-cell>
          <table:table-cell table:style-name="Table3.A2" office:value-type="string">
            <text:p text:style-name="P10"><text:span text:style-name="T4"><text:s/>x 50 </text:span></text:p>
          </table:table-cell>
          <table:table-cell table:style-name="Table3.A2" office:value-type="string">
            <text:p text:style-name="P10"><text:span text:style-name="T4">x 50 </text:span></text:p>
            <text:p text:style-name="P10"><text:span text:style-name="T4">x 5 gp</text:span></text:p>
          </table:table-cell>
          <table:table-cell table:style-name="Table3.A2" office:value-type="string">
            <text:p text:style-name="P10"><text:span text:style-name="T4">Special, see Table: Estimating Magic Item Gold Price Values, below</text:span></text:p>
          </table:table-cell>
          <table:table-cell table:style-name="Table3.A2" office:value-type="string">
            <text:p text:style-name="P10"><text:span text:style-name="T4">Special, see Table: Estimating Magic Item Gold Price Values, below</text:span></text:p>
          </table:table-cell>
        </table:table-row>
        <table:table-row table:style-name="Table3.1">
          <table:table-cell table:style-name="Table3.A2" office:value-type="string">
            <text:p text:style-name="P11"><text:span text:style-name="T4">Rod </text:span></text:p>
          </table:table-cell>
          <table:table-cell table:style-name="Table3.A2" office:value-type="string">
            <text:p text:style-name="P11"><text:span text:style-name="T4">Craft Rod </text:span></text:p>
          </table:table-cell>
          <table:table-cell table:style-name="Table3.A2" office:value-type="string">
            <text:p text:style-name="P11"><text:span text:style-name="T13">1 </text:span></text:p>
          </table:table-cell>
          <table:table-cell table:style-name="Table3.A2" office:value-type="string">
            <text:p text:style-name="P11"><text:span text:style-name="T4">x 50 (often none)</text:span></text:p>
          </table:table-cell>
          <table:table-cell table:style-name="Table3.A2" office:value-type="string">
            <text:p text:style-name="P11"><text:span text:style-name="T4">x 50 (often none) </text:span></text:p>
          </table:table-cell>
          <table:table-cell table:style-name="Table3.A2" office:value-type="string">
            <text:p text:style-name="P11"><text:span text:style-name="T4">Special, see Table: Estimating Magic Item Gold Price Values, below</text:span></text:p>
          </table:table-cell>
          <table:table-cell table:style-name="Table3.A2" office:value-type="string">
            <text:p text:style-name="P11"><text:span text:style-name="T4">Special, see Table: Estimating Magic Item Gold Price Values, below</text:span></text:p>
          </table:table-cell>
        </table:table-row>
        <table:table-row table:style-name="Table3.1">
          <table:table-cell table:style-name="Table3.A2" office:value-type="string">
            <text:p text:style-name="P10"><text:span text:style-name="T4">Scroll </text:span></text:p>
          </table:table-cell>
          <table:table-cell table:style-name="Table3.A2" office:value-type="string">
            <text:p text:style-name="P10"><text:span text:style-name="T4">Scribe Scroll </text:span></text:p>
          </table:table-cell>
          <table:table-cell table:style-name="Table3.A2" office:value-type="string">
            <text:p text:style-name="P10"><text:span text:style-name="T4">— </text:span></text:p>
          </table:table-cell>
          <table:table-cell table:style-name="Table3.A2" office:value-type="string">
            <text:p text:style-name="P10"><text:span text:style-name="T4">Cost (usually none) </text:span></text:p>
          </table:table-cell>
          <table:table-cell table:style-name="Table3.A2" office:value-type="string">
            <text:p text:style-name="P10"><text:span text:style-name="T4">Cost (usually none) </text:span></text:p>
          </table:table-cell>
          <table:table-cell table:style-name="Table3.A2" office:value-type="string">
            <text:p text:style-name="P10"><text:span text:style-name="T4">1/2 x 12.5 x level of spell x level of caster</text:span></text:p>
          </table:table-cell>
          <table:table-cell table:style-name="Table3.A2" office:value-type="string">
            <text:p text:style-name="P10"><text:span text:style-name="T4">12.5 x level of spell x level of caster</text:span></text:p>
          </table:table-cell>
        </table:table-row>
        <table:table-row table:style-name="Table3.1">
          <table:table-cell table:style-name="Table3.A2" office:value-type="string">
            <text:p text:style-name="P10"><text:span text:style-name="T4">Staff </text:span></text:p>
          </table:table-cell>
          <table:table-cell table:style-name="Table3.A2" office:value-type="string">
            <text:p text:style-name="P10"><text:span text:style-name="T4">Craft Staff </text:span></text:p>
          </table:table-cell>
          <table:table-cell table:style-name="Table3.A2" office:value-type="string">
            <text:p text:style-name="P10"><text:span text:style-name="T4">Masterwork quarterstaff (300 gp)</text:span></text:p>
          </table:table-cell>
          <table:table-cell table:style-name="Table3.A2" office:value-type="string">
            <text:p text:style-name="P10"><text:span text:style-name="T4">x 50 / (# of charges used to activate spell)</text:span></text:p>
          </table:table-cell>
          <table:table-cell table:style-name="Table3.A2" office:value-type="string">
            <text:p text:style-name="P10"><text:span text:style-name="T4">x 50 x 5 gp / (# of charges used to activate spell)</text:span></text:p>
          </table:table-cell>
          <table:table-cell table:style-name="Table3.A2" office:value-type="string">
            <text:p text:style-name="P10"><text:span text:style-name="T4">See Creating Staffs, below </text:span></text:p>
          </table:table-cell>
          <table:table-cell table:style-name="Table3.A2" office:value-type="string">
            <text:p text:style-name="P10"><text:span text:style-name="T4">See Creating Staffs, below</text:span></text:p>
          </table:table-cell>
        </table:table-row>
        <table:table-row table:style-name="Table3.1">
          <table:table-cell table:style-name="Table3.A2" office:value-type="string">
            <text:p text:style-name="P10"><text:span text:style-name="T4">Wand </text:span></text:p>
          </table:table-cell>
          <table:table-cell table:style-name="Table3.A2" office:value-type="string">
            <text:p text:style-name="P10"><text:span text:style-name="T4">Craft Wand </text:span></text:p>
          </table:table-cell>
          <table:table-cell table:style-name="Table3.A2" office:value-type="string">
            <text:p text:style-name="P10"><text:span text:style-name="T4">— </text:span></text:p>
          </table:table-cell>
          <table:table-cell table:style-name="Table3.A2" office:value-type="string">
            <text:p text:style-name="P10"><text:span text:style-name="T4">x 50 </text:span></text:p>
          </table:table-cell>
          <table:table-cell table:style-name="Table3.A2" office:value-type="string">
            <text:p text:style-name="P10"><text:span text:style-name="T4">x 50 </text:span></text:p>
            <text:p text:style-name="P10"><text:span text:style-name="T4">x 5 gp </text:span></text:p>
          </table:table-cell>
          <table:table-cell table:style-name="Table3.A2" office:value-type="string">
            <text:p text:style-name="P10"><text:span text:style-name="T4">1/2 x 375 x level of spell x level of caster </text:span></text:p>
          </table:table-cell>
          <table:table-cell table:style-name="Table3.A2" office:value-type="string">
            <text:p text:style-name="P10"><text:span text:style-name="T4">375 x level of spell x level of caster</text:span></text:p>
          </table:table-cell>
        </table:table-row>
        <table:table-row table:style-name="Table3.1">
          <table:table-cell table:style-name="Table3.A2" office:value-type="string">
            <text:p text:style-name="P10"><text:span text:style-name="T4">Wondrous</text:span></text:p>
            <text:p text:style-name="P10"><text:span text:style-name="T4"><text:s/>Item </text:span></text:p>
          </table:table-cell>
          <table:table-cell table:style-name="Table3.A2" office:value-type="string">
            <text:p text:style-name="P10"><text:span text:style-name="T4">Craft Wondrous Item </text:span></text:p>
          </table:table-cell>
          <table:table-cell table:style-name="Table3.A2" office:value-type="string">
            <text:p text:style-name="P10"><text:span text:style-name="T13">5 </text:span></text:p>
          </table:table-cell>
          <table:table-cell table:style-name="Table3.A2" office:value-type="string">
            <text:p text:style-name="P10"><text:span text:style-name="T4">x 50 (usually none)</text:span></text:p>
          </table:table-cell>
          <table:table-cell table:style-name="Table3.A2" office:value-type="string">
            <text:p text:style-name="P10"><text:span text:style-name="T4">x 50 (usually none)</text:span></text:p>
            <text:p text:style-name="P10"><text:span text:style-name="T4">x 5 gp</text:span></text:p>
          </table:table-cell>
          <table:table-cell table:style-name="Table3.A2" office:value-type="string">
            <text:p text:style-name="P10"><text:span text:style-name="T4">Special, see Table: Estimating Magic Item Gold Price Values, below</text:span></text:p>
          </table:table-cell>
          <table:table-cell table:style-name="Table3.A2" office:value-type="string">
            <text:p text:style-name="P10"><text:span text:style-name="T4">Special, see Table: Estimating Magic Item Gold Price Values, below</text:span></text:p>
          </table:table-cell>
        </table:table-row>
        <table:table-row table:style-name="Table3.1">
          <table:table-cell table:style-name="Table3.A2" table:number-columns-spanned="7" office:value-type="string">
            <text:p text:style-name="P11"><text:span text:style-name="T4">1 Rods usable as weapons must include the masterwork weapon cost.</text:span></text:p>
          </table:table-cell>
          <table:covered-table-cell/>
          <table:covered-table-cell/>
          <table:covered-table-cell/>
          <table:covered-table-cell/>
          <table:covered-table-cell/>
          <table:covered-table-cell/>
        </table:table-row>
        <table:table-row table:style-name="Table3.1">
          <table:table-cell table:style-name="Table3.A2" table:number-columns-spanned="7" office:value-type="string">
            <text:p text:style-name="P10"><text:span text:style-name="T4">2 This cost is only for spells activated by the item that have material or XP components. Having a spell with a costly component as a prerequisite does not automatically incur this cost if the item doesn’t actually cast the spell. </text:span></text:p>
          </table:table-cell>
          <table:covered-table-cell/>
          <table:covered-table-cell/>
          <table:covered-table-cell/>
          <table:covered-table-cell/>
          <table:covered-table-cell/>
          <table:covered-table-cell/>
        </table:table-row>
        <table:table-row table:style-name="Table3.1">
          <table:table-cell table:style-name="Table3.A2" table:number-columns-spanned="7" office:value-type="string">
            <text:p text:style-name="P10"><text:span text:style-name="T4">3 If purchasing a staff, the buyer pays 5 x the XP value in gold pieces.</text:span></text:p>
          </table:table-cell>
          <table:covered-table-cell/>
          <table:covered-table-cell/>
          <table:covered-table-cell/>
          <table:covered-table-cell/>
          <table:covered-table-cell/>
          <table:covered-table-cell/>
        </table:table-row>
        <table:table-row table:style-name="Table3.1">
          <table:table-cell table:style-name="Table3.A2" table:number-columns-spanned="7" office:value-type="string">
            <text:p text:style-name="P10"><text:span text:style-name="T4">4 A character creating an item pays 1/25 the base price in experience points.</text:span></text:p>
          </table:table-cell>
          <table:covered-table-cell/>
          <table:covered-table-cell/>
          <table:covered-table-cell/>
          <table:covered-table-cell/>
          <table:covered-table-cell/>
          <table:covered-table-cell/>
        </table:table-row>
        <table:table-row table:style-name="Table3.1">
          <table:table-cell table:style-name="Table3.A2" table:number-columns-spanned="7" office:value-type="string">
            <text:p text:style-name="P10"><text:span text:style-name="T4">5 Some items have additional value from a masterwork item component.</text:span><text:span text:style-name="T5"> </text:span></text:p>
          </table:table-cell>
          <table:covered-table-cell/>
          <table:covered-table-cell/>
          <table:covered-table-cell/>
          <table:covered-table-cell/>
          <table:covered-table-cell/>
          <table:covered-table-cell/>
        </table:table-row>
        <table:table-row table:style-name="Table3.1">
          <table:table-cell table:style-name="Table3.A19" table:number-columns-spanned="7" office:value-type="string">
            <text:p text:style-name="P11"><text:span text:style-name="T3">An item’s market price is the sum of the item cost, spell component costs, and the base price.</text:span></text:p>
          </table:table-cell>
          <table:covered-table-cell/>
          <table:covered-table-cell/>
          <table:covered-table-cell/>
          <table:covered-table-cell/>
          <table:covered-table-cell/>
          <table:covered-table-cell/>
        </table:table-row>
      </table:table>
      <text:p text:style-name="P5"/>
      <table:table table:name="Table4" table:style-name="Table4">
        <table:table-column table:style-name="Table4.A"/>
        <table:table-column table:style-name="Table4.B"/>
        <table:table-column table:style-name="Table4.C"/>
        <table:table-row table:style-name="Table4.1">
          <table:table-cell table:style-name="Table4.A1" table:number-columns-spanned="3" office:value-type="string">
            <text:h text:style-name="P15" text:outline-level="8"><text:span text:style-name="T1">Table: Estimating Magic Item Gold Piece Values</text:span></text:h>
          </table:table-cell>
          <table:covered-table-cell/>
          <table:covered-table-cell/>
        </table:table-row>
        <table:table-row table:style-name="Table4.2">
          <table:table-cell table:style-name="Table4.A2" office:value-type="string">
            <text:p text:style-name="P11"><text:span text:style-name="T3">Effect </text:span></text:p>
          </table:table-cell>
          <table:table-cell table:style-name="Table4.A2" office:value-type="string">
            <text:p text:style-name="P11"><text:span text:style-name="T3">Base Price </text:span></text:p>
          </table:table-cell>
          <table:table-cell table:style-name="Table4.A2" office:value-type="string">
            <text:p text:style-name="P11"><text:span text:style-name="T3">Example</text:span></text:p>
          </table:table-cell>
        </table:table-row>
        <table:table-row table:style-name="Table4.2">
          <table:table-cell table:style-name="Table4.A2" office:value-type="string">
            <text:p text:style-name="P10"><text:span text:style-name="T4">Ability bonus (enhancement) </text:span></text:p>
          </table:table-cell>
          <table:table-cell table:style-name="Table4.A2" office:value-type="string">
            <text:p text:style-name="P10"><text:span text:style-name="T4">Bonus squared <text:s/>x 1,000 gp </text:span></text:p>
          </table:table-cell>
          <table:table-cell table:style-name="Table4.A2" office:value-type="string">
            <text:p text:style-name="P10"><text:span text:style-name="T5">Gloves of Dexterity +2</text:span></text:p>
          </table:table-cell>
        </table:table-row>
        <table:table-row table:style-name="Table4.2">
          <table:table-cell table:style-name="Table4.A2" office:value-type="string">
            <text:p text:style-name="P10"><text:span text:style-name="T4">Armor bonus (enhancement) </text:span></text:p>
          </table:table-cell>
          <table:table-cell table:style-name="Table4.A2" office:value-type="string">
            <text:p text:style-name="P10"><text:span text:style-name="T4">Bonus squared <text:s/>x 1,000 gp </text:span></text:p>
          </table:table-cell>
          <table:table-cell table:style-name="Table4.A2" office:value-type="string">
            <text:p text:style-name="P10"><text:span text:style-name="T5">+1 chainmail</text:span></text:p>
          </table:table-cell>
        </table:table-row>
        <table:table-row table:style-name="Table4.2">
          <table:table-cell table:style-name="Table4.A2" office:value-type="string">
            <text:p text:style-name="P10"><text:span text:style-name="T4">Bonus spell </text:span></text:p>
          </table:table-cell>
          <table:table-cell table:style-name="Table4.A2" office:value-type="string">
            <text:p text:style-name="P10"><text:span text:style-name="T4">Spell level squared <text:s/>x 1,000 gp </text:span></text:p>
          </table:table-cell>
          <table:table-cell table:style-name="Table4.A2" office:value-type="string">
            <text:p text:style-name="P10"><text:span text:style-name="T5">Pearl of power</text:span></text:p>
          </table:table-cell>
        </table:table-row>
        <table:table-row table:style-name="Table4.2">
          <table:table-cell table:style-name="Table4.A2" office:value-type="string">
            <text:p text:style-name="P10"><text:span text:style-name="T4">AC bonus (deflection) </text:span></text:p>
          </table:table-cell>
          <table:table-cell table:style-name="Table4.A2" office:value-type="string">
            <text:p text:style-name="P10"><text:span text:style-name="T4">Bonus squared <text:s/>x 2,000 gp </text:span></text:p>
          </table:table-cell>
          <table:table-cell table:style-name="Table4.A2" office:value-type="string">
            <text:p text:style-name="P10"><text:span text:style-name="T5">Ring of protection +3</text:span></text:p>
          </table:table-cell>
        </table:table-row>
        <table:table-row table:style-name="Table4.2">
          <table:table-cell table:style-name="Table4.A2" office:value-type="string">
            <text:p text:style-name="P10"><text:span text:style-name="T4">AC bonus (other)</text:span><text:span text:style-name="T13">1</text:span><text:span text:style-name="T3"> </text:span></text:p>
          </table:table-cell>
          <table:table-cell table:style-name="Table4.A2" office:value-type="string">
            <text:p text:style-name="P10"><text:span text:style-name="T4">Bonus squared <text:s/>x 2,500 gp </text:span></text:p>
          </table:table-cell>
          <table:table-cell table:style-name="Table4.A2" office:value-type="string">
            <text:p text:style-name="P10"><text:span text:style-name="T5">Ioun stone, dusty rose prism</text:span></text:p>
          </table:table-cell>
        </table:table-row>
        <text:soft-page-break/>
        <table:table-row table:style-name="Table4.2">
          <table:table-cell table:style-name="Table4.A2" office:value-type="string">
            <text:p text:style-name="P10"><text:span text:style-name="T4">Natural armor bonus (enhancement) </text:span></text:p>
          </table:table-cell>
          <table:table-cell table:style-name="Table4.A2" office:value-type="string">
            <text:p text:style-name="P10"><text:span text:style-name="T4">Bonus squared <text:s/>x 2,000 gp </text:span></text:p>
          </table:table-cell>
          <table:table-cell table:style-name="Table4.A2" office:value-type="string">
            <text:p text:style-name="P10"><text:span text:style-name="T5">Amulet of natural armor +1</text:span></text:p>
          </table:table-cell>
        </table:table-row>
        <table:table-row table:style-name="Table4.2">
          <table:table-cell table:style-name="Table4.A2" office:value-type="string">
            <text:p text:style-name="P10"><text:span text:style-name="T4">Save bonus (resistance) </text:span></text:p>
          </table:table-cell>
          <table:table-cell table:style-name="Table4.A2" office:value-type="string">
            <text:p text:style-name="P10"><text:span text:style-name="T4">Bonus squared <text:s/>x 1,000 gp </text:span></text:p>
          </table:table-cell>
          <table:table-cell table:style-name="Table4.A2" office:value-type="string">
            <text:p text:style-name="P10"><text:span text:style-name="T5">Cloak of resistance +5</text:span></text:p>
          </table:table-cell>
        </table:table-row>
        <table:table-row table:style-name="Table4.2">
          <table:table-cell table:style-name="Table4.A2" office:value-type="string">
            <text:p text:style-name="P10"><text:span text:style-name="T4">Save bonus (other)</text:span><text:span text:style-name="T13">1</text:span><text:span text:style-name="T3"> </text:span></text:p>
          </table:table-cell>
          <table:table-cell table:style-name="Table4.A2" office:value-type="string">
            <text:p text:style-name="P10"><text:span text:style-name="T4">Bonus squared <text:s/>x 2,000 gp </text:span></text:p>
          </table:table-cell>
          <table:table-cell table:style-name="Table4.A2" office:value-type="string">
            <text:p text:style-name="P10"><text:span text:style-name="T5">Stone of good luck</text:span></text:p>
          </table:table-cell>
        </table:table-row>
        <table:table-row table:style-name="Table4.2">
          <table:table-cell table:style-name="Table4.A2" office:value-type="string">
            <text:p text:style-name="P10"><text:span text:style-name="T4">Skill bonus (competence) </text:span></text:p>
          </table:table-cell>
          <table:table-cell table:style-name="Table4.A2" office:value-type="string">
            <text:p text:style-name="P10"><text:span text:style-name="T4">Bonus squared <text:s/>x 100 gp </text:span></text:p>
          </table:table-cell>
          <table:table-cell table:style-name="Table4.A2" office:value-type="string">
            <text:p text:style-name="P10"><text:span text:style-name="T5">Cloak of elvenkind</text:span></text:p>
          </table:table-cell>
        </table:table-row>
        <table:table-row table:style-name="Table4.2">
          <table:table-cell table:style-name="Table4.A2" office:value-type="string">
            <text:p text:style-name="P10"><text:span text:style-name="T4">Spell resistance </text:span></text:p>
          </table:table-cell>
          <table:table-cell table:style-name="Table4.A2" office:value-type="string">
            <text:p text:style-name="P10"><text:span text:style-name="T4">10,000 gp per point over SR 12; </text:span></text:p>
            <text:p text:style-name="P10"><text:span text:style-name="T4">SR 13 minimum </text:span></text:p>
          </table:table-cell>
          <table:table-cell table:style-name="Table4.A2" office:value-type="string">
            <text:p text:style-name="P10"><text:span text:style-name="T5">Mantle of spell resistance</text:span></text:p>
          </table:table-cell>
        </table:table-row>
        <table:table-row table:style-name="Table4.2">
          <table:table-cell table:style-name="Table4.A2" office:value-type="string">
            <text:p text:style-name="P10"><text:span text:style-name="T4">Weapon bonus (enhancement) </text:span></text:p>
          </table:table-cell>
          <table:table-cell table:style-name="Table4.A2" office:value-type="string">
            <text:p text:style-name="P10"><text:span text:style-name="T4">Bonus squared <text:s/>x 2,000 gp </text:span></text:p>
          </table:table-cell>
          <table:table-cell table:style-name="Table4.A2" office:value-type="string">
            <text:p text:style-name="P10"><text:span text:style-name="T5">+1 longsword</text:span></text:p>
          </table:table-cell>
        </table:table-row>
        <table:table-row table:style-name="Table4.2">
          <table:table-cell table:style-name="Table4.A2" office:value-type="string">
            <text:p text:style-name="P10"><text:span text:style-name="T3">Spell Effect </text:span></text:p>
          </table:table-cell>
          <table:table-cell table:style-name="Table4.A2" office:value-type="string">
            <text:p text:style-name="P10"><text:span text:style-name="T3">Base Price </text:span></text:p>
          </table:table-cell>
          <table:table-cell table:style-name="Table4.A2" office:value-type="string">
            <text:p text:style-name="P10"><text:span text:style-name="T3">Example</text:span></text:p>
          </table:table-cell>
        </table:table-row>
        <text:soft-page-break/>
        <table:table-row table:style-name="Table4.2">
          <table:table-cell table:style-name="Table4.A2" office:value-type="string">
            <text:p text:style-name="P10"><text:span text:style-name="T4">Single use, spell completion </text:span></text:p>
          </table:table-cell>
          <table:table-cell table:style-name="Table4.A2" office:value-type="string">
            <text:p text:style-name="P10"><text:span text:style-name="T4">Spell level <text:s/>x caster level <text:s/>x 25 gp </text:span></text:p>
          </table:table-cell>
          <table:table-cell table:style-name="Table4.A2" office:value-type="string">
            <text:p text:style-name="P10"><text:span text:style-name="T4">Scroll of </text:span><text:span text:style-name="T5">haste</text:span></text:p>
          </table:table-cell>
        </table:table-row>
        <table:table-row table:style-name="Table4.2">
          <table:table-cell table:style-name="Table4.A2" office:value-type="string">
            <text:p text:style-name="P10"><text:span text:style-name="T4">Single use, use-activated </text:span></text:p>
          </table:table-cell>
          <table:table-cell table:style-name="Table4.A2" office:value-type="string">
            <text:p text:style-name="P10"><text:span text:style-name="T4">Spell level <text:s/>x caster level <text:s/>x 50 gp </text:span></text:p>
          </table:table-cell>
          <table:table-cell table:style-name="Table4.A2" office:value-type="string">
            <text:p text:style-name="P10"><text:span text:style-name="T5">Potion of cure light wounds</text:span></text:p>
          </table:table-cell>
        </table:table-row>
        <table:table-row table:style-name="Table4.2">
          <table:table-cell table:style-name="Table4.A2" office:value-type="string">
            <text:p text:style-name="P10"><text:span text:style-name="T4">50 charges, spell trigger </text:span></text:p>
          </table:table-cell>
          <table:table-cell table:style-name="Table4.A2" office:value-type="string">
            <text:p text:style-name="P10"><text:span text:style-name="T4">Spell level <text:s/>x caster level <text:s/>x 750 gp </text:span></text:p>
          </table:table-cell>
          <table:table-cell table:style-name="Table4.A2" office:value-type="string">
            <text:p text:style-name="P10"><text:span text:style-name="T5">Wand of fireball</text:span></text:p>
          </table:table-cell>
        </table:table-row>
        <table:table-row table:style-name="Table4.2">
          <table:table-cell table:style-name="Table4.A2" office:value-type="string">
            <text:p text:style-name="P10"><text:span text:style-name="T4">Command word </text:span></text:p>
          </table:table-cell>
          <table:table-cell table:style-name="Table4.A2" office:value-type="string">
            <text:p text:style-name="P10"><text:span text:style-name="T4">Spell level <text:s/>x caster level <text:s/>x 1,800 gp </text:span></text:p>
          </table:table-cell>
          <table:table-cell table:style-name="Table4.A2" office:value-type="string">
            <text:p text:style-name="P10"><text:span text:style-name="T5">Cape of the mountebank</text:span></text:p>
          </table:table-cell>
        </table:table-row>
        <table:table-row table:style-name="Table4.2">
          <table:table-cell table:style-name="Table4.A2" office:value-type="string">
            <text:p text:style-name="P10"><text:span text:style-name="T4">Use-activated or continuous </text:span></text:p>
          </table:table-cell>
          <table:table-cell table:style-name="Table4.A2" office:value-type="string">
            <text:p text:style-name="P10"><text:span text:style-name="T4">Spell level <text:s/>x caster level <text:s/>x 2,000 gp</text:span><text:span text:style-name="T13">2</text:span><text:span text:style-name="T3"> </text:span></text:p>
          </table:table-cell>
          <table:table-cell table:style-name="Table4.A2" office:value-type="string">
            <text:p text:style-name="P10"><text:span text:style-name="T5">Lantern of revealing</text:span></text:p>
          </table:table-cell>
        </table:table-row>
        <table:table-row table:style-name="Table4.2">
          <table:table-cell table:style-name="Table4.A2" office:value-type="string">
            <text:p text:style-name="P10"><text:span text:style-name="T3">Special </text:span></text:p>
          </table:table-cell>
          <table:table-cell table:style-name="Table4.A2" office:value-type="string">
            <text:p text:style-name="P10"><text:span text:style-name="T3">Base Price Adjustment </text:span></text:p>
          </table:table-cell>
          <table:table-cell table:style-name="Table4.A2" office:value-type="string">
            <text:p text:style-name="P10"><text:span text:style-name="T3">Example</text:span></text:p>
          </table:table-cell>
        </table:table-row>
        <table:table-row table:style-name="Table4.2">
          <table:table-cell table:style-name="Table4.A2" office:value-type="string">
            <text:p text:style-name="P10"><text:span text:style-name="T4">Charges per day </text:span></text:p>
          </table:table-cell>
          <table:table-cell table:style-name="Table4.A2" office:value-type="string">
            <text:p text:style-name="P10"><text:span text:style-name="T4">Divide by (5 divided by charges per day) </text:span></text:p>
          </table:table-cell>
          <table:table-cell table:style-name="Table4.A2" office:value-type="string">
            <text:p text:style-name="P10"><text:span text:style-name="T5">Boots of teleportation</text:span></text:p>
          </table:table-cell>
        </table:table-row>
        <text:soft-page-break/>
        <table:table-row table:style-name="Table4.2">
          <table:table-cell table:style-name="Table4.A2" office:value-type="string">
            <text:p text:style-name="P10"><text:span text:style-name="T4">Uncustomary space limitation</text:span><text:span text:style-name="T13">3</text:span><text:span text:style-name="T3"> </text:span></text:p>
          </table:table-cell>
          <table:table-cell table:style-name="Table4.A2" office:value-type="string">
            <text:p text:style-name="P10"><text:span text:style-name="T4">Multiply entire cost by 1.5 </text:span></text:p>
          </table:table-cell>
          <table:table-cell table:style-name="Table4.A2" office:value-type="string">
            <text:p text:style-name="P10"><text:span text:style-name="T5">Helm of teleportation</text:span></text:p>
          </table:table-cell>
        </table:table-row>
        <table:table-row table:style-name="Table4.2">
          <table:table-cell table:style-name="Table4.A2" office:value-type="string">
            <text:p text:style-name="P10"><text:span text:style-name="T4">No space limitation</text:span><text:span text:style-name="T13">4</text:span><text:span text:style-name="T3"> </text:span></text:p>
          </table:table-cell>
          <table:table-cell table:style-name="Table4.A2" office:value-type="string">
            <text:p text:style-name="P10"><text:span text:style-name="T4">Multiply entire cost by 2 </text:span></text:p>
          </table:table-cell>
          <table:table-cell table:style-name="Table4.A2" office:value-type="string">
            <text:p text:style-name="P10"><text:span text:style-name="T5">Ioun stone</text:span></text:p>
          </table:table-cell>
        </table:table-row>
        <table:table-row table:style-name="Table4.2">
          <table:table-cell table:style-name="Table4.A2" office:value-type="string">
            <text:p text:style-name="P10"><text:span text:style-name="T4">Multiple different abilities </text:span></text:p>
          </table:table-cell>
          <table:table-cell table:style-name="Table4.A2" office:value-type="string">
            <text:p text:style-name="P10"><text:span text:style-name="T4">Multiply higher item cost by 2 </text:span></text:p>
          </table:table-cell>
          <table:table-cell table:style-name="Table4.A2" office:value-type="string">
            <text:p text:style-name="P10"><text:span text:style-name="T5">Helm of brilliance</text:span></text:p>
          </table:table-cell>
        </table:table-row>
        <table:table-row table:style-name="Table4.2">
          <table:table-cell table:style-name="Table4.A2" office:value-type="string">
            <text:p text:style-name="P10"><text:span text:style-name="T4">Charged (50 charges) </text:span></text:p>
          </table:table-cell>
          <table:table-cell table:style-name="Table4.A2" office:value-type="string">
            <text:p text:style-name="P10"><text:span text:style-name="T4">1/2 unlimited use base price </text:span></text:p>
          </table:table-cell>
          <table:table-cell table:style-name="Table4.A2" office:value-type="string">
            <text:p text:style-name="P10"><text:span text:style-name="T5">Ring of the ram</text:span></text:p>
          </table:table-cell>
        </table:table-row>
        <table:table-row table:style-name="Table4.2">
          <table:table-cell table:style-name="Table4.A2" office:value-type="string">
            <text:p text:style-name="P10"><text:span text:style-name="T3">Component </text:span></text:p>
          </table:table-cell>
          <table:table-cell table:style-name="Table4.A2" office:value-type="string">
            <text:p text:style-name="P10"><text:span text:style-name="T3">Extra Cost </text:span></text:p>
          </table:table-cell>
          <table:table-cell table:style-name="Table4.A2" office:value-type="string">
            <text:p text:style-name="P10"><text:span text:style-name="T3">Example</text:span></text:p>
          </table:table-cell>
        </table:table-row>
        <table:table-row table:style-name="Table4.2">
          <table:table-cell table:style-name="Table4.A2" office:value-type="string">
            <text:p text:style-name="P10"><text:span text:style-name="T4">Armor, shield, or weapon </text:span></text:p>
          </table:table-cell>
          <table:table-cell table:style-name="Table4.A2" office:value-type="string">
            <text:p text:style-name="P10"><text:span text:style-name="T4">Add cost of masterwork item </text:span></text:p>
          </table:table-cell>
          <table:table-cell table:style-name="Table4.A2" office:value-type="string">
            <text:p text:style-name="P10"><text:span text:style-name="T5">+1 composite longbow</text:span></text:p>
          </table:table-cell>
        </table:table-row>
        <table:table-row table:style-name="Table4.2">
          <table:table-cell table:style-name="Table4.A2" office:value-type="string">
            <text:p text:style-name="P10"><text:span text:style-name="T4">Spell has material component cost </text:span></text:p>
          </table:table-cell>
          <table:table-cell table:style-name="Table4.A2" office:value-type="string">
            <text:p text:style-name="P10"><text:span text:style-name="T4">Add directly into price of item per charge</text:span><text:span text:style-name="T13">5</text:span><text:span text:style-name="T3"> </text:span></text:p>
          </table:table-cell>
          <table:table-cell table:style-name="Table4.A2" office:value-type="string">
            <text:p text:style-name="P10"><text:span text:style-name="T5">Wand of stoneskin</text:span></text:p>
          </table:table-cell>
        </table:table-row>
        <text:soft-page-break/>
        <table:table-row table:style-name="Table4.2">
          <table:table-cell table:style-name="Table4.A2" office:value-type="string">
            <text:p text:style-name="P10"><text:span text:style-name="T4">Spell has XP cost </text:span></text:p>
          </table:table-cell>
          <table:table-cell table:style-name="Table4.A2" office:value-type="string">
            <text:p text:style-name="P10"><text:span text:style-name="T4">Add 5 gp per 1 XP per charge</text:span><text:span text:style-name="T13">5</text:span><text:span text:style-name="T3"> </text:span></text:p>
          </table:table-cell>
          <table:table-cell table:style-name="Table4.A2" office:value-type="string">
            <text:p text:style-name="P10"><text:span text:style-name="T5">Ring of three wishes</text:span></text:p>
          </table:table-cell>
        </table:table-row>
        <table:table-row table:style-name="Table4.1">
          <table:table-cell table:style-name="Table4.A2" table:number-columns-spanned="3" office:value-type="string">
            <text:p text:style-name="P11"><text:span text:style-name="T5">Spell Level: </text:span><text:span text:style-name="T4">A 0-level spell is half the value of a 1st-level spell for determining price.</text:span></text:p>
          </table:table-cell>
          <table:covered-table-cell/>
          <table:covered-table-cell/>
        </table:table-row>
        <table:table-row table:style-name="Table4.1">
          <table:table-cell table:style-name="Table4.A2" table:number-columns-spanned="3" office:value-type="string">
            <text:p text:style-name="P10"><text:span text:style-name="T4">1 Such as a luck, insight, sacred, or profane bonus.</text:span></text:p>
          </table:table-cell>
          <table:covered-table-cell/>
          <table:covered-table-cell/>
        </table:table-row>
        <table:table-row table:style-name="Table4.1">
          <table:table-cell table:style-name="Table4.A2" table:number-columns-spanned="3" office:value-type="string">
            <text:p text:style-name="P10"><text:span text:style-name="T4">2 If a continuous item has an effect based on a spell with a duration measured in rounds, multiply the cost by 4. If the duration of the spell is 1 minute/level, multiply the cost by 2, and if the duration is 10 minutes/level, multiply the cost by 1.5. If the spell has a 24-hour duration or greater, divide the cost in half.</text:span></text:p>
          </table:table-cell>
          <table:covered-table-cell/>
          <table:covered-table-cell/>
        </table:table-row>
        <table:table-row table:style-name="Table4.1">
          <table:table-cell table:style-name="Table4.A2" table:number-columns-spanned="3" office:value-type="string">
            <text:p text:style-name="P10"><text:span text:style-name="T4">3 See Body Slot Affinities, below.</text:span></text:p>
          </table:table-cell>
          <table:covered-table-cell/>
          <table:covered-table-cell/>
        </table:table-row>
        <table:table-row table:style-name="Table4.1">
          <table:table-cell table:style-name="Table4.A2" table:number-columns-spanned="3" office:value-type="string">
            <text:p text:style-name="P10"><text:span text:style-name="T4">4 An item that does not take up one of the spaces on a body costs double.</text:span></text:p>
          </table:table-cell>
          <table:covered-table-cell/>
          <table:covered-table-cell/>
        </table:table-row>
        <table:table-row table:style-name="Table4.1">
          <table:table-cell table:style-name="Table4.A35" table:number-columns-spanned="3" office:value-type="string">
            <text:p text:style-name="P11"><text:span text:style-name="T4">5 If item is continuous or unlimited, not charged, determine cost as if it had 100 charges. If it has some daily limit, determine as if it had 50 charges.</text:span></text:p>
          </table:table-cell>
          <table:covered-table-cell/>
          <table:covered-table-cell/>
        </table:table-row>
      </table:table>
      <text:p text:style-name="P5"/>
      <text:p text:style-name="P10"><text:span text:style-name="T8">MAGIC ITEM GOLD PIECE VALUES</text:span></text:p>
      <text:p text:style-name="P10"><text:span text:style-name="T8">Many factors must be considered when determining the price of new magic items. The easiest way to come up with a price is to match the new item to an item that is already priced that price as a guide. Otherwise, use the guidelines summarized on Table: Estimating Magic Item Gold Piece Values.</text:span></text:p>
      <text:p text:style-name="P10"><text:span text:style-name="T7">Multiple Similar Abilities: </text:span><text:span text:style-name="T8">For items with multiple similar abilities that don’t take up space on a character’s body use the following formula: Calculate the price of the single most costly ability, then add 75% of the value of the next most costly ability, plus one-half the value of any other abilities.</text:span></text:p>
      <text:p text:style-name="P10"><text:span text:style-name="T7">Multiple Different Abilities: </text:span><text:span text:style-name="T8">Abilities such as an attack roll bonus or saving throw bonus and a spell-like function are not similar, and their values are simply added together to determine the cost. For items that do take up a space on a character’s body each additional power not only has no discount but instead has a 50% increase in price.</text:span></text:p>
      <text:p text:style-name="P10"><text:span text:style-name="T7">0-Level Spells: </text:span><text:span text:style-name="T8">When multiplying spell levels to determine value, 0- level spells should be treated as 1/2 level.</text:span></text:p>
      <text:p text:style-name="P10"><text:span text:style-name="T7">Other Considerations: </text:span><text:span text:style-name="T8">Once you have a final cost figure, reduce that number if either of the following conditions applies:</text:span></text:p>
      <text:p text:style-name="P10"><text:span text:style-name="T8">—</text:span><text:span text:style-name="T9">Item Requires Skill to Use: </text:span><text:span text:style-name="T8">Some items require a specific skill to get them to function. This factor should reduce the cost about 10%.</text:span></text:p>
      <text:p text:style-name="P10"><text:span text:style-name="T8">—</text:span><text:span text:style-name="T9">Item Requires Specific Class or Alignment to Use: </text:span><text:span text:style-name="T8">Even more restrictive than requiring a skill, this limitation cuts the cost by 30%.</text:span></text:p>
      <text:p text:style-name="P10"><text:span text:style-name="T8">Prices presented in the magic item descriptions (the gold piece value following the item’s caster level) are the market value, which is generally twice what it costs the creator to make the item.</text:span></text:p>
      <text:p text:style-name="P10"><text:span text:style-name="T8">Since different classes get access to certain spells at different levels, the prices for two characters to make the same item might actually be different. An item is only worth two times what the caster of lowest possible level can make it for. Calculate the market price based on the lowest possible level caster, no matter who makes the item.</text:span></text:p>
      <text:p text:style-name="P10"><text:span text:style-name="T8">Not all items adhere to these formulas directly. The reasons for this are several. First and foremost, these few formulas aren’t enough to truly gauge the exact differences between items. The price of a magic item may be modified based on its actual worth. The formulas only provide a starting point. The pricing of scrolls assumes that, whenever possible, a wizard or cleric created it. Potions and wands follow the formulas exactly. Staffs follow the formulas closely, and other items require at least some judgment calls.</text:span></text:p>
      <text:p text:style-name="P8"/>
      <text:p text:style-name="P10"><text:span text:style-name="T11">MASTERWORK ITEMS</text:span></text:p>
      <text:p text:style-name="P10"><text:span text:style-name="T8">Masterwork items are extraordinarily well-made items. They are more expensive, but they benefit the user with improved quality. They are not magical in any way. However, only masterwork items may be enhanced to become magic armor and weapons. (Items that are not weapons or armor may or may not be masterwork items.)</text:span></text:p>
      <text:p text:style-name="P8"/>
      <text:p text:style-name="P10"><text:span text:style-name="T11">CREATING MAGIC ARMOR</text:span></text:p>
      <text:p text:style-name="P10"><text:span text:style-name="T8">To create magic armor, a character needs a heat source and some iron, wood, or leatherworking tools. He also needs a supply of materials, the most obvious being the armor or the pieces of the armor to be assembled. Armor to be made into magic armor must be masterwork armor, and the masterwork cost is added to the base price to determine final market value. Additional magic supplies costs for the materials are subsumed in the cost for creating the magic armor—half the base price of the item.</text:span></text:p>
      <text:p text:style-name="P10"><text:span text:style-name="T8">Creating magic armor has a special prerequisite: The creator’s caster level must be at least three times the enhancement bonus of the armor. If an item has both an enhancement bonus and a special ability, the higher of the two caster level requirements must be met.</text:span></text:p>
      <text:p text:style-name="P10"><text:span text:style-name="T8">Magic armor or a magic shield must have at least a +1 enhancement bonus to have any of the abilities listed on Table: Armor Special Abilities and Table: Shield Special Abilities.</text:span></text:p>
      <text:p text:style-name="P10"><text:span text:style-name="T8">If spells are involved in the prerequisites for making the armor, the creator must have prepared the spells to be cast (or must know the spells, in the case of a sorcerer or bard), must provide any material components or focuses the spells require, and must pay any XP costs required for the spells. The act of working on the armor triggers the prepared spells, making them unavailable for casting during each day of the armor’s creation. (That is, those spell slots are expended from his currently prepared spells, just as if they had been cast.)</text:span></text:p>
      <text:p text:style-name="P10"><text:span text:style-name="T8">Creating some armor may entail other prerequisites beyond or other than spellcasting. See the individual descriptions for details.</text:span></text:p>
      <text:p text:style-name="P10"><text:span text:style-name="T8">Crafting magic armor requires one day for each 1,000 gp value of the base price.</text:span></text:p>
      <text:p text:style-name="P10"><text:soft-page-break/><text:span text:style-name="T8">Item Creation Feat Required: Craft Magic Arms and Armor.</text:span></text:p>
      <text:p text:style-name="P5"/>
      <text:p text:style-name="P10"><text:span text:style-name="T11">CREATING MAGIC WEAPONS</text:span></text:p>
      <text:p text:style-name="P10"><text:span text:style-name="T8">To create a magic weapon, a character needs a heat source and some iron, wood, or leatherworking tools. She also needs a supply of materials, the most obvious being the weapon or the pieces of the weapon to be assembled. Only a masterwork weapon can become a magic weapon, and the masterwork cost is added to the total cost to determine final market value. Additional magic supplies costs for the materials are subsumed in the cost for creating the magic weapon—half the base price given on Table: Weapons, according to the weapon’s total effective bonus.</text:span></text:p>
      <text:p text:style-name="P16"><text:span text:style-name="T2">Creating a magic weapon has a special prerequisite: The creator’s caster level must be at least three times the enhancement bonus of the weapon. If an item has both an enhancement bonus and a special ability the higher of the two caster level requirements must be met.</text:span></text:p>
      <text:p text:style-name="P10"><text:span text:style-name="T8">A magic weapon must have at least a +1 enhancement bonus to have any of the abilities listed on Table: Melee Weapon Special Abilities or Table Ranged Weapon Special Abilities.</text:span></text:p>
      <text:p text:style-name="P10"><text:span text:style-name="T8">If spells are involved in the prerequisites for making the weapon, the creator must have prepared the spells to be cast (or must know the spells, in the case of a sorcerer or bard) but need not provide any material components or focuses the spells require, nor are any XP costs inherent in a prerequisite spell incurred in the creation of the item. The act of working on the weapon triggers the prepared spells, making them unavailable for casting during each day of the weapon’s creation. (That is, those spell slots are expended from his currently prepared spells, just as if they had been cast.)</text:span></text:p>
      <text:p text:style-name="P10"><text:span text:style-name="T8">At the time of creation, the creator must decide if the weapon glows or not as a side-effect of the magic imbued within it. This decision does not affect the price or the creation time, but once the item is finished, the decision is binding.</text:span></text:p>
      <text:p text:style-name="P10"><text:span text:style-name="T8">Creating magic double-headed weapons is treated as creating two weapons when determining cost, time, XP, and special abilities.</text:span></text:p>
      <text:p text:style-name="P10"><text:span text:style-name="T8">Creating some weapons may entail other prerequisites beyond or other than spellcasting. See the individual descriptions for details.</text:span></text:p>
      <text:p text:style-name="P10"><text:span text:style-name="T8">Crafting a magic weapon requires one day for each 1,000 gp value of the base price.</text:span></text:p>
      <text:p text:style-name="P10"><text:span text:style-name="T8">Item Creation Feat Required: Craft Magic Arms and Armor.</text:span></text:p>
      <text:p text:style-name="P5"/>
      <text:p text:style-name="P10"><text:span text:style-name="T11">CREATING POTIONS</text:span></text:p>
      <text:p text:style-name="P10"><text:span text:style-name="T8">The creator of a potion needs a level working surface and at least a few containers in which to mix liquids, as well as a source of heat to boil the brew. In addition, he needs ingredients. The costs for materials and ingredients are subsumed in the cost for brewing the potion—25 gp x the level of the spell x the level of the caster.</text:span></text:p>
      <text:p text:style-name="P10"><text:span text:style-name="T8">All ingredients and materials used to brew a potion must be fresh and unused. The character must pay the full cost for brewing each potion. (Economies of scale do not apply.)</text:span></text:p>
      <text:p text:style-name="P10"><text:span text:style-name="T8">The imbiber of the potion is both the caster and the target. Spells with a range of personal cannot be made into potions.</text:span></text:p>
      <text:p text:style-name="P10"><text:span text:style-name="T8">The creator must have prepared the spell to be placed in the potion (or must know the spell, in the case of a sorcerer or bard) and must provide any material component or focus the spell requires.</text:span></text:p>
      <text:p text:style-name="P10"><text:span text:style-name="T8">If casting the spell would reduce the caster’s XP total, he pays the XP cost upon beginning the brew in addition to the XP cost for making the potion itself. Material components are consumed when he begins working, but a focus is not. (A focus used in brewing a potion can be reused.) The act of brewing triggers the prepared spell, making it unavailable for casting until the character has rested and regained spells. (That is, that spell slot is expended from his currently prepared spells, just as if it had been cast.) Brewing a potion requires one day.</text:span></text:p>
      <text:p text:style-name="P10"><text:span text:style-name="T8">Item Creation Feat Required: Brew Potion.</text:span></text:p>
      <table:table table:name="Table5" table:style-name="Table5">
        <table:table-column table:style-name="Table5.A"/>
        <table:table-column table:style-name="Table5.B"/>
        <table:table-column table:style-name="Table5.C"/>
        <table:table-column table:style-name="Table5.D"/>
        <table:table-column table:style-name="Table5.E"/>
        <text:soft-page-break/>
        <table:table-row table:style-name="Table5.1">
          <table:table-cell table:style-name="Table5.A1" table:number-columns-spanned="5" office:value-type="string">
            <text:p text:style-name="P11"><text:span text:style-name="T3">Potion Base Prices (By Brewer’s Class)</text:span></text:p>
          </table:table-cell>
          <table:covered-table-cell/>
          <table:covered-table-cell/>
          <table:covered-table-cell/>
          <table:covered-table-cell/>
        </table:table-row>
        <table:table-row table:style-name="Table5.1">
          <table:table-cell table:style-name="Table5.A2" office:value-type="string">
            <text:p text:style-name="P13"><text:span text:style-name="T3">Spell Level</text:span></text:p>
          </table:table-cell>
          <table:table-cell table:style-name="Table5.A2" office:value-type="string">
            <text:p text:style-name="P13"><text:span text:style-name="T3">Clr, Drd, Wiz</text:span></text:p>
          </table:table-cell>
          <table:table-cell table:style-name="Table5.A2" office:value-type="string">
            <text:p text:style-name="P13"><text:span text:style-name="T3">Sor</text:span></text:p>
          </table:table-cell>
          <table:table-cell table:style-name="Table5.A2" office:value-type="string">
            <text:p text:style-name="P13"><text:span text:style-name="T3">Brd</text:span></text:p>
          </table:table-cell>
          <table:table-cell table:style-name="Table5.A2" office:value-type="string">
            <text:p text:style-name="P13"><text:span text:style-name="T3">Pal, Rgr*</text:span></text:p>
          </table:table-cell>
        </table:table-row>
        <table:table-row table:style-name="Table5.1">
          <table:table-cell table:style-name="Table5.A2" office:value-type="string">
            <text:p text:style-name="P12"><text:span text:style-name="T4">0</text:span></text:p>
          </table:table-cell>
          <table:table-cell table:style-name="Table5.A2" office:value-type="string">
            <text:p text:style-name="P12"><text:span text:style-name="T4">25 gp</text:span></text:p>
          </table:table-cell>
          <table:table-cell table:style-name="Table5.A2" office:value-type="string">
            <text:p text:style-name="P12"><text:span text:style-name="T4">25 gp</text:span></text:p>
          </table:table-cell>
          <table:table-cell table:style-name="Table5.A2" office:value-type="string">
            <text:p text:style-name="P12"><text:span text:style-name="T4">25 gp</text:span></text:p>
          </table:table-cell>
          <table:table-cell table:style-name="Table5.A2" office:value-type="string">
            <text:p text:style-name="P12"><text:span text:style-name="T4">—</text:span></text:p>
          </table:table-cell>
        </table:table-row>
        <table:table-row table:style-name="Table5.1">
          <table:table-cell table:style-name="Table5.A2" office:value-type="string">
            <text:p text:style-name="P12"><text:span text:style-name="T4">1st</text:span></text:p>
          </table:table-cell>
          <table:table-cell table:style-name="Table5.A2" office:value-type="string">
            <text:p text:style-name="P12"><text:span text:style-name="T4">50 gp</text:span></text:p>
          </table:table-cell>
          <table:table-cell table:style-name="Table5.A2" office:value-type="string">
            <text:p text:style-name="P12"><text:span text:style-name="T4">50 gp</text:span></text:p>
          </table:table-cell>
          <table:table-cell table:style-name="Table5.A2" office:value-type="string">
            <text:p text:style-name="P12"><text:span text:style-name="T4">100 gp</text:span></text:p>
          </table:table-cell>
          <table:table-cell table:style-name="Table5.A2" office:value-type="string">
            <text:p text:style-name="P12"><text:span text:style-name="T4">100 gp</text:span></text:p>
          </table:table-cell>
        </table:table-row>
        <table:table-row table:style-name="Table5.1">
          <table:table-cell table:style-name="Table5.A2" office:value-type="string">
            <text:p text:style-name="P12"><text:span text:style-name="T4">2nd</text:span></text:p>
          </table:table-cell>
          <table:table-cell table:style-name="Table5.A2" office:value-type="string">
            <text:p text:style-name="P12"><text:span text:style-name="T4">300 gp</text:span></text:p>
          </table:table-cell>
          <table:table-cell table:style-name="Table5.A2" office:value-type="string">
            <text:p text:style-name="P12"><text:span text:style-name="T4">400 gp</text:span></text:p>
          </table:table-cell>
          <table:table-cell table:style-name="Table5.A2" office:value-type="string">
            <text:p text:style-name="P12"><text:span text:style-name="T4">400 gp</text:span></text:p>
          </table:table-cell>
          <table:table-cell table:style-name="Table5.A2" office:value-type="string">
            <text:p text:style-name="P12"><text:span text:style-name="T4">400 gp</text:span></text:p>
          </table:table-cell>
        </table:table-row>
        <table:table-row table:style-name="Table5.1">
          <table:table-cell table:style-name="Table5.A2" office:value-type="string">
            <text:p text:style-name="P12"><text:span text:style-name="T4">3rd</text:span></text:p>
          </table:table-cell>
          <table:table-cell table:style-name="Table5.A2" office:value-type="string">
            <text:p text:style-name="P12"><text:span text:style-name="T4">750 gp</text:span></text:p>
          </table:table-cell>
          <table:table-cell table:style-name="Table5.A2" office:value-type="string">
            <text:p text:style-name="P12"><text:span text:style-name="T4">900 gp</text:span></text:p>
          </table:table-cell>
          <table:table-cell table:style-name="Table5.A2" office:value-type="string">
            <text:p text:style-name="P12"><text:span text:style-name="T4">1,050 gp</text:span></text:p>
          </table:table-cell>
          <table:table-cell table:style-name="Table5.A2" office:value-type="string">
            <text:p text:style-name="P12"><text:span text:style-name="T4">750 gp</text:span></text:p>
          </table:table-cell>
        </table:table-row>
        <table:table-row table:style-name="Table5.1">
          <table:table-cell table:style-name="Table5.A2" table:number-columns-spanned="5" office:value-type="string">
            <text:p text:style-name="P11"><text:span text:style-name="T4">* Caster level is half class level.</text:span></text:p>
          </table:table-cell>
          <table:covered-table-cell/>
          <table:covered-table-cell/>
          <table:covered-table-cell/>
          <table:covered-table-cell/>
        </table:table-row>
        <table:table-row table:style-name="Table5.1">
          <table:table-cell table:style-name="Table5.A8" table:number-columns-spanned="5" office:value-type="string">
            <text:p text:style-name="P11"><text:span text:style-name="T4">Prices assume that the potion was made at the minimum caster level.</text:span></text:p>
          </table:table-cell>
          <table:covered-table-cell/>
          <table:covered-table-cell/>
          <table:covered-table-cell/>
          <table:covered-table-cell/>
        </table:table-row>
      </table:table>
      <text:p text:style-name="P9"/>
      <table:table table:name="Table6" table:style-name="Table6">
        <table:table-column table:style-name="Table6.A"/>
        <table:table-column table:style-name="Table6.B"/>
        <table:table-column table:style-name="Table6.C" table:number-columns-repeated="2"/>
        <table:table-column table:style-name="Table6.E"/>
        <table:table-row table:style-name="Table6.1">
          <table:table-cell table:style-name="Table6.A1" table:number-columns-spanned="5" office:value-type="string">
            <text:p text:style-name="P11"><text:span text:style-name="T3">Base Cost to Brew a Potion (By Brewer’s Class)</text:span></text:p>
          </table:table-cell>
          <table:covered-table-cell/>
          <table:covered-table-cell/>
          <table:covered-table-cell/>
          <table:covered-table-cell/>
        </table:table-row>
        <table:table-row table:style-name="Table6.1">
          <table:table-cell table:style-name="Table6.A2" office:value-type="string">
            <text:p text:style-name="P13"><text:span text:style-name="T3">Spell Level</text:span></text:p>
          </table:table-cell>
          <table:table-cell table:style-name="Table6.A2" office:value-type="string">
            <text:p text:style-name="P13"><text:span text:style-name="T3">Clr, Drd, Wiz</text:span></text:p>
          </table:table-cell>
          <table:table-cell table:style-name="Table6.A2" office:value-type="string">
            <text:p text:style-name="P13"><text:span text:style-name="T3">Sor</text:span></text:p>
          </table:table-cell>
          <table:table-cell table:style-name="Table6.A2" office:value-type="string">
            <text:p text:style-name="P13"><text:span text:style-name="T3">Brd</text:span></text:p>
          </table:table-cell>
          <table:table-cell table:style-name="Table6.A2" office:value-type="string">
            <text:p text:style-name="P13"><text:span text:style-name="T3">Pal, Rgr*</text:span></text:p>
          </table:table-cell>
        </table:table-row>
        <table:table-row table:style-name="Table6.1">
          <table:table-cell table:style-name="Table6.A2" office:value-type="string">
            <text:p text:style-name="P12"><text:span text:style-name="T4">0</text:span></text:p>
          </table:table-cell>
          <table:table-cell table:style-name="Table6.A2" office:value-type="string">
            <text:p text:style-name="P12"><text:span text:style-name="T4">12 gp 5 sp</text:span></text:p>
            <text:p text:style-name="P12"><text:span text:style-name="T4">+1 XP</text:span></text:p>
          </table:table-cell>
          <table:table-cell table:style-name="Table6.A2" office:value-type="string">
            <text:p text:style-name="P12"><text:span text:style-name="T4">12 gp 5 sp</text:span></text:p>
            <text:p text:style-name="P12"><text:span text:style-name="T4">+1 XP</text:span></text:p>
          </table:table-cell>
          <table:table-cell table:style-name="Table6.A2" office:value-type="string">
            <text:p text:style-name="P12"><text:span text:style-name="T4">12 gp 5 sp</text:span></text:p>
            <text:p text:style-name="P12"><text:span text:style-name="T4">+1 XP</text:span></text:p>
          </table:table-cell>
          <table:table-cell table:style-name="Table6.A2" office:value-type="string">
            <text:p text:style-name="P12"><text:span text:style-name="T4">—</text:span></text:p>
          </table:table-cell>
        </table:table-row>
        <table:table-row table:style-name="Table6.1">
          <table:table-cell table:style-name="Table6.A2" office:value-type="string">
            <text:p text:style-name="P12"><text:span text:style-name="T4">1st</text:span></text:p>
          </table:table-cell>
          <table:table-cell table:style-name="Table6.A2" office:value-type="string">
            <text:p text:style-name="P12"><text:span text:style-name="T4">25 gp</text:span></text:p>
            <text:p text:style-name="P12"><text:span text:style-name="T4">+2 XP</text:span></text:p>
          </table:table-cell>
          <table:table-cell table:style-name="Table6.A2" office:value-type="string">
            <text:p text:style-name="P12"><text:span text:style-name="T4">25 gp</text:span></text:p>
            <text:p text:style-name="P12"><text:span text:style-name="T4">+2 XP</text:span></text:p>
          </table:table-cell>
          <table:table-cell table:style-name="Table6.A2" office:value-type="string">
            <text:p text:style-name="P12"><text:span text:style-name="T4">50 gp</text:span></text:p>
            <text:p text:style-name="P12"><text:span text:style-name="T4">+4 XP</text:span></text:p>
          </table:table-cell>
          <table:table-cell table:style-name="Table6.A2" office:value-type="string">
            <text:p text:style-name="P12"><text:span text:style-name="T4">50 gp</text:span></text:p>
            <text:p text:style-name="P12"><text:span text:style-name="T4">+4 XP</text:span></text:p>
          </table:table-cell>
        </table:table-row>
        <table:table-row table:style-name="Table6.1">
          <table:table-cell table:style-name="Table6.A2" office:value-type="string">
            <text:p text:style-name="P12"><text:span text:style-name="T4">2nd</text:span></text:p>
          </table:table-cell>
          <table:table-cell table:style-name="Table6.A2" office:value-type="string">
            <text:p text:style-name="P12"><text:span text:style-name="T4">150 gp</text:span></text:p>
            <text:p text:style-name="P12"><text:span text:style-name="T4">+12 XP</text:span></text:p>
          </table:table-cell>
          <table:table-cell table:style-name="Table6.A2" office:value-type="string">
            <text:p text:style-name="P12"><text:span text:style-name="T4">200 gp</text:span></text:p>
            <text:p text:style-name="P12"><text:span text:style-name="T4">+16 XP</text:span></text:p>
          </table:table-cell>
          <table:table-cell table:style-name="Table6.A2" office:value-type="string">
            <text:p text:style-name="P12"><text:span text:style-name="T4">200 gp</text:span></text:p>
            <text:p text:style-name="P12"><text:span text:style-name="T4">+16 XP</text:span></text:p>
          </table:table-cell>
          <table:table-cell table:style-name="Table6.A2" office:value-type="string">
            <text:p text:style-name="P12"><text:span text:style-name="T4">200 gp</text:span></text:p>
            <text:p text:style-name="P12"><text:span text:style-name="T4">+16 XP</text:span></text:p>
          </table:table-cell>
        </table:table-row>
        <table:table-row table:style-name="Table6.1">
          <table:table-cell table:style-name="Table6.A2" office:value-type="string">
            <text:p text:style-name="P12"><text:span text:style-name="T4">3rd</text:span></text:p>
          </table:table-cell>
          <table:table-cell table:style-name="Table6.A2" office:value-type="string">
            <text:p text:style-name="P12"><text:span text:style-name="T4">375 gp</text:span></text:p>
            <text:p text:style-name="P12"><text:span text:style-name="T4">+30 XP</text:span></text:p>
          </table:table-cell>
          <table:table-cell table:style-name="Table6.A2" office:value-type="string">
            <text:p text:style-name="P12"><text:span text:style-name="T4">450 gp</text:span></text:p>
            <text:p text:style-name="P12"><text:span text:style-name="T4">+36 XP</text:span></text:p>
          </table:table-cell>
          <table:table-cell table:style-name="Table6.A2" office:value-type="string">
            <text:p text:style-name="P12"><text:span text:style-name="T4">525 gp</text:span></text:p>
            <text:p text:style-name="P12"><text:span text:style-name="T4">+42 XP</text:span></text:p>
          </table:table-cell>
          <table:table-cell table:style-name="Table6.A2" office:value-type="string">
            <text:p text:style-name="P12"><text:span text:style-name="T4">375 gp</text:span></text:p>
            <text:p text:style-name="P12"><text:span text:style-name="T4">+30 XP</text:span></text:p>
          </table:table-cell>
        </table:table-row>
        <table:table-row table:style-name="Table6.1">
          <table:table-cell table:style-name="Table6.A2" table:number-columns-spanned="5" office:value-type="string">
            <text:p text:style-name="P11"><text:span text:style-name="T4">* Caster level is half class level.</text:span></text:p>
          </table:table-cell>
          <table:covered-table-cell/>
          <table:covered-table-cell/>
          <table:covered-table-cell/>
          <table:covered-table-cell/>
        </table:table-row>
        <table:table-row table:style-name="Table6.1">
          <table:table-cell table:style-name="Table6.A8" table:number-columns-spanned="5" office:value-type="string">
            <text:p text:style-name="P11"><text:span text:style-name="T4">Costs assume that the creator makes the potion at the minimum caster level.</text:span></text:p>
          </table:table-cell>
          <table:covered-table-cell/>
          <table:covered-table-cell/>
          <table:covered-table-cell/>
          <table:covered-table-cell/>
        </table:table-row>
      </table:table>
      <text:p text:style-name="P5"/>
      <text:p text:style-name="P10"><text:span text:style-name="T11">CREATING RINGS</text:span></text:p>
      <text:p text:style-name="P10"><text:span text:style-name="T8">To create a magic ring, a character needs a heat source. He also needs a supply of materials, the most obvious being a ring or the pieces of the ring to be assembled. The cost for the materials is subsumed in the cost for creating the ring. Ring costs are difficult to formularize. Refer to Table: Estimating Magic Item Gold Piece Values and use the ring prices in the ring descriptions as a guideline. Creating a ring generally costs half the ring’s market price.</text:span></text:p>
      <text:p text:style-name="P10"><text:span text:style-name="T8">Rings that duplicate spells with costly material or XP components add in the value of 50 x the spell’s component cost. Having a spell with a costly component as a prerequisite does not automatically incur this cost. The act of working on the ring triggers the prepared spells, making them unavailable for casting during each day of the ring’s creation. (That is, those spell slots are expended from his currently prepared spells, just as if they had been cast.)</text:span></text:p>
      <text:p text:style-name="P10"><text:span text:style-name="T8">Creating some rings may entail other prerequisites beyond or other than spellcasting. See the individual descriptions for details.</text:span></text:p>
      <text:p text:style-name="P10"><text:span text:style-name="T8">Forging a ring requires one day for each 1,000 gp of the base price.</text:span></text:p>
      <text:p text:style-name="P10"><text:span text:style-name="T8">Item Creation Feat Required: Forge Ring.</text:span></text:p>
      <text:p text:style-name="P5"/>
      <text:p text:style-name="P10"><text:span text:style-name="T11">CREATING RODS</text:span></text:p>
      <text:p text:style-name="P10"><text:span text:style-name="T8">To create a magic rod, a character needs a supply of materials, the most obvious being a rod or the pieces of the rod to be assembled. The cost for the materials is subsumed in the cost for creating the rod. Rod costs are difficult to formularize. Refer to Table: Estimating Magic Item Gold Piece Values and use the rod prices in the rod descriptions as a guideline. Creating a rod costs half the market value listed.</text:span></text:p>
      <text:p text:style-name="P10"><text:span text:style-name="T8">If spells are involved in the prerequisites for making the rod, the creator must have prepared the spells to be cast (or must know the spells, in the case of a sorcerer or bard) but need not provide any material components or focuses the spells require, nor are any XP costs inherent in a prerequisite spell incurred in the creation of the item. The act of working on the rod triggers the prepared spells, making them unavailable for casting during each day of the rod’s creation. (That is, those spell slots are expended from his currently prepared spells, just as if they had been cast.)</text:span></text:p>
      <text:p text:style-name="P10"><text:span text:style-name="T8">Creating some rods may entail other prerequisites beyond or other than spellcasting. See the individual descriptions for details.</text:span></text:p>
      <text:p text:style-name="P10"><text:span text:style-name="T8">Crafting a rod requires one day for each 1,000 gp of the base price.</text:span></text:p>
      <text:p text:style-name="P10"><text:span text:style-name="T8">Item Creation Feat Required: Craft Rod.</text:span></text:p>
      <text:p text:style-name="P5"><text:soft-page-break/></text:p>
      <text:p text:style-name="P10"><text:span text:style-name="T11">CREATING SCROLLS</text:span></text:p>
      <text:p text:style-name="P10"><text:span text:style-name="T8">To create a scroll, a character needs a supply of choice writing materials, the cost of which is subsumed in the cost for scribing the scroll—12.5 gp x the level of the spell x the level of the caster.</text:span></text:p>
      <text:p text:style-name="P10"><text:span text:style-name="T8">All writing implements and materials used to scribe a scroll must be fresh and unused. A character must pay the full cost for scribing each spell scroll no matter how many times she previously has scribed the same spell.</text:span></text:p>
      <text:p text:style-name="P10"><text:span text:style-name="T8">The creator must have prepared the spell to be scribed (or must know the spell, in the case of a sorcerer or bard) and must provide any material component or focus the spell requires. If casting the spell would reduce the caster’s XP total, she pays the cost upon beginning the scroll in addition to the XP cost for making the scroll itself. Likewise, a material component is consumed when she begins writing, but a focus is not. (A focus used in scribing a scroll can be reused.) The act of writing triggers the prepared spell, making it unavailable for casting until the character has rested and regained spells. (That is, that spell slot is expended from her currently prepared spells, just as if it had been cast.)</text:span></text:p>
      <text:p text:style-name="P10"><text:span text:style-name="T8">Scribing a scroll requires one day per each 1,000 gp of the base price.</text:span></text:p>
      <text:p text:style-name="P10"><text:span text:style-name="T8">Item Creation Feat Required: Scribe Scroll.</text:span></text:p>
      <table:table table:name="Table7" table:style-name="Table7">
        <table:table-column table:style-name="Table7.A"/>
        <table:table-column table:style-name="Table7.B"/>
        <table:table-column table:style-name="Table7.C" table:number-columns-repeated="2"/>
        <table:table-column table:style-name="Table7.E"/>
        <table:table-row table:style-name="Table7.1">
          <table:table-cell table:style-name="Table7.A1" table:number-columns-spanned="5" office:value-type="string">
            <text:p text:style-name="P11"><text:span text:style-name="T3">Scroll Base Prices (By Scriber’s Class)</text:span></text:p>
          </table:table-cell>
          <table:covered-table-cell/>
          <table:covered-table-cell/>
          <table:covered-table-cell/>
          <table:covered-table-cell/>
        </table:table-row>
        <table:table-row table:style-name="Table7.1">
          <table:table-cell table:style-name="Table7.A2" office:value-type="string">
            <text:p text:style-name="P13"><text:span text:style-name="T3">Spell Level</text:span></text:p>
          </table:table-cell>
          <table:table-cell table:style-name="Table7.A2" office:value-type="string">
            <text:p text:style-name="P13"><text:span text:style-name="T3">Clr, Drd, Wiz</text:span></text:p>
          </table:table-cell>
          <table:table-cell table:style-name="Table7.A2" office:value-type="string">
            <text:p text:style-name="P13"><text:span text:style-name="T3">Sor</text:span></text:p>
          </table:table-cell>
          <table:table-cell table:style-name="Table7.A2" office:value-type="string">
            <text:p text:style-name="P13"><text:span text:style-name="T3">Brd</text:span></text:p>
          </table:table-cell>
          <table:table-cell table:style-name="Table7.A2" office:value-type="string">
            <text:p text:style-name="P13"><text:span text:style-name="T3">Pal, Rgr*</text:span></text:p>
          </table:table-cell>
        </table:table-row>
        <table:table-row table:style-name="Table7.1">
          <table:table-cell table:style-name="Table7.A2" office:value-type="string">
            <text:p text:style-name="P12"><text:span text:style-name="T4">0</text:span></text:p>
          </table:table-cell>
          <table:table-cell table:style-name="Table7.A2" office:value-type="string">
            <text:p text:style-name="P12"><text:span text:style-name="T4">12 gp 5 sp</text:span></text:p>
          </table:table-cell>
          <table:table-cell table:style-name="Table7.A2" office:value-type="string">
            <text:p text:style-name="P12"><text:span text:style-name="T4">12 gp 5 sp</text:span></text:p>
          </table:table-cell>
          <table:table-cell table:style-name="Table7.A2" office:value-type="string">
            <text:p text:style-name="P12"><text:span text:style-name="T4">12 gp 5 sp</text:span></text:p>
          </table:table-cell>
          <table:table-cell table:style-name="Table7.A2" office:value-type="string">
            <text:p text:style-name="P12"><text:span text:style-name="T4">—</text:span></text:p>
          </table:table-cell>
        </table:table-row>
        <table:table-row table:style-name="Table7.1">
          <table:table-cell table:style-name="Table7.A2" office:value-type="string">
            <text:p text:style-name="P12"><text:span text:style-name="T4">1st</text:span></text:p>
          </table:table-cell>
          <table:table-cell table:style-name="Table7.A2" office:value-type="string">
            <text:p text:style-name="P12"><text:span text:style-name="T4">25 gp</text:span></text:p>
          </table:table-cell>
          <table:table-cell table:style-name="Table7.A2" office:value-type="string">
            <text:p text:style-name="P12"><text:span text:style-name="T4">25 gp</text:span></text:p>
          </table:table-cell>
          <table:table-cell table:style-name="Table7.A2" office:value-type="string">
            <text:p text:style-name="P12"><text:span text:style-name="T4">50 gp</text:span></text:p>
          </table:table-cell>
          <table:table-cell table:style-name="Table7.A2" office:value-type="string">
            <text:p text:style-name="P12"><text:span text:style-name="T4">50 gp</text:span></text:p>
          </table:table-cell>
        </table:table-row>
        <table:table-row table:style-name="Table7.1">
          <table:table-cell table:style-name="Table7.A2" office:value-type="string">
            <text:p text:style-name="P12"><text:span text:style-name="T4">2nd</text:span></text:p>
          </table:table-cell>
          <table:table-cell table:style-name="Table7.A2" office:value-type="string">
            <text:p text:style-name="P12"><text:span text:style-name="T4">150 gp</text:span></text:p>
          </table:table-cell>
          <table:table-cell table:style-name="Table7.A2" office:value-type="string">
            <text:p text:style-name="P12"><text:span text:style-name="T4">200 gp</text:span></text:p>
          </table:table-cell>
          <table:table-cell table:style-name="Table7.A2" office:value-type="string">
            <text:p text:style-name="P12"><text:span text:style-name="T4">200 gp</text:span></text:p>
          </table:table-cell>
          <table:table-cell table:style-name="Table7.A2" office:value-type="string">
            <text:p text:style-name="P12"><text:span text:style-name="T4">200 gp</text:span></text:p>
          </table:table-cell>
        </table:table-row>
        <table:table-row table:style-name="Table7.1">
          <table:table-cell table:style-name="Table7.A2" office:value-type="string">
            <text:p text:style-name="P12"><text:span text:style-name="T4">3rd</text:span></text:p>
          </table:table-cell>
          <table:table-cell table:style-name="Table7.A2" office:value-type="string">
            <text:p text:style-name="P12"><text:span text:style-name="T4">375 gp</text:span></text:p>
          </table:table-cell>
          <table:table-cell table:style-name="Table7.A2" office:value-type="string">
            <text:p text:style-name="P12"><text:span text:style-name="T4">450 gp</text:span></text:p>
          </table:table-cell>
          <table:table-cell table:style-name="Table7.A2" office:value-type="string">
            <text:p text:style-name="P12"><text:span text:style-name="T4">525 gp</text:span></text:p>
          </table:table-cell>
          <table:table-cell table:style-name="Table7.A2" office:value-type="string">
            <text:p text:style-name="P12"><text:span text:style-name="T4">375 gp</text:span></text:p>
          </table:table-cell>
        </table:table-row>
        <table:table-row table:style-name="Table7.1">
          <table:table-cell table:style-name="Table7.A2" office:value-type="string">
            <text:p text:style-name="P12"><text:span text:style-name="T4">4th</text:span></text:p>
          </table:table-cell>
          <table:table-cell table:style-name="Table7.A2" office:value-type="string">
            <text:p text:style-name="P12"><text:span text:style-name="T4">700 gp</text:span></text:p>
          </table:table-cell>
          <table:table-cell table:style-name="Table7.A2" office:value-type="string">
            <text:p text:style-name="P12"><text:span text:style-name="T4">800 gp</text:span></text:p>
          </table:table-cell>
          <table:table-cell table:style-name="Table7.A2" office:value-type="string">
            <text:p text:style-name="P12"><text:span text:style-name="T4">1,000 gp</text:span></text:p>
          </table:table-cell>
          <table:table-cell table:style-name="Table7.A2" office:value-type="string">
            <text:p text:style-name="P12"><text:span text:style-name="T4">700 gp</text:span></text:p>
          </table:table-cell>
        </table:table-row>
        <table:table-row table:style-name="Table7.1">
          <table:table-cell table:style-name="Table7.A2" office:value-type="string">
            <text:p text:style-name="P12"><text:span text:style-name="T4">5th</text:span></text:p>
          </table:table-cell>
          <table:table-cell table:style-name="Table7.A2" office:value-type="string">
            <text:p text:style-name="P12"><text:span text:style-name="T4">1,125 gp</text:span></text:p>
          </table:table-cell>
          <table:table-cell table:style-name="Table7.A2" office:value-type="string">
            <text:p text:style-name="P12"><text:span text:style-name="T4">1,250 gp</text:span></text:p>
          </table:table-cell>
          <table:table-cell table:style-name="Table7.A2" office:value-type="string">
            <text:p text:style-name="P12"><text:span text:style-name="T4">1,625 gp</text:span></text:p>
          </table:table-cell>
          <table:table-cell table:style-name="Table7.A2" office:value-type="string">
            <text:p text:style-name="P12"><text:span text:style-name="T4">—</text:span></text:p>
          </table:table-cell>
        </table:table-row>
        <table:table-row table:style-name="Table7.1">
          <table:table-cell table:style-name="Table7.A2" office:value-type="string">
            <text:p text:style-name="P12"><text:span text:style-name="T4">6th</text:span></text:p>
          </table:table-cell>
          <table:table-cell table:style-name="Table7.A2" office:value-type="string">
            <text:p text:style-name="P12"><text:span text:style-name="T4">1,650 gp</text:span></text:p>
          </table:table-cell>
          <table:table-cell table:style-name="Table7.A2" office:value-type="string">
            <text:p text:style-name="P12"><text:span text:style-name="T4">1,800 gp</text:span></text:p>
          </table:table-cell>
          <table:table-cell table:style-name="Table7.A2" office:value-type="string">
            <text:p text:style-name="P12"><text:span text:style-name="T4">2,400 gp</text:span></text:p>
          </table:table-cell>
          <table:table-cell table:style-name="Table7.A2" office:value-type="string">
            <text:p text:style-name="P12"><text:span text:style-name="T4">—</text:span></text:p>
          </table:table-cell>
        </table:table-row>
        <table:table-row table:style-name="Table7.1">
          <table:table-cell table:style-name="Table7.A2" office:value-type="string">
            <text:p text:style-name="P12"><text:span text:style-name="T4">7th</text:span></text:p>
          </table:table-cell>
          <table:table-cell table:style-name="Table7.A2" office:value-type="string">
            <text:p text:style-name="P12"><text:span text:style-name="T4">2,275 gp</text:span></text:p>
          </table:table-cell>
          <table:table-cell table:style-name="Table7.A2" office:value-type="string">
            <text:p text:style-name="P12"><text:span text:style-name="T4">2,450 gp</text:span></text:p>
          </table:table-cell>
          <table:table-cell table:style-name="Table7.A2" office:value-type="string">
            <text:p text:style-name="P12"><text:span text:style-name="T4">—</text:span></text:p>
          </table:table-cell>
          <table:table-cell table:style-name="Table7.A2" office:value-type="string">
            <text:p text:style-name="P12"><text:span text:style-name="T4">—</text:span></text:p>
          </table:table-cell>
        </table:table-row>
        <table:table-row table:style-name="Table7.1">
          <table:table-cell table:style-name="Table7.A2" office:value-type="string">
            <text:p text:style-name="P12"><text:span text:style-name="T4">8th</text:span></text:p>
          </table:table-cell>
          <table:table-cell table:style-name="Table7.A2" office:value-type="string">
            <text:p text:style-name="P12"><text:span text:style-name="T4">3,000 gp</text:span></text:p>
          </table:table-cell>
          <table:table-cell table:style-name="Table7.A2" office:value-type="string">
            <text:p text:style-name="P12"><text:span text:style-name="T4">3,200 gp</text:span></text:p>
          </table:table-cell>
          <table:table-cell table:style-name="Table7.A2" office:value-type="string">
            <text:p text:style-name="P12"><text:span text:style-name="T4">—</text:span></text:p>
          </table:table-cell>
          <table:table-cell table:style-name="Table7.A2" office:value-type="string">
            <text:p text:style-name="P12"><text:span text:style-name="T4">—</text:span></text:p>
          </table:table-cell>
        </table:table-row>
        <table:table-row table:style-name="Table7.1">
          <table:table-cell table:style-name="Table7.A2" office:value-type="string">
            <text:p text:style-name="P12"><text:span text:style-name="T4">9th</text:span></text:p>
          </table:table-cell>
          <table:table-cell table:style-name="Table7.A2" office:value-type="string">
            <text:p text:style-name="P12"><text:span text:style-name="T4">3,825 gp</text:span></text:p>
          </table:table-cell>
          <table:table-cell table:style-name="Table7.A2" office:value-type="string">
            <text:p text:style-name="P12"><text:span text:style-name="T4">4,050 gp</text:span></text:p>
          </table:table-cell>
          <table:table-cell table:style-name="Table7.A2" office:value-type="string">
            <text:p text:style-name="P12"><text:span text:style-name="T4">—</text:span></text:p>
          </table:table-cell>
          <table:table-cell table:style-name="Table7.A2" office:value-type="string">
            <text:p text:style-name="P12"><text:span text:style-name="T4">—</text:span></text:p>
          </table:table-cell>
        </table:table-row>
        <table:table-row table:style-name="Table7.1">
          <table:table-cell table:style-name="Table7.A2" table:number-columns-spanned="5" office:value-type="string">
            <text:p text:style-name="P11"><text:span text:style-name="T4">* Caster level is half class level.</text:span></text:p>
          </table:table-cell>
          <table:covered-table-cell/>
          <table:covered-table-cell/>
          <table:covered-table-cell/>
          <table:covered-table-cell/>
        </table:table-row>
        <table:table-row table:style-name="Table7.1">
          <table:table-cell table:style-name="Table7.A14" table:number-columns-spanned="5" office:value-type="string">
            <text:p text:style-name="P11"><text:span text:style-name="T4">Prices assume that the scroll was made at the minimum caster level.</text:span></text:p>
          </table:table-cell>
          <table:covered-table-cell/>
          <table:covered-table-cell/>
          <table:covered-table-cell/>
          <table:covered-table-cell/>
        </table:table-row>
      </table:table>
      <text:p text:style-name="P9"/>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columns-spanned="5" office:value-type="string">
            <text:p text:style-name="P11"><text:span text:style-name="T3">Base Magic Supplies and XP Cost to Scribe a Scroll (By Scriber’s Class)</text:span></text:p>
          </table:table-cell>
          <table:covered-table-cell/>
          <table:covered-table-cell/>
          <table:covered-table-cell/>
          <table:covered-table-cell/>
        </table:table-row>
        <table:table-row table:style-name="Table8.1">
          <table:table-cell table:style-name="Table8.A2" office:value-type="string">
            <text:p text:style-name="P13"><text:span text:style-name="T3">Spell Level</text:span></text:p>
          </table:table-cell>
          <table:table-cell table:style-name="Table8.A2" office:value-type="string">
            <text:p text:style-name="P13"><text:span text:style-name="T3">Clr, Drd, Wiz</text:span></text:p>
          </table:table-cell>
          <table:table-cell table:style-name="Table8.A2" office:value-type="string">
            <text:p text:style-name="P13"><text:span text:style-name="T3">Sor</text:span></text:p>
          </table:table-cell>
          <table:table-cell table:style-name="Table8.A2" office:value-type="string">
            <text:p text:style-name="P13"><text:span text:style-name="T3">Brd</text:span></text:p>
          </table:table-cell>
          <table:table-cell table:style-name="Table8.A2" office:value-type="string">
            <text:p text:style-name="P13"><text:span text:style-name="T3">Pal, Rgr*</text:span></text:p>
          </table:table-cell>
        </table:table-row>
        <table:table-row table:style-name="Table8.1">
          <table:table-cell table:style-name="Table8.A2" office:value-type="string">
            <text:p text:style-name="P12"><text:span text:style-name="T4">0</text:span></text:p>
          </table:table-cell>
          <table:table-cell table:style-name="Table8.A2" office:value-type="string">
            <text:p text:style-name="P12"><text:span text:style-name="T4">6 gp 2 sp 5 cp</text:span></text:p>
            <text:p text:style-name="P12"><text:span text:style-name="T4">+1 XP</text:span></text:p>
          </table:table-cell>
          <table:table-cell table:style-name="Table8.A2" office:value-type="string">
            <text:p text:style-name="P12"><text:span text:style-name="T4">6 gp 2 sp 5 cp</text:span></text:p>
            <text:p text:style-name="P12"><text:span text:style-name="T4">+1 XP</text:span></text:p>
          </table:table-cell>
          <table:table-cell table:style-name="Table8.A2" office:value-type="string">
            <text:p text:style-name="P12"><text:span text:style-name="T4">6 gp 2 sp 5 cp</text:span></text:p>
            <text:p text:style-name="P12"><text:span text:style-name="T4">+1 XP</text:span></text:p>
          </table:table-cell>
          <table:table-cell table:style-name="Table8.A2" office:value-type="string">
            <text:p text:style-name="P12"><text:span text:style-name="T4">—</text:span></text:p>
          </table:table-cell>
        </table:table-row>
        <table:table-row table:style-name="Table8.1">
          <table:table-cell table:style-name="Table8.A2" office:value-type="string">
            <text:p text:style-name="P12"><text:span text:style-name="T4">1st</text:span></text:p>
          </table:table-cell>
          <table:table-cell table:style-name="Table8.A2" office:value-type="string">
            <text:p text:style-name="P12"><text:span text:style-name="T4">12 gp 5 sp</text:span></text:p>
            <text:p text:style-name="P12"><text:span text:style-name="T4">+1 XP</text:span></text:p>
          </table:table-cell>
          <table:table-cell table:style-name="Table8.A2" office:value-type="string">
            <text:p text:style-name="P12"><text:span text:style-name="T4">12 gp 5 sp</text:span></text:p>
            <text:p text:style-name="P12"><text:span text:style-name="T4">+1 XP</text:span></text:p>
          </table:table-cell>
          <table:table-cell table:style-name="Table8.A2" office:value-type="string">
            <text:p text:style-name="P12"><text:span text:style-name="T4">25 gp</text:span></text:p>
            <text:p text:style-name="P12"><text:span text:style-name="T4">+1 XP</text:span></text:p>
          </table:table-cell>
          <table:table-cell table:style-name="Table8.A2" office:value-type="string">
            <text:p text:style-name="P12"><text:span text:style-name="T4">25 gp</text:span></text:p>
            <text:p text:style-name="P12"><text:span text:style-name="T4">+2 XP</text:span></text:p>
          </table:table-cell>
        </table:table-row>
        <text:soft-page-break/>
        <table:table-row table:style-name="Table8.1">
          <table:table-cell table:style-name="Table8.A2" office:value-type="string">
            <text:p text:style-name="P12"><text:span text:style-name="T4">2nd</text:span></text:p>
          </table:table-cell>
          <table:table-cell table:style-name="Table8.A2" office:value-type="string">
            <text:p text:style-name="P12"><text:span text:style-name="T4">75 gp</text:span></text:p>
            <text:p text:style-name="P12"><text:span text:style-name="T4">+6 XP</text:span></text:p>
          </table:table-cell>
          <table:table-cell table:style-name="Table8.A2" office:value-type="string">
            <text:p text:style-name="P12"><text:span text:style-name="T4">100 gp</text:span></text:p>
            <text:p text:style-name="P12"><text:span text:style-name="T4">+8 XP</text:span></text:p>
          </table:table-cell>
          <table:table-cell table:style-name="Table8.A2" office:value-type="string">
            <text:p text:style-name="P12"><text:span text:style-name="T4">100 gp</text:span></text:p>
            <text:p text:style-name="P12"><text:span text:style-name="T4">+8 XP</text:span></text:p>
          </table:table-cell>
          <table:table-cell table:style-name="Table8.A2" office:value-type="string">
            <text:p text:style-name="P12"><text:span text:style-name="T4">100 gp</text:span></text:p>
            <text:p text:style-name="P12"><text:span text:style-name="T4">+8 XP</text:span></text:p>
          </table:table-cell>
        </table:table-row>
        <table:table-row table:style-name="Table8.1">
          <table:table-cell table:style-name="Table8.A2" office:value-type="string">
            <text:p text:style-name="P12"><text:span text:style-name="T4">3rd</text:span></text:p>
          </table:table-cell>
          <table:table-cell table:style-name="Table8.A2" office:value-type="string">
            <text:p text:style-name="P12"><text:span text:style-name="T4">187 gp 5 sp</text:span></text:p>
            <text:p text:style-name="P12"><text:span text:style-name="T4">+15 XP</text:span></text:p>
          </table:table-cell>
          <table:table-cell table:style-name="Table8.A2" office:value-type="string">
            <text:p text:style-name="P12"><text:span text:style-name="T4">225 gp</text:span></text:p>
            <text:p text:style-name="P12"><text:span text:style-name="T4">+18 XP</text:span></text:p>
          </table:table-cell>
          <table:table-cell table:style-name="Table8.A2" office:value-type="string">
            <text:p text:style-name="P12"><text:span text:style-name="T4">262 gp 5 sp</text:span></text:p>
            <text:p text:style-name="P12"><text:span text:style-name="T4">+21 XP</text:span></text:p>
          </table:table-cell>
          <table:table-cell table:style-name="Table8.A2" office:value-type="string">
            <text:p text:style-name="P12"><text:span text:style-name="T4">187 gp 5 sp</text:span></text:p>
            <text:p text:style-name="P12"><text:span text:style-name="T4">+15 XP</text:span></text:p>
          </table:table-cell>
        </table:table-row>
        <table:table-row table:style-name="Table8.1">
          <table:table-cell table:style-name="Table8.A2" office:value-type="string">
            <text:p text:style-name="P12"><text:span text:style-name="T4">4th</text:span></text:p>
          </table:table-cell>
          <table:table-cell table:style-name="Table8.A2" office:value-type="string">
            <text:p text:style-name="P12"><text:span text:style-name="T4">350 gp</text:span></text:p>
            <text:p text:style-name="P12"><text:span text:style-name="T4">+28 XP</text:span></text:p>
          </table:table-cell>
          <table:table-cell table:style-name="Table8.A2" office:value-type="string">
            <text:p text:style-name="P12"><text:span text:style-name="T4">400 gp</text:span></text:p>
            <text:p text:style-name="P12"><text:span text:style-name="T4">+32 XP</text:span></text:p>
          </table:table-cell>
          <table:table-cell table:style-name="Table8.A2" office:value-type="string">
            <text:p text:style-name="P12"><text:span text:style-name="T4">500 gp</text:span></text:p>
            <text:p text:style-name="P12"><text:span text:style-name="T4">+40 XP</text:span></text:p>
          </table:table-cell>
          <table:table-cell table:style-name="Table8.A2" office:value-type="string">
            <text:p text:style-name="P12"><text:span text:style-name="T4">350 gp</text:span></text:p>
            <text:p text:style-name="P12"><text:span text:style-name="T4">+28 XP</text:span></text:p>
          </table:table-cell>
        </table:table-row>
        <table:table-row table:style-name="Table8.1">
          <table:table-cell table:style-name="Table8.A2" office:value-type="string">
            <text:p text:style-name="P12"><text:span text:style-name="T4">5th</text:span></text:p>
          </table:table-cell>
          <table:table-cell table:style-name="Table8.A2" office:value-type="string">
            <text:p text:style-name="P12"><text:span text:style-name="T4">562 gp 5 sp</text:span></text:p>
            <text:p text:style-name="P12"><text:span text:style-name="T4">+45 XP</text:span></text:p>
          </table:table-cell>
          <table:table-cell table:style-name="Table8.A2" office:value-type="string">
            <text:p text:style-name="P12"><text:span text:style-name="T4">625 gp</text:span></text:p>
            <text:p text:style-name="P12"><text:span text:style-name="T4">+50 XP</text:span></text:p>
          </table:table-cell>
          <table:table-cell table:style-name="Table8.A2" office:value-type="string">
            <text:p text:style-name="P12"><text:span text:style-name="T4">812 gp 5 sp</text:span></text:p>
            <text:p text:style-name="P12"><text:span text:style-name="T4">+65 XP</text:span></text:p>
          </table:table-cell>
          <table:table-cell table:style-name="Table8.A2" office:value-type="string">
            <text:p text:style-name="P12"><text:span text:style-name="T4">—</text:span></text:p>
          </table:table-cell>
        </table:table-row>
        <text:soft-page-break/>
        <table:table-row table:style-name="Table8.1">
          <table:table-cell table:style-name="Table8.A2" office:value-type="string">
            <text:p text:style-name="P12"><text:span text:style-name="T4">6th</text:span></text:p>
          </table:table-cell>
          <table:table-cell table:style-name="Table8.A2" office:value-type="string">
            <text:p text:style-name="P12"><text:span text:style-name="T4">826 gp</text:span></text:p>
            <text:p text:style-name="P12"><text:span text:style-name="T4">+66 XP</text:span></text:p>
          </table:table-cell>
          <table:table-cell table:style-name="Table8.A2" office:value-type="string">
            <text:p text:style-name="P12"><text:span text:style-name="T4">900 gp</text:span></text:p>
            <text:p text:style-name="P12"><text:span text:style-name="T4">+72 XP</text:span></text:p>
          </table:table-cell>
          <table:table-cell table:style-name="Table8.A2" office:value-type="string">
            <text:p text:style-name="P12"><text:span text:style-name="T4">1,200 gp</text:span></text:p>
            <text:p text:style-name="P12"><text:span text:style-name="T4">+96 XP</text:span></text:p>
          </table:table-cell>
          <table:table-cell table:style-name="Table8.A2" office:value-type="string">
            <text:p text:style-name="P12"><text:span text:style-name="T4">—</text:span></text:p>
          </table:table-cell>
        </table:table-row>
        <table:table-row table:style-name="Table8.1">
          <table:table-cell table:style-name="Table8.A2" office:value-type="string">
            <text:p text:style-name="P12"><text:span text:style-name="T4">7th</text:span></text:p>
          </table:table-cell>
          <table:table-cell table:style-name="Table8.A2" office:value-type="string">
            <text:p text:style-name="P12"><text:span text:style-name="T4">1,135 gp 5 sp</text:span></text:p>
            <text:p text:style-name="P12"><text:span text:style-name="T4">+91 XP</text:span></text:p>
          </table:table-cell>
          <table:table-cell table:style-name="Table8.A2" office:value-type="string">
            <text:p text:style-name="P12"><text:span text:style-name="T4">1,225 gp</text:span></text:p>
            <text:p text:style-name="P12"><text:span text:style-name="T4">+98 XP</text:span></text:p>
          </table:table-cell>
          <table:table-cell table:style-name="Table8.A2" office:value-type="string">
            <text:p text:style-name="P12"><text:span text:style-name="T4">—</text:span></text:p>
          </table:table-cell>
          <table:table-cell table:style-name="Table8.A2" office:value-type="string">
            <text:p text:style-name="P12"><text:span text:style-name="T4">—</text:span></text:p>
          </table:table-cell>
        </table:table-row>
        <table:table-row table:style-name="Table8.1">
          <table:table-cell table:style-name="Table8.A2" office:value-type="string">
            <text:p text:style-name="P12"><text:span text:style-name="T4">8th</text:span></text:p>
          </table:table-cell>
          <table:table-cell table:style-name="Table8.A2" office:value-type="string">
            <text:p text:style-name="P12"><text:span text:style-name="T4">1,500 gp</text:span></text:p>
            <text:p text:style-name="P12"><text:span text:style-name="T4">+120 XP</text:span></text:p>
          </table:table-cell>
          <table:table-cell table:style-name="Table8.A2" office:value-type="string">
            <text:p text:style-name="P12"><text:span text:style-name="T4">1,600 gp</text:span></text:p>
            <text:p text:style-name="P12"><text:span text:style-name="T4">+128 XP</text:span></text:p>
          </table:table-cell>
          <table:table-cell table:style-name="Table8.A2" office:value-type="string">
            <text:p text:style-name="P12"><text:span text:style-name="T4">—</text:span></text:p>
          </table:table-cell>
          <table:table-cell table:style-name="Table8.A2" office:value-type="string">
            <text:p text:style-name="P12"><text:span text:style-name="T4">—</text:span></text:p>
          </table:table-cell>
        </table:table-row>
        <table:table-row table:style-name="Table8.1">
          <table:table-cell table:style-name="Table8.A2" office:value-type="string">
            <text:p text:style-name="P12"><text:span text:style-name="T4">9th</text:span></text:p>
          </table:table-cell>
          <table:table-cell table:style-name="Table8.A2" office:value-type="string">
            <text:p text:style-name="P12"><text:span text:style-name="T4">1,912 gp 5 sp</text:span></text:p>
            <text:p text:style-name="P12"><text:span text:style-name="T4">+153 XP</text:span></text:p>
          </table:table-cell>
          <table:table-cell table:style-name="Table8.A2" office:value-type="string">
            <text:p text:style-name="P12"><text:span text:style-name="T4">2, 025 gp</text:span></text:p>
            <text:p text:style-name="P12"><text:span text:style-name="T4">+162 XP</text:span></text:p>
          </table:table-cell>
          <table:table-cell table:style-name="Table8.A2" office:value-type="string">
            <text:p text:style-name="P12"><text:span text:style-name="T4">—</text:span></text:p>
          </table:table-cell>
          <table:table-cell table:style-name="Table8.A2" office:value-type="string">
            <text:p text:style-name="P12"><text:span text:style-name="T4">—</text:span></text:p>
          </table:table-cell>
        </table:table-row>
        <text:soft-page-break/>
        <table:table-row table:style-name="Table8.1">
          <table:table-cell table:style-name="Table8.A2" table:number-columns-spanned="5" office:value-type="string">
            <text:p text:style-name="P11"><text:span text:style-name="T4">* Caster level is half class level.</text:span></text:p>
          </table:table-cell>
          <table:covered-table-cell/>
          <table:covered-table-cell/>
          <table:covered-table-cell/>
          <table:covered-table-cell/>
        </table:table-row>
        <table:table-row table:style-name="Table8.1">
          <table:table-cell table:style-name="Table8.A14" table:number-columns-spanned="5" office:value-type="string">
            <text:p text:style-name="P11"><text:span text:style-name="T4">Costs assume that the creator makes the scroll at the minimum caster level.</text:span></text:p>
          </table:table-cell>
          <table:covered-table-cell/>
          <table:covered-table-cell/>
          <table:covered-table-cell/>
          <table:covered-table-cell/>
        </table:table-row>
      </table:table>
      <text:p text:style-name="P5"/>
      <text:p text:style-name="P10"><text:span text:style-name="T11">CREATING STAFFS</text:span></text:p>
      <text:p text:style-name="P10"><text:span text:style-name="T8">To create a magic staff, a character needs a supply of materials, the most obvious being a staff or the pieces of the staff to be assembled.</text:span></text:p>
      <text:p text:style-name="P10"><text:span text:style-name="T8">The cost for the materials is subsumed in the cost for creating the staff—375 gp x the level of the highest-level spell x the level of the caster, plus 75% of the value of the next most costly ability (281.25 gp x the level of the spell x the level of the caster), plus one-half of the value of any other abilities (187.5 gp x the level of the spell x the level of the caster). Staffs are always fully charged (50 charges) when created.</text:span></text:p>
      <text:p text:style-name="P10"><text:span text:style-name="T8">If desired, a spell can be placed into the staff at only half the normal cost, but then activating that particular spell costs 2 charges from the staff. The caster level of all spells in a staff must be the same, and no staff can have a caster level of less than 8th, even if all the spells in the staff are low-level spells.</text:span></text:p>
      <text:p text:style-name="P10"><text:span text:style-name="T8">The creator must have prepared the spells to be stored (or must know the spell, in the case of a sorcerer or bard) and must provide any focus the spells require as well as material and XP component costs sufficient to activate the spell a maximum number of times (50 divided by the number of charges one use of the spell expends). This is in addition to the XP cost for making the staff itself. Material components are consumed when he begins working, but focuses are not. (A focus used in creating a staff can be reused.) The act of working on the staff triggers the prepared spells, making them unavailable for casting during each day of the staff ’s creation. (That is, those spell slots are expended from his currently prepared spells, just as if they had been cast.)</text:span></text:p>
      <text:p text:style-name="P10"><text:span text:style-name="T8">Creating a few staffs may entail other prerequisites beyond spellcasting. See the individual descriptions for details.</text:span></text:p>
      <text:p text:style-name="P10"><text:span text:style-name="T8">Crafting a staff requires one day for each 1,000 gp of the base price.</text:span></text:p>
      <text:p text:style-name="P10"><text:span text:style-name="T8">Item Creation Feat Required: Craft Staff.</text:span></text:p>
      <text:p text:style-name="P5"/>
      <text:p text:style-name="P10"><text:span text:style-name="T11">CREATING WANDS</text:span></text:p>
      <text:p text:style-name="P10"><text:span text:style-name="T8">To create a magic wand, a character needs a small supply of materials, the most obvious being a baton or the pieces of the wand to be assembled. The cost for the materials is subsumed in the cost for creating the wand—375 gp x the level of the spell x the level of the caster. Wands are always fully charged (50 charges) when created.</text:span></text:p>
      <text:p text:style-name="P10"><text:span text:style-name="T8">The creator must have prepared the spell to be stored (or must know the spell, in the case of a sorcerer or bard) and must provide any focuses the spell requires. Fifty of each needed material component are required, one for each charge. If casting the spell would reduce the caster’s XP total, she pays the cost (multiplied by 50) upon beginning the wand in addition to the XP cost for making the wand itself. Likewise, material components are consumed when she begins working, but focuses are not. (A focus used in creating a wand can be reused.) The act of working on the wand triggers the prepared spell, making it unavailable for casting during each day devoted to the wand’s creation. (That is, that spell slot is expended from her currently prepared spells, just as if it had been cast.)</text:span></text:p>
      <text:p text:style-name="P10"><text:span text:style-name="T8">Crafting a wand requires one day per each 1,000 gp of the base price.</text:span></text:p>
      <text:p text:style-name="P10"><text:span text:style-name="T8">Item Creation Feat Required: Craft Wand.</text:span></text:p>
      <text:p text:style-name="P8"/>
      <table:table table:name="Table9" table:style-name="Table9">
        <table:table-column table:style-name="Table9.A"/>
        <table:table-column table:style-name="Table9.B"/>
        <table:table-column table:style-name="Table9.C"/>
        <table:table-column table:style-name="Table9.D"/>
        <table:table-column table:style-name="Table9.E"/>
        <text:soft-page-break/>
        <table:table-row table:style-name="Table9.1">
          <table:table-cell table:style-name="Table9.A1" table:number-columns-spanned="5" office:value-type="string">
            <text:p text:style-name="P11"><text:span text:style-name="T3">Wand Base Prices (By Crafter’s Class)</text:span></text:p>
          </table:table-cell>
          <table:covered-table-cell/>
          <table:covered-table-cell/>
          <table:covered-table-cell/>
          <table:covered-table-cell/>
        </table:table-row>
        <table:table-row table:style-name="Table9.1">
          <table:table-cell table:style-name="Table9.A2" office:value-type="string">
            <text:p text:style-name="P13"><text:span text:style-name="T3">Spell Level</text:span></text:p>
          </table:table-cell>
          <table:table-cell table:style-name="Table9.A2" office:value-type="string">
            <text:p text:style-name="P13"><text:span text:style-name="T3">Clr, Drd, Wiz</text:span></text:p>
          </table:table-cell>
          <table:table-cell table:style-name="Table9.A2" office:value-type="string">
            <text:p text:style-name="P13"><text:span text:style-name="T3">Sor</text:span></text:p>
          </table:table-cell>
          <table:table-cell table:style-name="Table9.A2" office:value-type="string">
            <text:p text:style-name="P13"><text:span text:style-name="T3">Brd</text:span></text:p>
          </table:table-cell>
          <table:table-cell table:style-name="Table9.A2" office:value-type="string">
            <text:p text:style-name="P13"><text:span text:style-name="T3">Pal, Rgr*</text:span></text:p>
          </table:table-cell>
        </table:table-row>
        <table:table-row table:style-name="Table9.1">
          <table:table-cell table:style-name="Table9.A2" office:value-type="string">
            <text:p text:style-name="P12"><text:span text:style-name="T4">0</text:span></text:p>
          </table:table-cell>
          <table:table-cell table:style-name="Table9.A2" office:value-type="string">
            <text:p text:style-name="P12"><text:span text:style-name="T4">375 gp</text:span></text:p>
          </table:table-cell>
          <table:table-cell table:style-name="Table9.A2" office:value-type="string">
            <text:p text:style-name="P12"><text:span text:style-name="T4">375 gp</text:span></text:p>
          </table:table-cell>
          <table:table-cell table:style-name="Table9.A2" office:value-type="string">
            <text:p text:style-name="P12"><text:span text:style-name="T4">375 gp</text:span></text:p>
          </table:table-cell>
          <table:table-cell table:style-name="Table9.A2" office:value-type="string">
            <text:p text:style-name="P12"><text:span text:style-name="T4">—</text:span></text:p>
          </table:table-cell>
        </table:table-row>
        <table:table-row table:style-name="Table9.1">
          <table:table-cell table:style-name="Table9.A2" office:value-type="string">
            <text:p text:style-name="P12"><text:span text:style-name="T4">1st</text:span></text:p>
          </table:table-cell>
          <table:table-cell table:style-name="Table9.A2" office:value-type="string">
            <text:p text:style-name="P12"><text:span text:style-name="T4">750 gp</text:span></text:p>
          </table:table-cell>
          <table:table-cell table:style-name="Table9.A2" office:value-type="string">
            <text:p text:style-name="P12"><text:span text:style-name="T4">750 gp</text:span></text:p>
          </table:table-cell>
          <table:table-cell table:style-name="Table9.A2" office:value-type="string">
            <text:p text:style-name="P12"><text:span text:style-name="T4">1,500 gp</text:span></text:p>
          </table:table-cell>
          <table:table-cell table:style-name="Table9.A2" office:value-type="string">
            <text:p text:style-name="P12"><text:span text:style-name="T4">1,500 gp</text:span></text:p>
          </table:table-cell>
        </table:table-row>
        <table:table-row table:style-name="Table9.1">
          <table:table-cell table:style-name="Table9.A2" office:value-type="string">
            <text:p text:style-name="P12"><text:span text:style-name="T4">2nd</text:span></text:p>
          </table:table-cell>
          <table:table-cell table:style-name="Table9.A2" office:value-type="string">
            <text:p text:style-name="P12"><text:span text:style-name="T4">4,500 gp</text:span></text:p>
          </table:table-cell>
          <table:table-cell table:style-name="Table9.A2" office:value-type="string">
            <text:p text:style-name="P12"><text:span text:style-name="T4">6,000 gp</text:span></text:p>
          </table:table-cell>
          <table:table-cell table:style-name="Table9.A2" office:value-type="string">
            <text:p text:style-name="P12"><text:span text:style-name="T4">6,000 gp</text:span></text:p>
          </table:table-cell>
          <table:table-cell table:style-name="Table9.A2" office:value-type="string">
            <text:p text:style-name="P12"><text:span text:style-name="T4">6,000 gp</text:span></text:p>
          </table:table-cell>
        </table:table-row>
        <table:table-row table:style-name="Table9.1">
          <table:table-cell table:style-name="Table9.A2" office:value-type="string">
            <text:p text:style-name="P12"><text:span text:style-name="T4">3rd</text:span></text:p>
          </table:table-cell>
          <table:table-cell table:style-name="Table9.A2" office:value-type="string">
            <text:p text:style-name="P12"><text:span text:style-name="T4">11,250 gp</text:span></text:p>
          </table:table-cell>
          <table:table-cell table:style-name="Table9.A2" office:value-type="string">
            <text:p text:style-name="P12"><text:span text:style-name="T4">13,500 gp</text:span></text:p>
          </table:table-cell>
          <table:table-cell table:style-name="Table9.A2" office:value-type="string">
            <text:p text:style-name="P12"><text:span text:style-name="T4">15,750 gp</text:span></text:p>
          </table:table-cell>
          <table:table-cell table:style-name="Table9.A2" office:value-type="string">
            <text:p text:style-name="P12"><text:span text:style-name="T4">11,250 gp</text:span></text:p>
          </table:table-cell>
        </table:table-row>
        <table:table-row table:style-name="Table9.1">
          <table:table-cell table:style-name="Table9.A2" office:value-type="string">
            <text:p text:style-name="P12"><text:span text:style-name="T4">4th</text:span></text:p>
          </table:table-cell>
          <table:table-cell table:style-name="Table9.A2" office:value-type="string">
            <text:p text:style-name="P12"><text:span text:style-name="T4">21,000 gp</text:span></text:p>
          </table:table-cell>
          <table:table-cell table:style-name="Table9.A2" office:value-type="string">
            <text:p text:style-name="P12"><text:span text:style-name="T4">24,000 gp</text:span></text:p>
          </table:table-cell>
          <table:table-cell table:style-name="Table9.A2" office:value-type="string">
            <text:p text:style-name="P12"><text:span text:style-name="T4">30,000 gp</text:span></text:p>
          </table:table-cell>
          <table:table-cell table:style-name="Table9.A2" office:value-type="string">
            <text:p text:style-name="P12"><text:span text:style-name="T4">21,000 gp</text:span></text:p>
          </table:table-cell>
        </table:table-row>
        <table:table-row table:style-name="Table9.1">
          <table:table-cell table:style-name="Table9.A2" table:number-columns-spanned="5" office:value-type="string">
            <text:p text:style-name="P11"><text:span text:style-name="T4">* Caster level is half class level.</text:span></text:p>
          </table:table-cell>
          <table:covered-table-cell/>
          <table:covered-table-cell/>
          <table:covered-table-cell/>
          <table:covered-table-cell/>
        </table:table-row>
        <table:table-row table:style-name="Table9.1">
          <table:table-cell table:style-name="Table9.A9" table:number-columns-spanned="5" office:value-type="string">
            <text:p text:style-name="P11"><text:span text:style-name="T4">Prices assume that the wand was made at the minimum caster level.</text:span></text:p>
          </table:table-cell>
          <table:covered-table-cell/>
          <table:covered-table-cell/>
          <table:covered-table-cell/>
          <table:covered-table-cell/>
        </table:table-row>
      </table:table>
      <text:p text:style-name="P7"/>
      <table:table table:name="Table10" table:style-name="Table10">
        <table:table-column table:style-name="Table10.A"/>
        <table:table-column table:style-name="Table10.B"/>
        <table:table-column table:style-name="Table10.C" table:number-columns-repeated="2"/>
        <table:table-column table:style-name="Table10.E"/>
        <table:table-row table:style-name="Table10.1">
          <table:table-cell table:style-name="Table10.A1" table:number-columns-spanned="5" office:value-type="string">
            <text:p text:style-name="P11"><text:span text:style-name="T3">Base Magic Supplies and XP Cost to Craft a Wand (By Crafter’s Class)</text:span></text:p>
          </table:table-cell>
          <table:covered-table-cell/>
          <table:covered-table-cell/>
          <table:covered-table-cell/>
          <table:covered-table-cell/>
        </table:table-row>
        <table:table-row table:style-name="Table10.1">
          <table:table-cell table:style-name="Table10.A2" office:value-type="string">
            <text:p text:style-name="P13"><text:span text:style-name="T3">Spell Level</text:span></text:p>
          </table:table-cell>
          <table:table-cell table:style-name="Table10.A2" office:value-type="string">
            <text:p text:style-name="P13"><text:span text:style-name="T3">Clr, Drd, Wiz</text:span></text:p>
          </table:table-cell>
          <table:table-cell table:style-name="Table10.A2" office:value-type="string">
            <text:p text:style-name="P13"><text:span text:style-name="T3">Sor</text:span></text:p>
          </table:table-cell>
          <table:table-cell table:style-name="Table10.A2" office:value-type="string">
            <text:p text:style-name="P13"><text:span text:style-name="T3">Brd</text:span></text:p>
          </table:table-cell>
          <table:table-cell table:style-name="Table10.A2" office:value-type="string">
            <text:p text:style-name="P13"><text:span text:style-name="T3">Pal, Rgr*</text:span></text:p>
          </table:table-cell>
        </table:table-row>
        <table:table-row table:style-name="Table10.1">
          <table:table-cell table:style-name="Table10.A2" office:value-type="string">
            <text:p text:style-name="P12"><text:span text:style-name="T4">0</text:span></text:p>
          </table:table-cell>
          <table:table-cell table:style-name="Table10.A2" office:value-type="string">
            <text:p text:style-name="P12"><text:span text:style-name="T4">187 gp 5 sp</text:span></text:p>
            <text:p text:style-name="P12"><text:span text:style-name="T4">+15 XP</text:span></text:p>
          </table:table-cell>
          <table:table-cell table:style-name="Table10.A2" office:value-type="string">
            <text:p text:style-name="P12"><text:span text:style-name="T4">187 gp 5 sp</text:span></text:p>
            <text:p text:style-name="P12"><text:span text:style-name="T4">+15 XP</text:span></text:p>
          </table:table-cell>
          <table:table-cell table:style-name="Table10.A2" office:value-type="string">
            <text:p text:style-name="P12"><text:span text:style-name="T4">187 gp 5 sp</text:span></text:p>
            <text:p text:style-name="P12"><text:span text:style-name="T4">+15 XP</text:span></text:p>
          </table:table-cell>
          <table:table-cell table:style-name="Table10.A2" office:value-type="string">
            <text:p text:style-name="P12"><text:span text:style-name="T4">—</text:span></text:p>
          </table:table-cell>
        </table:table-row>
        <table:table-row table:style-name="Table10.1">
          <table:table-cell table:style-name="Table10.A2" office:value-type="string">
            <text:p text:style-name="P12"><text:span text:style-name="T4">1st</text:span></text:p>
          </table:table-cell>
          <table:table-cell table:style-name="Table10.A2" office:value-type="string">
            <text:p text:style-name="P12"><text:span text:style-name="T4">375 gp</text:span></text:p>
            <text:p text:style-name="P12"><text:span text:style-name="T4">+30 XP</text:span></text:p>
          </table:table-cell>
          <table:table-cell table:style-name="Table10.A2" office:value-type="string">
            <text:p text:style-name="P12"><text:span text:style-name="T4">375 gp</text:span></text:p>
            <text:p text:style-name="P12"><text:span text:style-name="T4">+30 XP</text:span></text:p>
          </table:table-cell>
          <table:table-cell table:style-name="Table10.A2" office:value-type="string">
            <text:p text:style-name="P12"><text:span text:style-name="T4">750 gp</text:span></text:p>
            <text:p text:style-name="P12"><text:span text:style-name="T4">+60 XP</text:span></text:p>
          </table:table-cell>
          <table:table-cell table:style-name="Table10.A2" office:value-type="string">
            <text:p text:style-name="P12"><text:span text:style-name="T4">750 gp</text:span></text:p>
            <text:p text:style-name="P12"><text:span text:style-name="T4">+60 XP</text:span></text:p>
          </table:table-cell>
        </table:table-row>
        <table:table-row table:style-name="Table10.1">
          <table:table-cell table:style-name="Table10.A2" office:value-type="string">
            <text:p text:style-name="P12"><text:span text:style-name="T4">2nd</text:span></text:p>
          </table:table-cell>
          <table:table-cell table:style-name="Table10.A2" office:value-type="string">
            <text:p text:style-name="P12"><text:span text:style-name="T4">2,250 gp</text:span></text:p>
            <text:p text:style-name="P12"><text:span text:style-name="T4">+180 XP</text:span></text:p>
          </table:table-cell>
          <table:table-cell table:style-name="Table10.A2" office:value-type="string">
            <text:p text:style-name="P12"><text:span text:style-name="T4">3,000 gp</text:span></text:p>
            <text:p text:style-name="P12"><text:span text:style-name="T4">+240 XP</text:span></text:p>
          </table:table-cell>
          <table:table-cell table:style-name="Table10.A2" office:value-type="string">
            <text:p text:style-name="P12"><text:span text:style-name="T4">3,000 gp</text:span></text:p>
            <text:p text:style-name="P12"><text:span text:style-name="T4">+240 XP</text:span></text:p>
          </table:table-cell>
          <table:table-cell table:style-name="Table10.A2" office:value-type="string">
            <text:p text:style-name="P12"><text:span text:style-name="T4">3,000 gp</text:span></text:p>
            <text:p text:style-name="P12"><text:span text:style-name="T4">+240 XP</text:span></text:p>
          </table:table-cell>
        </table:table-row>
        <table:table-row table:style-name="Table10.1">
          <table:table-cell table:style-name="Table10.A2" office:value-type="string">
            <text:p text:style-name="P12"><text:span text:style-name="T4">3rd</text:span></text:p>
          </table:table-cell>
          <table:table-cell table:style-name="Table10.A2" office:value-type="string">
            <text:p text:style-name="P12"><text:span text:style-name="T4">5,625 gp</text:span></text:p>
            <text:p text:style-name="P12"><text:span text:style-name="T4">+450 XP</text:span></text:p>
          </table:table-cell>
          <table:table-cell table:style-name="Table10.A2" office:value-type="string">
            <text:p text:style-name="P12"><text:span text:style-name="T4">6,750 gp</text:span></text:p>
            <text:p text:style-name="P12"><text:span text:style-name="T4">+540 XP</text:span></text:p>
          </table:table-cell>
          <table:table-cell table:style-name="Table10.A2" office:value-type="string">
            <text:p text:style-name="P12"><text:span text:style-name="T4">7,875 gp</text:span></text:p>
            <text:p text:style-name="P12"><text:span text:style-name="T4">+630 XP</text:span></text:p>
          </table:table-cell>
          <table:table-cell table:style-name="Table10.A2" office:value-type="string">
            <text:p text:style-name="P12"><text:span text:style-name="T4">5,625 gp</text:span></text:p>
            <text:p text:style-name="P12"><text:span text:style-name="T4">+450 XP</text:span></text:p>
          </table:table-cell>
        </table:table-row>
        <table:table-row table:style-name="Table10.1">
          <table:table-cell table:style-name="Table10.A2" office:value-type="string">
            <text:p text:style-name="P12"><text:span text:style-name="T4">4th</text:span></text:p>
          </table:table-cell>
          <table:table-cell table:style-name="Table10.A2" office:value-type="string">
            <text:p text:style-name="P12"><text:span text:style-name="T4">10,500 gp</text:span></text:p>
            <text:p text:style-name="P12"><text:span text:style-name="T4">+840 XP</text:span></text:p>
          </table:table-cell>
          <table:table-cell table:style-name="Table10.A2" office:value-type="string">
            <text:p text:style-name="P12"><text:span text:style-name="T4">12,000 gp</text:span></text:p>
            <text:p text:style-name="P12"><text:span text:style-name="T4">+960 XP</text:span></text:p>
          </table:table-cell>
          <table:table-cell table:style-name="Table10.A2" office:value-type="string">
            <text:p text:style-name="P12"><text:span text:style-name="T4">15,000 gp</text:span></text:p>
            <text:p text:style-name="P12"><text:span text:style-name="T4">+1200 XP</text:span></text:p>
          </table:table-cell>
          <table:table-cell table:style-name="Table10.A2" office:value-type="string">
            <text:p text:style-name="P12"><text:span text:style-name="T4">10,500 gp</text:span></text:p>
            <text:p text:style-name="P12"><text:span text:style-name="T4">+840 XP</text:span></text:p>
          </table:table-cell>
        </table:table-row>
        <table:table-row table:style-name="Table10.1">
          <table:table-cell table:style-name="Table10.A2" table:number-columns-spanned="5" office:value-type="string">
            <text:p text:style-name="P11"><text:span text:style-name="T4">* Caster level is half class level.</text:span></text:p>
          </table:table-cell>
          <table:covered-table-cell/>
          <table:covered-table-cell/>
          <table:covered-table-cell/>
          <table:covered-table-cell/>
        </table:table-row>
        <table:table-row table:style-name="Table10.1">
          <table:table-cell table:style-name="Table10.A9" table:number-columns-spanned="5" office:value-type="string">
            <text:p text:style-name="P11"><text:span text:style-name="T4">Costs assume that the creator makes the wand at the minimum caster level.</text:span></text:p>
          </table:table-cell>
          <table:covered-table-cell/>
          <table:covered-table-cell/>
          <table:covered-table-cell/>
          <table:covered-table-cell/>
        </table:table-row>
      </table:table>
      <text:p text:style-name="P5"/>
      <text:p text:style-name="P10"><text:span text:style-name="T11">CREATING WONDROUS ITEMS</text:span></text:p>
      <text:p text:style-name="P10"><text:span text:style-name="T8">To create a wondrous item, a character usually needs some sort of equipment or tools to work on the item. She also needs a supply of materials, the most obvious being the item itself or the pieces of the item to be assembled. The cost for the materials is subsumed in the cost for creating the item. Wondrous item costs are difficult to formularize. Refer to Table: Estimating Magic Item Gold Piece Values and use the item prices in the item descriptions as a guideline. Creating an item costs half the market value listed.</text:span></text:p>
      <text:p text:style-name="P10"><text:span text:style-name="T8">If spells are involved in the prerequisites for making the item, the creator must have prepared the spells to be cast (or must know the spells, in the case of a sorcerer or bard) but need not provide any material components or focuses the spells require, nor are any XP costs inherent in a prerequisite spell incurred in the creation of the item. The act of working on the item triggers the prepared spells, making them unavailable for casting during each day of the item’s creation. (That is, those spell slots are expended from his currently prepared spells, just as if they had been cast.)</text:span></text:p>
      <text:p text:style-name="P10"><text:span text:style-name="T8">Creating some items may entail other prerequisites beyond or other than spellcasting. See the individual descriptions for details.</text:span></text:p>
      <text:p text:style-name="P10"><text:span text:style-name="T8">Crafting a wondrous item requires one day for each 1,000 gp of the base price.</text:span></text:p>
      <text:p text:style-name="P10"><text:span text:style-name="T8">Item Creation Feat Required: Craft Wondrous Item.</text:span></text:p>
      <text:p text:style-name="P5"/>
      <text:p text:style-name="P10"><text:span text:style-name="T11">INTELLIGENT ITEM CREATION</text:span></text:p>
      <text:p text:style-name="P10"><text:span text:style-name="T8">To create an intelligent item, a character must have a caster level of 15th or higher. Time and creation cost are based on the normal item creation rules, with the market price values on Table: Item Intelligence, Wisdom, Charisma, and Capabilities treated as additions to time, gp cost, and XP cost. The item’s alignment is the same as its creator’s. Determine other features randomly, following the guidelines in the relevant section.</text:span></text:p>
      <text:p text:style-name="P5"/>
      <text:p text:style-name="P10"><text:span text:style-name="T11">ADDING NEW ABILITIES</text:span></text:p>
      <text:p text:style-name="P10"><text:span text:style-name="T8">A creator can add new magical abilities to a magic item with no restrictions. The cost to do this is the same as if the item was not magical. Thus, a </text:span><text:span text:style-name="T9">+1 longsword </text:span><text:span text:style-name="T8">can be made into a </text:span><text:span text:style-name="T9">+2 vorpal longsword</text:span><text:span text:style-name="T8">, with the cost to create it being equal to that of a </text:span><text:span text:style-name="T9">+2 vorpal sword </text:span><text:span text:style-name="T8">minus the cost of a </text:span><text:span text:style-name="T9">+1 sword</text:span><text:span text:style-name="T8">.</text:span></text:p>
      <text:p text:style-name="P10"><text:soft-page-break/><text:span text:style-name="T8">If the item is one that occupies a specific place on a character’s body the cost of adding any additional ability to that item increases by 50%. For example, if a character adds the power to confer </text:span><text:span text:style-name="T9">invisibility </text:span><text:span text:style-name="T8">to her </text:span><text:span text:style-name="T9">ring of protection +2</text:span><text:span text:style-name="T8">, the cost of adding this ability is the same as for creating a </text:span><text:span text:style-name="T9">ring of invisibility </text:span><text:span text:style-name="T8">multiplied by 1.5.</text:span></text:p>
      <text:p text:style-name="P8"/>
      <text:p text:style-name="P10"><text:span text:style-name="T8">BODY SLOT AFFINITIES</text:span></text:p>
      <text:p text:style-name="P10"><text:span text:style-name="T8">Each location on the body, or body slot, has one or more affinities: a word or phrase that describes the general function or nature of magic items designed for that body slot. Body slot affinities are deliberately broad, abstract categorizations, because a hard-and-fast rule can’t cover the great variety among wondrous items.</text:span></text:p>
      <text:p text:style-name="P18"><text:span text:style-name="T2">You can use the affinities in the list below to guide your decisions on which magic items should be allowed in which body slots. And when you design your own magic items, the affinities give you some guidance for what form a particular item should take.</text:span></text:p>
      <text:p text:style-name="P10"><text:span text:style-name="T8">Some body slots have different affinities for different specific items. </text:span></text:p>
      <table:table table:name="Table11" table:style-name="Table11">
        <table:table-column table:style-name="Table11.A"/>
        <table:table-column table:style-name="Table11.B"/>
        <table:table-row table:style-name="Table11.1">
          <table:table-cell table:style-name="Table11.A1" office:value-type="string">
            <text:p text:style-name="P11"><text:span text:style-name="T3">Body Slot</text:span></text:p>
          </table:table-cell>
          <table:table-cell table:style-name="Table11.A1" office:value-type="string">
            <text:p text:style-name="P11"><text:span text:style-name="T3">Affinity</text:span></text:p>
          </table:table-cell>
        </table:table-row>
        <table:table-row table:style-name="Table11.1">
          <table:table-cell table:style-name="Table11.A2" office:value-type="string">
            <text:p text:style-name="P11"><text:span text:style-name="T4">Headband, helmet</text:span></text:p>
          </table:table-cell>
          <table:table-cell table:style-name="Table11.A2" office:value-type="string">
            <text:p text:style-name="P11"><text:span text:style-name="T4">Mental improvement, ranged attacks</text:span></text:p>
          </table:table-cell>
        </table:table-row>
        <table:table-row table:style-name="Table11.1">
          <table:table-cell table:style-name="Table11.A2" office:value-type="string">
            <text:p text:style-name="P10"><text:span text:style-name="T4">Hat</text:span></text:p>
          </table:table-cell>
          <table:table-cell table:style-name="Table11.A2" office:value-type="string">
            <text:p text:style-name="P10"><text:span text:style-name="T4">Interaction</text:span></text:p>
          </table:table-cell>
        </table:table-row>
        <table:table-row table:style-name="Table11.1">
          <table:table-cell table:style-name="Table11.A2" office:value-type="string">
            <text:p text:style-name="P10"><text:span text:style-name="T4">Phylactery</text:span></text:p>
          </table:table-cell>
          <table:table-cell table:style-name="Table11.A2" office:value-type="string">
            <text:p text:style-name="P10"><text:span text:style-name="T4">Morale, alignment</text:span></text:p>
          </table:table-cell>
        </table:table-row>
        <table:table-row table:style-name="Table11.1">
          <table:table-cell table:style-name="Table11.A2" office:value-type="string">
            <text:p text:style-name="P10"><text:span text:style-name="T4">Eye lenses, goggles</text:span></text:p>
          </table:table-cell>
          <table:table-cell table:style-name="Table11.A2" office:value-type="string">
            <text:p text:style-name="P10"><text:span text:style-name="T4">Vision</text:span></text:p>
          </table:table-cell>
        </table:table-row>
        <table:table-row table:style-name="Table11.1">
          <table:table-cell table:style-name="Table11.A2" office:value-type="string">
            <text:p text:style-name="P10"><text:span text:style-name="T4">Cloak, cape, mantle</text:span></text:p>
          </table:table-cell>
          <table:table-cell table:style-name="Table11.A2" office:value-type="string">
            <text:p text:style-name="P10"><text:span text:style-name="T4">Transformation, protection</text:span></text:p>
          </table:table-cell>
        </table:table-row>
        <table:table-row table:style-name="Table11.1">
          <table:table-cell table:style-name="Table11.A2" office:value-type="string">
            <text:p text:style-name="P10"><text:span text:style-name="T4">Amulet, brooch, medallion, necklace, periapt, scarab</text:span></text:p>
          </table:table-cell>
          <table:table-cell table:style-name="Table11.A2" office:value-type="string">
            <text:p text:style-name="P10"><text:span text:style-name="T4">Protection, discernment</text:span></text:p>
          </table:table-cell>
        </table:table-row>
        <table:table-row table:style-name="Table11.1">
          <table:table-cell table:style-name="Table11.A2" office:value-type="string">
            <text:p text:style-name="P10"><text:span text:style-name="T4">Robe </text:span></text:p>
          </table:table-cell>
          <table:table-cell table:style-name="Table11.A2" office:value-type="string">
            <text:p text:style-name="P10"><text:span text:style-name="T4">Multiple effects</text:span></text:p>
          </table:table-cell>
        </table:table-row>
        <table:table-row table:style-name="Table11.1">
          <table:table-cell table:style-name="Table11.A2" office:value-type="string">
            <text:p text:style-name="P10"><text:span text:style-name="T4">Shirt </text:span></text:p>
          </table:table-cell>
          <table:table-cell table:style-name="Table11.A2" office:value-type="string">
            <text:p text:style-name="P10"><text:span text:style-name="T4">Physical improvement</text:span></text:p>
          </table:table-cell>
        </table:table-row>
        <table:table-row table:style-name="Table11.1">
          <table:table-cell table:style-name="Table11.A2" office:value-type="string">
            <text:p text:style-name="P10"><text:span text:style-name="T4">Vest, vestment </text:span></text:p>
          </table:table-cell>
          <table:table-cell table:style-name="Table11.A2" office:value-type="string">
            <text:p text:style-name="P10"><text:span text:style-name="T4">Class ability improvement</text:span></text:p>
          </table:table-cell>
        </table:table-row>
        <table:table-row table:style-name="Table11.1">
          <table:table-cell table:style-name="Table11.A2" office:value-type="string">
            <text:p text:style-name="P10"><text:span text:style-name="T4">Bracers </text:span></text:p>
          </table:table-cell>
          <table:table-cell table:style-name="Table11.A2" office:value-type="string">
            <text:p text:style-name="P10"><text:span text:style-name="T4">Combat</text:span></text:p>
          </table:table-cell>
        </table:table-row>
        <table:table-row table:style-name="Table11.1">
          <table:table-cell table:style-name="Table11.A2" office:value-type="string">
            <text:p text:style-name="P10"><text:span text:style-name="T4">Bracelets </text:span></text:p>
          </table:table-cell>
          <table:table-cell table:style-name="Table11.A2" office:value-type="string">
            <text:p text:style-name="P10"><text:span text:style-name="T4">Allies</text:span></text:p>
          </table:table-cell>
        </table:table-row>
        <table:table-row table:style-name="Table11.1">
          <table:table-cell table:style-name="Table11.A2" office:value-type="string">
            <text:p text:style-name="P10"><text:span text:style-name="T4">Gloves </text:span></text:p>
          </table:table-cell>
          <table:table-cell table:style-name="Table11.A2" office:value-type="string">
            <text:p text:style-name="P10"><text:span text:style-name="T4">Quickness</text:span></text:p>
          </table:table-cell>
        </table:table-row>
        <table:table-row table:style-name="Table11.1">
          <table:table-cell table:style-name="Table11.A2" office:value-type="string">
            <text:p text:style-name="P10"><text:span text:style-name="T4">Gauntlets </text:span></text:p>
          </table:table-cell>
          <table:table-cell table:style-name="Table11.A2" office:value-type="string">
            <text:p text:style-name="P10"><text:span text:style-name="T4">Destructive power</text:span></text:p>
          </table:table-cell>
        </table:table-row>
        <table:table-row table:style-name="Table11.1">
          <table:table-cell table:style-name="Table11.A2" office:value-type="string">
            <text:p text:style-name="P10"><text:span text:style-name="T4">Belt </text:span></text:p>
          </table:table-cell>
          <table:table-cell table:style-name="Table11.A2" office:value-type="string">
            <text:p text:style-name="P10"><text:span text:style-name="T4">Physical improvement</text:span></text:p>
          </table:table-cell>
        </table:table-row>
        <table:table-row table:style-name="Table11.1">
          <table:table-cell table:style-name="Table11.A16" office:value-type="string">
            <text:p text:style-name="P11"><text:span text:style-name="T4">Boots </text:span></text:p>
          </table:table-cell>
          <table:table-cell table:style-name="Table11.A16" office:value-type="string">
            <text:p text:style-name="P11"><text:span text:style-name="T4">Movement</text:span></text:p>
          </table:table-cell>
        </table:table-row>
      </table:table>
      <text:p text:style-name="P2"><text:span text:style-name="T8">Wondrous items that don’t match the affinity for a particular body slot should cost 50% more than wondrous items that match the affin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center"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2" fo:widows="2" fo:text-indent="0in" style:auto-text-indent="false" fo:keep-with-next="always" style:vertical-align="auto"/>
      <style:text-properties fo:color="#ff0000" fo:font-size="10pt" fo:language="en" fo:country="US" fo:font-style="italic" style:font-size-asian="10pt" style:language-asian="en" style:country-asian="US" style:font-style-asian="italic"/>
    </style:style>
    <style:style style:name="Heading_20_5" style:display-name="Heading 5" style:family="paragraph" style:parent-style-name="Standard" style:default-outline-level="5" style:list-style-name="" style:class="text">
      <style:paragraph-properties fo:margin-left="0in" fo:margin-right="0in" fo:text-align="end"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7" style:display-name="Heading 7" style:family="paragraph" style:parent-style-name="Standard" style:default-outline-level="7" style:list-style-name="" style:class="text">
      <style:paragraph-properties fo:margin-left="0in" fo:margin-right="0in" fo:text-align="center" style:justify-single-word="false" fo:orphans="2" fo:widows="2" fo:text-indent="0in" style:auto-text-indent="false" fo:keep-with-next="always" style:vertical-align="auto"/>
      <style:text-properties fo:font-size="8.5pt" fo:language="en" fo:country="US" fo:font-weight="bold" style:font-size-asian="8.5pt" style:language-asian="en" style:country-asian="US" style:font-weight-asian="bold"/>
    </style:style>
    <style:style style:name="Heading_20_8" style:display-name="Heading 8" style:family="paragraph" style:parent-style-name="Standard" style:default-outline-level="8" style:list-style-name=""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9" style:display-name="Heading 9" style:family="paragraph" style:parent-style-name="Standard" style:default-outline-level="9" style:list-style-name="" style:class="text">
      <style:paragraph-properties fo:margin-left="0in" fo:margin-right="0in" fo:text-align="start" style:justify-single-word="false" fo:orphans="2" fo:widows="2" fo:text-indent="0in" style:auto-text-indent="false" fo:keep-with-next="always" style:vertical-align="auto"/>
      <style:text-properties fo:color="#ff0000" fo:font-size="18.5pt" fo:language="en" fo:country="US" style:font-size-asian="18.5pt" style:language-asian="en" style:country-asian="US"/>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EATING MAGIC ITEMS</dc:title>
    <meta:initial-creator>AKSmith</meta:initial-creator>
    <meta:creation-date>2003-07-01T15:06:00</meta:creation-date>
    <dc:date>2003-07-02T13:21:00</dc:date>
    <meta:editing-cycles>5</meta:editing-cycles>
    <meta:editing-duration>PT2S</meta:editing-duration>
    <meta:document-statistic meta:table-count="11" meta:image-count="0" meta:object-count="0" meta:page-count="21" meta:paragraph-count="753" meta:word-count="8587" meta:character-count="47212" meta:non-whitespace-character-count="39237"/>
    <meta:generator>LibreOffice/5.4.6.2$Linux_X86_64 LibreOffice_project/40m0$Build-2</meta:generator>
    <meta:user-defined meta:name="Company">Wizards of the Coast</meta:user-defined>
    <meta:user-defined meta:name="Operator">AKSmith</meta:user-defined>
  </office:meta>
</office:document-meta>
</file>